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row table:style-name="ro1">
          <table:table-cell table:number-columns-repeated="26"/>
          <table:table-cell office:value-type="string" calcext:value-type="string">
            <text:p>NVM-NVM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1-20</text:p>
          </table:table-cell>
          <table:table-cell office:value-type="string" calcext:value-type="string">
            <text:p>1 NVM thread</text:p>
          </table:table-cell>
          <table:table-cell table:number-columns-repeated="2"/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20.8" calcext:value-type="float">
            <text:p>4320.8</text:p>
          </table:table-cell>
          <table:table-cell office:value-type="float" office:value="4336.56" calcext:value-type="float">
            <text:p>4336.56</text:p>
          </table:table-cell>
          <table:table-cell office:value-type="float" office:value="3744.02" calcext:value-type="float">
            <text:p>3744.02</text:p>
          </table:table-cell>
          <table:table-cell office:value-type="float" office:value="3721.62" calcext:value-type="float">
            <text:p>3721.62</text:p>
          </table:table-cell>
          <table:table-cell office:value-type="float" office:value="3849.36" calcext:value-type="float">
            <text:p>3849.36</text:p>
          </table:table-cell>
          <table:table-cell office:value-type="float" office:value="3946.61" calcext:value-type="float">
            <text:p>3946.61</text:p>
          </table:table-cell>
          <table:table-cell office:value-type="float" office:value="4021.92" calcext:value-type="float">
            <text:p>4021.92</text:p>
          </table:table-cell>
          <table:table-cell office:value-type="float" office:value="4234.62" calcext:value-type="float">
            <text:p>4234.62</text:p>
          </table:table-cell>
          <table:table-cell office:value-type="float" office:value="4217.33" calcext:value-type="float">
            <text:p>4217.33</text:p>
          </table:table-cell>
          <table:table-cell office:value-type="float" office:value="3949.35" calcext:value-type="float">
            <text:p>3949.35</text:p>
          </table:table-cell>
          <table:table-cell office:value-type="float" office:value="4169.21" calcext:value-type="float">
            <text:p>4169.21</text:p>
          </table:table-cell>
          <table:table-cell office:value-type="float" office:value="4117.63" calcext:value-type="float">
            <text:p>4117.63</text:p>
          </table:table-cell>
          <table:table-cell office:value-type="float" office:value="4012.69" calcext:value-type="float">
            <text:p>4012.69</text:p>
          </table:table-cell>
          <table:table-cell office:value-type="float" office:value="3984.4" calcext:value-type="float">
            <text:p>3984.4</text:p>
          </table:table-cell>
          <table:table-cell office:value-type="float" office:value="4154.99" calcext:value-type="float">
            <text:p>4154.99</text:p>
          </table:table-cell>
          <table:table-cell office:value-type="float" office:value="3976.77" calcext:value-type="float">
            <text:p>3976.77</text:p>
          </table:table-cell>
          <table:table-cell office:value-type="float" office:value="4126.62" calcext:value-type="float">
            <text:p>4126.62</text:p>
          </table:table-cell>
          <table:table-cell office:value-type="float" office:value="4161.31" calcext:value-type="float">
            <text:p>4161.31</text:p>
          </table:table-cell>
          <table:table-cell office:value-type="float" office:value="4247.1" calcext:value-type="float">
            <text:p>4247.1</text:p>
          </table:table-cell>
          <table:table-cell office:value-type="float" office:value="4381.7" calcext:value-type="float">
            <text:p>4381.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/>
          <table:table-cell office:value-type="string" calcext:value-type="string">
            <text:p>Nvm-threads</text:p>
          </table:table-cell>
          <table:table-cell office:value-type="string" calcext:value-type="string">
            <text:p>1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65.17" calcext:value-type="float">
            <text:p>4265.17</text:p>
          </table:table-cell>
          <table:table-cell office:value-type="float" office:value="4266.2" calcext:value-type="float">
            <text:p>4266.2</text:p>
          </table:table-cell>
          <table:table-cell office:value-type="float" office:value="4156.46" calcext:value-type="float">
            <text:p>4156.46</text:p>
          </table:table-cell>
          <table:table-cell office:value-type="float" office:value="4149.25" calcext:value-type="float">
            <text:p>4149.25</text:p>
          </table:table-cell>
          <table:table-cell office:value-type="float" office:value="4172.34" calcext:value-type="float">
            <text:p>4172.34</text:p>
          </table:table-cell>
          <table:table-cell office:value-type="float" office:value="4302.6" calcext:value-type="float">
            <text:p>4302.6</text:p>
          </table:table-cell>
          <table:table-cell office:value-type="float" office:value="4061.69" calcext:value-type="float">
            <text:p>4061.69</text:p>
          </table:table-cell>
          <table:table-cell office:value-type="float" office:value="4176.7" calcext:value-type="float">
            <text:p>4176.7</text:p>
          </table:table-cell>
          <table:table-cell office:value-type="float" office:value="3798.28" calcext:value-type="float">
            <text:p>3798.28</text:p>
          </table:table-cell>
          <table:table-cell office:value-type="float" office:value="3893.17" calcext:value-type="float">
            <text:p>3893.17</text:p>
          </table:table-cell>
          <table:table-cell office:value-type="float" office:value="4110.19" calcext:value-type="float">
            <text:p>4110.19</text:p>
          </table:table-cell>
          <table:table-cell office:value-type="float" office:value="4129.07" calcext:value-type="float">
            <text:p>4129.07</text:p>
          </table:table-cell>
          <table:table-cell office:value-type="float" office:value="4144.54" calcext:value-type="float">
            <text:p>4144.54</text:p>
          </table:table-cell>
          <table:table-cell office:value-type="float" office:value="4119.59" calcext:value-type="float">
            <text:p>4119.59</text:p>
          </table:table-cell>
          <table:table-cell office:value-type="float" office:value="4151.48" calcext:value-type="float">
            <text:p>4151.48</text:p>
          </table:table-cell>
          <table:table-cell office:value-type="float" office:value="3983.01" calcext:value-type="float">
            <text:p>3983.01</text:p>
          </table:table-cell>
          <table:table-cell office:value-type="float" office:value="4061.59" calcext:value-type="float">
            <text:p>4061.59</text:p>
          </table:table-cell>
          <table:table-cell office:value-type="float" office:value="3972.14" calcext:value-type="float">
            <text:p>3972.14</text:p>
          </table:table-cell>
          <table:table-cell office:value-type="float" office:value="4128.74" calcext:value-type="float">
            <text:p>4128.74</text:p>
          </table:table-cell>
          <table:table-cell office:value-type="float" office:value="4068.98" calcext:value-type="float">
            <text:p>4068.9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W3:.W17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26.92" calcext:value-type="float">
            <text:p>4326.92</text:p>
          </table:table-cell>
          <table:table-cell office:value-type="float" office:value="4286.64" calcext:value-type="float">
            <text:p>4286.64</text:p>
          </table:table-cell>
          <table:table-cell office:value-type="float" office:value="4263.48" calcext:value-type="float">
            <text:p>4263.48</text:p>
          </table:table-cell>
          <table:table-cell office:value-type="float" office:value="4169.28" calcext:value-type="float">
            <text:p>4169.28</text:p>
          </table:table-cell>
          <table:table-cell office:value-type="float" office:value="4218.83" calcext:value-type="float">
            <text:p>4218.83</text:p>
          </table:table-cell>
          <table:table-cell office:value-type="float" office:value="4156.4" calcext:value-type="float">
            <text:p>4156.4</text:p>
          </table:table-cell>
          <table:table-cell office:value-type="float" office:value="4192.37" calcext:value-type="float">
            <text:p>4192.37</text:p>
          </table:table-cell>
          <table:table-cell office:value-type="float" office:value="4075.85" calcext:value-type="float">
            <text:p>4075.85</text:p>
          </table:table-cell>
          <table:table-cell office:value-type="float" office:value="4079.42" calcext:value-type="float">
            <text:p>4079.42</text:p>
          </table:table-cell>
          <table:table-cell office:value-type="float" office:value="4167.56" calcext:value-type="float">
            <text:p>4167.56</text:p>
          </table:table-cell>
          <table:table-cell office:value-type="float" office:value="4093.08" calcext:value-type="float">
            <text:p>4093.08</text:p>
          </table:table-cell>
          <table:table-cell office:value-type="float" office:value="3926.39" calcext:value-type="float">
            <text:p>3926.39</text:p>
          </table:table-cell>
          <table:table-cell office:value-type="float" office:value="4221.13" calcext:value-type="float">
            <text:p>4221.13</text:p>
          </table:table-cell>
          <table:table-cell office:value-type="float" office:value="4077.18" calcext:value-type="float">
            <text:p>4077.18</text:p>
          </table:table-cell>
          <table:table-cell office:value-type="float" office:value="3802.77" calcext:value-type="float">
            <text:p>3802.77</text:p>
          </table:table-cell>
          <table:table-cell office:value-type="float" office:value="3885.43" calcext:value-type="float">
            <text:p>3885.43</text:p>
          </table:table-cell>
          <table:table-cell office:value-type="float" office:value="3792.47" calcext:value-type="float">
            <text:p>3792.47</text:p>
          </table:table-cell>
          <table:table-cell office:value-type="float" office:value="3897.6" calcext:value-type="float">
            <text:p>3897.6</text:p>
          </table:table-cell>
          <table:table-cell office:value-type="float" office:value="3859.53" calcext:value-type="float">
            <text:p>3859.53</text:p>
          </table:table-cell>
          <table:table-cell office:value-type="float" office:value="4169.12" calcext:value-type="float">
            <text:p>4169.1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W21:.W34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162.03" calcext:value-type="float">
            <text:p>4162.03</text:p>
          </table:table-cell>
          <table:table-cell office:value-type="float" office:value="4278.26" calcext:value-type="float">
            <text:p>4278.26</text:p>
          </table:table-cell>
          <table:table-cell office:value-type="float" office:value="4145.43" calcext:value-type="float">
            <text:p>4145.43</text:p>
          </table:table-cell>
          <table:table-cell office:value-type="float" office:value="4014.25" calcext:value-type="float">
            <text:p>4014.25</text:p>
          </table:table-cell>
          <table:table-cell office:value-type="float" office:value="3828.59" calcext:value-type="float">
            <text:p>3828.59</text:p>
          </table:table-cell>
          <table:table-cell office:value-type="float" office:value="4179.94" calcext:value-type="float">
            <text:p>4179.94</text:p>
          </table:table-cell>
          <table:table-cell office:value-type="float" office:value="3782.49" calcext:value-type="float">
            <text:p>3782.49</text:p>
          </table:table-cell>
          <table:table-cell office:value-type="float" office:value="4233" calcext:value-type="float">
            <text:p>4233</text:p>
          </table:table-cell>
          <table:table-cell office:value-type="float" office:value="4064.31" calcext:value-type="float">
            <text:p>4064.31</text:p>
          </table:table-cell>
          <table:table-cell office:value-type="float" office:value="4014.84" calcext:value-type="float">
            <text:p>4014.84</text:p>
          </table:table-cell>
          <table:table-cell office:value-type="float" office:value="3999.24" calcext:value-type="float">
            <text:p>3999.24</text:p>
          </table:table-cell>
          <table:table-cell office:value-type="float" office:value="4128.67" calcext:value-type="float">
            <text:p>4128.67</text:p>
          </table:table-cell>
          <table:table-cell office:value-type="float" office:value="4176.68" calcext:value-type="float">
            <text:p>4176.68</text:p>
          </table:table-cell>
          <table:table-cell office:value-type="float" office:value="3986.5" calcext:value-type="float">
            <text:p>3986.5</text:p>
          </table:table-cell>
          <table:table-cell office:value-type="float" office:value="4259.86" calcext:value-type="float">
            <text:p>4259.86</text:p>
          </table:table-cell>
          <table:table-cell office:value-type="float" office:value="4125.08" calcext:value-type="float">
            <text:p>4125.08</text:p>
          </table:table-cell>
          <table:table-cell office:value-type="float" office:value="4153.02" calcext:value-type="float">
            <text:p>4153.02</text:p>
          </table:table-cell>
          <table:table-cell office:value-type="float" office:value="3883.56" calcext:value-type="float">
            <text:p>3883.56</text:p>
          </table:table-cell>
          <table:table-cell office:value-type="float" office:value="4014.61" calcext:value-type="float">
            <text:p>4014.61</text:p>
          </table:table-cell>
          <table:table-cell office:value-type="float" office:value="4289.16" calcext:value-type="float">
            <text:p>4289.1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W39:.W51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84.61" calcext:value-type="float">
            <text:p>4284.61</text:p>
          </table:table-cell>
          <table:table-cell office:value-type="float" office:value="4282.76" calcext:value-type="float">
            <text:p>4282.76</text:p>
          </table:table-cell>
          <table:table-cell office:value-type="float" office:value="4103.08" calcext:value-type="float">
            <text:p>4103.08</text:p>
          </table:table-cell>
          <table:table-cell office:value-type="float" office:value="4025.69" calcext:value-type="float">
            <text:p>4025.69</text:p>
          </table:table-cell>
          <table:table-cell office:value-type="float" office:value="4106.85" calcext:value-type="float">
            <text:p>4106.85</text:p>
          </table:table-cell>
          <table:table-cell office:value-type="float" office:value="4002.32" calcext:value-type="float">
            <text:p>4002.32</text:p>
          </table:table-cell>
          <table:table-cell office:value-type="float" office:value="3950.05" calcext:value-type="float">
            <text:p>3950.05</text:p>
          </table:table-cell>
          <table:table-cell office:value-type="float" office:value="4136.06" calcext:value-type="float">
            <text:p>4136.06</text:p>
          </table:table-cell>
          <table:table-cell office:value-type="float" office:value="3961.11" calcext:value-type="float">
            <text:p>3961.11</text:p>
          </table:table-cell>
          <table:table-cell office:value-type="float" office:value="4137.11" calcext:value-type="float">
            <text:p>4137.11</text:p>
          </table:table-cell>
          <table:table-cell office:value-type="float" office:value="4204.77" calcext:value-type="float">
            <text:p>4204.77</text:p>
          </table:table-cell>
          <table:table-cell office:value-type="float" office:value="4017" calcext:value-type="float">
            <text:p>4017</text:p>
          </table:table-cell>
          <table:table-cell office:value-type="float" office:value="4137.32" calcext:value-type="float">
            <text:p>4137.32</text:p>
          </table:table-cell>
          <table:table-cell office:value-type="float" office:value="4002.05" calcext:value-type="float">
            <text:p>4002.05</text:p>
          </table:table-cell>
          <table:table-cell office:value-type="float" office:value="4168.4" calcext:value-type="float">
            <text:p>4168.4</text:p>
          </table:table-cell>
          <table:table-cell office:value-type="float" office:value="3969.69" calcext:value-type="float">
            <text:p>3969.69</text:p>
          </table:table-cell>
          <table:table-cell office:value-type="float" office:value="4030.7" calcext:value-type="float">
            <text:p>4030.7</text:p>
          </table:table-cell>
          <table:table-cell office:value-type="float" office:value="4148.27" calcext:value-type="float">
            <text:p>4148.27</text:p>
          </table:table-cell>
          <table:table-cell office:value-type="float" office:value="3896.97" calcext:value-type="float">
            <text:p>3896.97</text:p>
          </table:table-cell>
          <table:table-cell office:value-type="float" office:value="4154.19" calcext:value-type="float">
            <text:p>4154.1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SUM([.W57:.W68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10.52" calcext:value-type="float">
            <text:p>4310.52</text:p>
          </table:table-cell>
          <table:table-cell office:value-type="float" office:value="4232.79" calcext:value-type="float">
            <text:p>4232.79</text:p>
          </table:table-cell>
          <table:table-cell office:value-type="float" office:value="4215.89" calcext:value-type="float">
            <text:p>4215.89</text:p>
          </table:table-cell>
          <table:table-cell office:value-type="float" office:value="4137.79" calcext:value-type="float">
            <text:p>4137.79</text:p>
          </table:table-cell>
          <table:table-cell office:value-type="float" office:value="4080.69" calcext:value-type="float">
            <text:p>4080.69</text:p>
          </table:table-cell>
          <table:table-cell office:value-type="float" office:value="3895.11" calcext:value-type="float">
            <text:p>3895.11</text:p>
          </table:table-cell>
          <table:table-cell office:value-type="float" office:value="3738.77" calcext:value-type="float">
            <text:p>3738.77</text:p>
          </table:table-cell>
          <table:table-cell office:value-type="float" office:value="3958.62" calcext:value-type="float">
            <text:p>3958.62</text:p>
          </table:table-cell>
          <table:table-cell office:value-type="float" office:value="4101.66" calcext:value-type="float">
            <text:p>4101.66</text:p>
          </table:table-cell>
          <table:table-cell office:value-type="float" office:value="4325.56" calcext:value-type="float">
            <text:p>4325.56</text:p>
          </table:table-cell>
          <table:table-cell office:value-type="float" office:value="3914.79" calcext:value-type="float">
            <text:p>3914.79</text:p>
          </table:table-cell>
          <table:table-cell office:value-type="float" office:value="3935.21" calcext:value-type="float">
            <text:p>3935.21</text:p>
          </table:table-cell>
          <table:table-cell office:value-type="float" office:value="4047.96" calcext:value-type="float">
            <text:p>4047.96</text:p>
          </table:table-cell>
          <table:table-cell office:value-type="float" office:value="3929.57" calcext:value-type="float">
            <text:p>3929.57</text:p>
          </table:table-cell>
          <table:table-cell office:value-type="float" office:value="4109.63" calcext:value-type="float">
            <text:p>4109.63</text:p>
          </table:table-cell>
          <table:table-cell office:value-type="float" office:value="4163.38" calcext:value-type="float">
            <text:p>4163.38</text:p>
          </table:table-cell>
          <table:table-cell office:value-type="float" office:value="4173.69" calcext:value-type="float">
            <text:p>4173.69</text:p>
          </table:table-cell>
          <table:table-cell office:value-type="float" office:value="4200.8" calcext:value-type="float">
            <text:p>4200.8</text:p>
          </table:table-cell>
          <table:table-cell office:value-type="float" office:value="4186.03" calcext:value-type="float">
            <text:p>4186.03</text:p>
          </table:table-cell>
          <table:table-cell office:value-type="float" office:value="4161.81" calcext:value-type="float">
            <text:p>4161.8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SUM([.W75:.W85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13.82" calcext:value-type="float">
            <text:p>4313.82</text:p>
          </table:table-cell>
          <table:table-cell office:value-type="float" office:value="4280.78" calcext:value-type="float">
            <text:p>4280.78</text:p>
          </table:table-cell>
          <table:table-cell office:value-type="float" office:value="4211.25" calcext:value-type="float">
            <text:p>4211.25</text:p>
          </table:table-cell>
          <table:table-cell office:value-type="float" office:value="4126.57" calcext:value-type="float">
            <text:p>4126.57</text:p>
          </table:table-cell>
          <table:table-cell office:value-type="float" office:value="4146.52" calcext:value-type="float">
            <text:p>4146.52</text:p>
          </table:table-cell>
          <table:table-cell office:value-type="float" office:value="4146.79" calcext:value-type="float">
            <text:p>4146.79</text:p>
          </table:table-cell>
          <table:table-cell office:value-type="float" office:value="3966.24" calcext:value-type="float">
            <text:p>3966.24</text:p>
          </table:table-cell>
          <table:table-cell office:value-type="float" office:value="4001.84" calcext:value-type="float">
            <text:p>4001.84</text:p>
          </table:table-cell>
          <table:table-cell office:value-type="float" office:value="4029.93" calcext:value-type="float">
            <text:p>4029.93</text:p>
          </table:table-cell>
          <table:table-cell office:value-type="float" office:value="4064.26" calcext:value-type="float">
            <text:p>4064.26</text:p>
          </table:table-cell>
          <table:table-cell office:value-type="float" office:value="4225.24" calcext:value-type="float">
            <text:p>4225.24</text:p>
          </table:table-cell>
          <table:table-cell office:value-type="float" office:value="4057.64" calcext:value-type="float">
            <text:p>4057.64</text:p>
          </table:table-cell>
          <table:table-cell office:value-type="float" office:value="4217.31" calcext:value-type="float">
            <text:p>4217.31</text:p>
          </table:table-cell>
          <table:table-cell office:value-type="float" office:value="3920.54" calcext:value-type="float">
            <text:p>3920.54</text:p>
          </table:table-cell>
          <table:table-cell office:value-type="float" office:value="3972.94" calcext:value-type="float">
            <text:p>3972.94</text:p>
          </table:table-cell>
          <table:table-cell office:value-type="float" office:value="4095.84" calcext:value-type="float">
            <text:p>4095.84</text:p>
          </table:table-cell>
          <table:table-cell office:value-type="float" office:value="3954.49" calcext:value-type="float">
            <text:p>3954.49</text:p>
          </table:table-cell>
          <table:table-cell office:value-type="float" office:value="4200.88" calcext:value-type="float">
            <text:p>4200.88</text:p>
          </table:table-cell>
          <table:table-cell office:value-type="float" office:value="4149.15" calcext:value-type="float">
            <text:p>4149.15</text:p>
          </table:table-cell>
          <table:table-cell office:value-type="float" office:value="3926.61" calcext:value-type="float">
            <text:p>3926.6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SUM([.W93:.W102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99.53" calcext:value-type="float">
            <text:p>4299.53</text:p>
          </table:table-cell>
          <table:table-cell office:value-type="float" office:value="4265.84" calcext:value-type="float">
            <text:p>4265.84</text:p>
          </table:table-cell>
          <table:table-cell office:value-type="float" office:value="4180.37" calcext:value-type="float">
            <text:p>4180.37</text:p>
          </table:table-cell>
          <table:table-cell office:value-type="float" office:value="4122.87" calcext:value-type="float">
            <text:p>4122.87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3924.24" calcext:value-type="float">
            <text:p>3924.24</text:p>
          </table:table-cell>
          <table:table-cell office:value-type="float" office:value="3925.23" calcext:value-type="float">
            <text:p>3925.23</text:p>
          </table:table-cell>
          <table:table-cell office:value-type="float" office:value="4095.79" calcext:value-type="float">
            <text:p>4095.79</text:p>
          </table:table-cell>
          <table:table-cell office:value-type="float" office:value="3951.74" calcext:value-type="float">
            <text:p>3951.74</text:p>
          </table:table-cell>
          <table:table-cell office:value-type="float" office:value="4092.67" calcext:value-type="float">
            <text:p>4092.67</text:p>
          </table:table-cell>
          <table:table-cell office:value-type="float" office:value="4068.27" calcext:value-type="float">
            <text:p>4068.27</text:p>
          </table:table-cell>
          <table:table-cell office:value-type="float" office:value="3967.63" calcext:value-type="float">
            <text:p>3967.63</text:p>
          </table:table-cell>
          <table:table-cell office:value-type="float" office:value="4001.79" calcext:value-type="float">
            <text:p>4001.79</text:p>
          </table:table-cell>
          <table:table-cell office:value-type="float" office:value="4002.35" calcext:value-type="float">
            <text:p>4002.35</text:p>
          </table:table-cell>
          <table:table-cell office:value-type="float" office:value="4202.83" calcext:value-type="float">
            <text:p>4202.83</text:p>
          </table:table-cell>
          <table:table-cell office:value-type="float" office:value="3892.23" calcext:value-type="float">
            <text:p>3892.23</text:p>
          </table:table-cell>
          <table:table-cell office:value-type="float" office:value="4068.86" calcext:value-type="float">
            <text:p>4068.86</text:p>
          </table:table-cell>
          <table:table-cell office:value-type="float" office:value="4060.87" calcext:value-type="float">
            <text:p>4060.87</text:p>
          </table:table-cell>
          <table:table-cell office:value-type="float" office:value="4012.35" calcext:value-type="float">
            <text:p>4012.35</text:p>
          </table:table-cell>
          <table:table-cell office:value-type="float" office:value="4362.46" calcext:value-type="float">
            <text:p>4362.4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 table:number-columns-repeated="2"/>
          <table:table-cell table:style-name="ce2" table:number-columns-repeated="5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03.7" calcext:value-type="float">
            <text:p>4303.7</text:p>
          </table:table-cell>
          <table:table-cell office:value-type="float" office:value="4319.6" calcext:value-type="float">
            <text:p>4319.6</text:p>
          </table:table-cell>
          <table:table-cell office:value-type="float" office:value="4201.07" calcext:value-type="float">
            <text:p>4201.07</text:p>
          </table:table-cell>
          <table:table-cell office:value-type="float" office:value="4119.89" calcext:value-type="float">
            <text:p>4119.89</text:p>
          </table:table-cell>
          <table:table-cell office:value-type="float" office:value="4004.41" calcext:value-type="float">
            <text:p>4004.41</text:p>
          </table:table-cell>
          <table:table-cell office:value-type="float" office:value="4252.16" calcext:value-type="float">
            <text:p>4252.16</text:p>
          </table:table-cell>
          <table:table-cell office:value-type="float" office:value="3973.24" calcext:value-type="float">
            <text:p>3973.24</text:p>
          </table:table-cell>
          <table:table-cell office:value-type="float" office:value="4133.75" calcext:value-type="float">
            <text:p>4133.75</text:p>
          </table:table-cell>
          <table:table-cell office:value-type="float" office:value="4166.4" calcext:value-type="float">
            <text:p>4166.4</text:p>
          </table:table-cell>
          <table:table-cell office:value-type="float" office:value="4041.43" calcext:value-type="float">
            <text:p>4041.43</text:p>
          </table:table-cell>
          <table:table-cell office:value-type="float" office:value="4065.72" calcext:value-type="float">
            <text:p>4065.72</text:p>
          </table:table-cell>
          <table:table-cell office:value-type="float" office:value="4002.82" calcext:value-type="float">
            <text:p>4002.82</text:p>
          </table:table-cell>
          <table:table-cell office:value-type="float" office:value="4051.11" calcext:value-type="float">
            <text:p>4051.11</text:p>
          </table:table-cell>
          <table:table-cell office:value-type="float" office:value="4012.7" calcext:value-type="float">
            <text:p>4012.7</text:p>
          </table:table-cell>
          <table:table-cell office:value-type="float" office:value="3922.41" calcext:value-type="float">
            <text:p>3922.41</text:p>
          </table:table-cell>
          <table:table-cell office:value-type="float" office:value="4086.15" calcext:value-type="float">
            <text:p>4086.15</text:p>
          </table:table-cell>
          <table:table-cell office:value-type="float" office:value="4156.24" calcext:value-type="float">
            <text:p>4156.24</text:p>
          </table:table-cell>
          <table:table-cell office:value-type="float" office:value="3828.56" calcext:value-type="float">
            <text:p>3828.56</text:p>
          </table:table-cell>
          <table:table-cell office:value-type="float" office:value="3671.4" calcext:value-type="float">
            <text:p>3671.4</text:p>
          </table:table-cell>
          <table:table-cell office:value-type="float" office:value="4350.59" calcext:value-type="float">
            <text:p>4350.5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2"/>
          <table:table-cell office:value-type="string" calcext:value-type="string">
            <text:p>N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182.29" calcext:value-type="float">
            <text:p>4182.29</text:p>
          </table:table-cell>
          <table:table-cell office:value-type="float" office:value="4180.12" calcext:value-type="float">
            <text:p>4180.12</text:p>
          </table:table-cell>
          <table:table-cell office:value-type="float" office:value="4244.1" calcext:value-type="float">
            <text:p>4244.1</text:p>
          </table:table-cell>
          <table:table-cell office:value-type="float" office:value="4147.4" calcext:value-type="float">
            <text:p>4147.4</text:p>
          </table:table-cell>
          <table:table-cell office:value-type="float" office:value="4149.98" calcext:value-type="float">
            <text:p>4149.98</text:p>
          </table:table-cell>
          <table:table-cell office:value-type="float" office:value="3992.88" calcext:value-type="float">
            <text:p>3992.88</text:p>
          </table:table-cell>
          <table:table-cell office:value-type="float" office:value="4056.13" calcext:value-type="float">
            <text:p>4056.13</text:p>
          </table:table-cell>
          <table:table-cell office:value-type="float" office:value="4142.38" calcext:value-type="float">
            <text:p>4142.38</text:p>
          </table:table-cell>
          <table:table-cell office:value-type="float" office:value="4220.15" calcext:value-type="float">
            <text:p>4220.15</text:p>
          </table:table-cell>
          <table:table-cell office:value-type="float" office:value="3993.15" calcext:value-type="float">
            <text:p>3993.15</text:p>
          </table:table-cell>
          <table:table-cell office:value-type="float" office:value="3908.89" calcext:value-type="float">
            <text:p>3908.89</text:p>
          </table:table-cell>
          <table:table-cell office:value-type="float" office:value="3924.13" calcext:value-type="float">
            <text:p>3924.13</text:p>
          </table:table-cell>
          <table:table-cell office:value-type="float" office:value="3951.34" calcext:value-type="float">
            <text:p>3951.34</text:p>
          </table:table-cell>
          <table:table-cell office:value-type="float" office:value="3831.63" calcext:value-type="float">
            <text:p>3831.63</text:p>
          </table:table-cell>
          <table:table-cell office:value-type="float" office:value="4145.16" calcext:value-type="float">
            <text:p>4145.16</text:p>
          </table:table-cell>
          <table:table-cell office:value-type="float" office:value="4108.82" calcext:value-type="float">
            <text:p>4108.82</text:p>
          </table:table-cell>
          <table:table-cell office:value-type="float" office:value="4185.36" calcext:value-type="float">
            <text:p>4185.36</text:p>
          </table:table-cell>
          <table:table-cell office:value-type="float" office:value="4169.92" calcext:value-type="float">
            <text:p>4169.92</text:p>
          </table:table-cell>
          <table:table-cell office:value-type="float" office:value="4082.68" calcext:value-type="float">
            <text:p>4082.68</text:p>
          </table:table-cell>
          <table:table-cell office:value-type="float" office:value="4114.98" calcext:value-type="float">
            <text:p>4114.9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/>
          <table:table-cell office:value-type="string" calcext:value-type="string">
            <text:p>Nvm-threads</text:p>
          </table:table-cell>
          <table:table-cell office:value-type="string" calcext:value-type="string">
            <text:p>1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60.91" calcext:value-type="float">
            <text:p>4260.91</text:p>
          </table:table-cell>
          <table:table-cell office:value-type="float" office:value="4290.44" calcext:value-type="float">
            <text:p>4290.44</text:p>
          </table:table-cell>
          <table:table-cell office:value-type="float" office:value="4211.84" calcext:value-type="float">
            <text:p>4211.84</text:p>
          </table:table-cell>
          <table:table-cell office:value-type="float" office:value="4101.44" calcext:value-type="float">
            <text:p>4101.44</text:p>
          </table:table-cell>
          <table:table-cell office:value-type="float" office:value="4169.45" calcext:value-type="float">
            <text:p>4169.45</text:p>
          </table:table-cell>
          <table:table-cell office:value-type="float" office:value="4014.29" calcext:value-type="float">
            <text:p>4014.29</text:p>
          </table:table-cell>
          <table:table-cell office:value-type="float" office:value="4215.77" calcext:value-type="float">
            <text:p>4215.77</text:p>
          </table:table-cell>
          <table:table-cell office:value-type="float" office:value="4291.23" calcext:value-type="float">
            <text:p>4291.23</text:p>
          </table:table-cell>
          <table:table-cell office:value-type="float" office:value="4088.52" calcext:value-type="float">
            <text:p>4088.52</text:p>
          </table:table-cell>
          <table:table-cell office:value-type="float" office:value="3932.97" calcext:value-type="float">
            <text:p>3932.97</text:p>
          </table:table-cell>
          <table:table-cell office:value-type="float" office:value="4160.86" calcext:value-type="float">
            <text:p>4160.86</text:p>
          </table:table-cell>
          <table:table-cell office:value-type="float" office:value="3869.43" calcext:value-type="float">
            <text:p>3869.43</text:p>
          </table:table-cell>
          <table:table-cell office:value-type="float" office:value="3920.33" calcext:value-type="float">
            <text:p>3920.33</text:p>
          </table:table-cell>
          <table:table-cell office:value-type="float" office:value="3867.1" calcext:value-type="float">
            <text:p>3867.1</text:p>
          </table:table-cell>
          <table:table-cell office:value-type="float" office:value="4100.08" calcext:value-type="float">
            <text:p>4100.08</text:p>
          </table:table-cell>
          <table:table-cell office:value-type="float" office:value="3920.32" calcext:value-type="float">
            <text:p>3920.32</text:p>
          </table:table-cell>
          <table:table-cell office:value-type="float" office:value="4162.9" calcext:value-type="float">
            <text:p>4162.9</text:p>
          </table:table-cell>
          <table:table-cell office:value-type="float" office:value="3871.8" calcext:value-type="float">
            <text:p>3871.8</text:p>
          </table:table-cell>
          <table:table-cell office:value-type="float" office:value="4141.97" calcext:value-type="float">
            <text:p>4141.97</text:p>
          </table:table-cell>
          <table:table-cell office:value-type="float" office:value="4163.9" calcext:value-type="float">
            <text:p>4163.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DRA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W18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66.67" calcext:value-type="float">
            <text:p>4266.67</text:p>
          </table:table-cell>
          <table:table-cell office:value-type="float" office:value="4274.68" calcext:value-type="float">
            <text:p>4274.68</text:p>
          </table:table-cell>
          <table:table-cell office:value-type="float" office:value="4228.12" calcext:value-type="float">
            <text:p>4228.12</text:p>
          </table:table-cell>
          <table:table-cell office:value-type="float" office:value="4132.05" calcext:value-type="float">
            <text:p>4132.05</text:p>
          </table:table-cell>
          <table:table-cell office:value-type="float" office:value="4110.39" calcext:value-type="float">
            <text:p>4110.39</text:p>
          </table:table-cell>
          <table:table-cell office:value-type="float" office:value="4202.33" calcext:value-type="float">
            <text:p>4202.33</text:p>
          </table:table-cell>
          <table:table-cell office:value-type="float" office:value="4085.43" calcext:value-type="float">
            <text:p>4085.43</text:p>
          </table:table-cell>
          <table:table-cell office:value-type="float" office:value="4153.65" calcext:value-type="float">
            <text:p>4153.65</text:p>
          </table:table-cell>
          <table:table-cell office:value-type="float" office:value="4100.22" calcext:value-type="float">
            <text:p>4100.22</text:p>
          </table:table-cell>
          <table:table-cell office:value-type="float" office:value="4000.98" calcext:value-type="float">
            <text:p>4000.98</text:p>
          </table:table-cell>
          <table:table-cell office:value-type="float" office:value="3824.34" calcext:value-type="float">
            <text:p>3824.34</text:p>
          </table:table-cell>
          <table:table-cell office:value-type="float" office:value="4101.31" calcext:value-type="float">
            <text:p>4101.31</text:p>
          </table:table-cell>
          <table:table-cell office:value-type="float" office:value="4103.2" calcext:value-type="float">
            <text:p>4103.2</text:p>
          </table:table-cell>
          <table:table-cell office:value-type="float" office:value="4168.87" calcext:value-type="float">
            <text:p>4168.87</text:p>
          </table:table-cell>
          <table:table-cell office:value-type="float" office:value="4019.39" calcext:value-type="float">
            <text:p>4019.39</text:p>
          </table:table-cell>
          <table:table-cell office:value-type="float" office:value="4060.61" calcext:value-type="float">
            <text:p>4060.61</text:p>
          </table:table-cell>
          <table:table-cell office:value-type="float" office:value="4012.7" calcext:value-type="float">
            <text:p>4012.7</text:p>
          </table:table-cell>
          <table:table-cell office:value-type="float" office:value="4012.3" calcext:value-type="float">
            <text:p>4012.3</text:p>
          </table:table-cell>
          <table:table-cell office:value-type="float" office:value="4152.99" calcext:value-type="float">
            <text:p>4152.99</text:p>
          </table:table-cell>
          <table:table-cell office:value-type="float" office:value="4143.26" calcext:value-type="float">
            <text:p>4143.2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DRAM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W35:.W36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43.34" calcext:value-type="float">
            <text:p>4243.34</text:p>
          </table:table-cell>
          <table:table-cell office:value-type="float" office:value="4256.48" calcext:value-type="float">
            <text:p>4256.48</text:p>
          </table:table-cell>
          <table:table-cell office:value-type="float" office:value="4138.27" calcext:value-type="float">
            <text:p>4138.27</text:p>
          </table:table-cell>
          <table:table-cell office:value-type="float" office:value="4075.36" calcext:value-type="float">
            <text:p>4075.36</text:p>
          </table:table-cell>
          <table:table-cell office:value-type="float" office:value="4091.53" calcext:value-type="float">
            <text:p>4091.53</text:p>
          </table:table-cell>
          <table:table-cell office:value-type="float" office:value="4017.8" calcext:value-type="float">
            <text:p>4017.8</text:p>
          </table:table-cell>
          <table:table-cell office:value-type="float" office:value="3754.25" calcext:value-type="float">
            <text:p>3754.25</text:p>
          </table:table-cell>
          <table:table-cell office:value-type="float" office:value="4017.2" calcext:value-type="float">
            <text:p>4017.2</text:p>
          </table:table-cell>
          <table:table-cell office:value-type="float" office:value="3946.02" calcext:value-type="float">
            <text:p>3946.02</text:p>
          </table:table-cell>
          <table:table-cell office:value-type="float" office:value="3811.55" calcext:value-type="float">
            <text:p>3811.55</text:p>
          </table:table-cell>
          <table:table-cell office:value-type="float" office:value="3826.2" calcext:value-type="float">
            <text:p>3826.2</text:p>
          </table:table-cell>
          <table:table-cell office:value-type="float" office:value="4047.65" calcext:value-type="float">
            <text:p>4047.65</text:p>
          </table:table-cell>
          <table:table-cell office:value-type="float" office:value="4044.77" calcext:value-type="float">
            <text:p>4044.77</text:p>
          </table:table-cell>
          <table:table-cell office:value-type="float" office:value="3799.98" calcext:value-type="float">
            <text:p>3799.98</text:p>
          </table:table-cell>
          <table:table-cell office:value-type="float" office:value="3942.32" calcext:value-type="float">
            <text:p>3942.32</text:p>
          </table:table-cell>
          <table:table-cell office:value-type="float" office:value="3907.83" calcext:value-type="float">
            <text:p>3907.83</text:p>
          </table:table-cell>
          <table:table-cell office:value-type="float" office:value="3996.16" calcext:value-type="float">
            <text:p>3996.16</text:p>
          </table:table-cell>
          <table:table-cell office:value-type="float" office:value="3805.89" calcext:value-type="float">
            <text:p>3805.89</text:p>
          </table:table-cell>
          <table:table-cell office:value-type="float" office:value="4022.62" calcext:value-type="float">
            <text:p>4022.62</text:p>
          </table:table-cell>
          <table:table-cell office:value-type="float" office:value="5456.22" calcext:value-type="float">
            <text:p>5456.2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DRAM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W52:.W54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90.86" calcext:value-type="float">
            <text:p>4290.86</text:p>
          </table:table-cell>
          <table:table-cell office:value-type="float" office:value="4231.13" calcext:value-type="float">
            <text:p>4231.13</text:p>
          </table:table-cell>
          <table:table-cell office:value-type="float" office:value="4229.3" calcext:value-type="float">
            <text:p>4229.3</text:p>
          </table:table-cell>
          <table:table-cell office:value-type="float" office:value="4122.02" calcext:value-type="float">
            <text:p>4122.02</text:p>
          </table:table-cell>
          <table:table-cell office:value-type="float" office:value="4199.85" calcext:value-type="float">
            <text:p>4199.85</text:p>
          </table:table-cell>
          <table:table-cell office:value-type="float" office:value="4105.1" calcext:value-type="float">
            <text:p>4105.1</text:p>
          </table:table-cell>
          <table:table-cell office:value-type="float" office:value="3900.17" calcext:value-type="float">
            <text:p>3900.17</text:p>
          </table:table-cell>
          <table:table-cell office:value-type="float" office:value="3928.41" calcext:value-type="float">
            <text:p>3928.41</text:p>
          </table:table-cell>
          <table:table-cell office:value-type="float" office:value="3965.48" calcext:value-type="float">
            <text:p>3965.48</text:p>
          </table:table-cell>
          <table:table-cell office:value-type="float" office:value="4253.71" calcext:value-type="float">
            <text:p>4253.71</text:p>
          </table:table-cell>
          <table:table-cell office:value-type="float" office:value="4153.26" calcext:value-type="float">
            <text:p>4153.26</text:p>
          </table:table-cell>
          <table:table-cell office:value-type="float" office:value="3745.01" calcext:value-type="float">
            <text:p>3745.01</text:p>
          </table:table-cell>
          <table:table-cell office:value-type="float" office:value="4287.4" calcext:value-type="float">
            <text:p>4287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3961.53" calcext:value-type="float">
            <text:p>3961.53</text:p>
          </table:table-cell>
          <table:table-cell office:value-type="float" office:value="4126.31" calcext:value-type="float">
            <text:p>4126.31</text:p>
          </table:table-cell>
          <table:table-cell office:value-type="float" office:value="4149.26" calcext:value-type="float">
            <text:p>4149.26</text:p>
          </table:table-cell>
          <table:table-cell office:value-type="float" office:value="4301.57" calcext:value-type="float">
            <text:p>4301.57</text:p>
          </table:table-cell>
          <table:table-cell office:value-type="float" office:value="4180.87" calcext:value-type="float">
            <text:p>4180.87</text:p>
          </table:table-cell>
          <table:table-cell office:value-type="float" office:value="4189.72" calcext:value-type="float">
            <text:p>4189.7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DRAM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SUM([.W69:.W72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87.3" calcext:value-type="float">
            <text:p>4287.3</text:p>
          </table:table-cell>
          <table:table-cell office:value-type="float" office:value="4294.56" calcext:value-type="float">
            <text:p>4294.56</text:p>
          </table:table-cell>
          <table:table-cell office:value-type="float" office:value="4223.57" calcext:value-type="float">
            <text:p>4223.57</text:p>
          </table:table-cell>
          <table:table-cell office:value-type="float" office:value="4128.07" calcext:value-type="float">
            <text:p>4128.07</text:p>
          </table:table-cell>
          <table:table-cell office:value-type="float" office:value="4143.3" calcext:value-type="float">
            <text:p>4143.3</text:p>
          </table:table-cell>
          <table:table-cell office:value-type="float" office:value="4311.9" calcext:value-type="float">
            <text:p>4311.9</text:p>
          </table:table-cell>
          <table:table-cell office:value-type="float" office:value="4216.96" calcext:value-type="float">
            <text:p>4216.96</text:p>
          </table:table-cell>
          <table:table-cell office:value-type="float" office:value="4281.74" calcext:value-type="float">
            <text:p>4281.74</text:p>
          </table:table-cell>
          <table:table-cell office:value-type="float" office:value="3677.74" calcext:value-type="float">
            <text:p>3677.74</text:p>
          </table:table-cell>
          <table:table-cell office:value-type="float" office:value="3884.2" calcext:value-type="float">
            <text:p>3884.2</text:p>
          </table:table-cell>
          <table:table-cell office:value-type="float" office:value="4057.8" calcext:value-type="float">
            <text:p>4057.8</text:p>
          </table:table-cell>
          <table:table-cell office:value-type="float" office:value="3968.17" calcext:value-type="float">
            <text:p>3968.17</text:p>
          </table:table-cell>
          <table:table-cell office:value-type="float" office:value="4064.51" calcext:value-type="float">
            <text:p>4064.51</text:p>
          </table:table-cell>
          <table:table-cell office:value-type="float" office:value="3831.48" calcext:value-type="float">
            <text:p>3831.48</text:p>
          </table:table-cell>
          <table:table-cell office:value-type="float" office:value="4039.89" calcext:value-type="float">
            <text:p>4039.89</text:p>
          </table:table-cell>
          <table:table-cell office:value-type="float" office:value="4185.46" calcext:value-type="float">
            <text:p>4185.46</text:p>
          </table:table-cell>
          <table:table-cell office:value-type="float" office:value="4102.68" calcext:value-type="float">
            <text:p>4102.68</text:p>
          </table:table-cell>
          <table:table-cell office:value-type="float" office:value="4096.55" calcext:value-type="float">
            <text:p>4096.55</text:p>
          </table:table-cell>
          <table:table-cell office:value-type="float" office:value="3947.53" calcext:value-type="float">
            <text:p>3947.53</text:p>
          </table:table-cell>
          <table:table-cell office:value-type="float" office:value="4046.1" calcext:value-type="float">
            <text:p>4046.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DRAM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SUM([.W86:.W90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1489.67" calcext:value-type="float">
            <text:p>1489.67</text:p>
          </table:table-cell>
          <table:table-cell office:value-type="float" office:value="2783.69" calcext:value-type="float">
            <text:p>2783.69</text:p>
          </table:table-cell>
          <table:table-cell office:value-type="float" office:value="2106.44" calcext:value-type="float">
            <text:p>2106.44</text:p>
          </table:table-cell>
          <table:table-cell office:value-type="float" office:value="1803.53" calcext:value-type="float">
            <text:p>1803.53</text:p>
          </table:table-cell>
          <table:table-cell office:value-type="float" office:value="2622.52" calcext:value-type="float">
            <text:p>2622.52</text:p>
          </table:table-cell>
          <table:table-cell office:value-type="float" office:value="2605.03" calcext:value-type="float">
            <text:p>2605.03</text:p>
          </table:table-cell>
          <table:table-cell office:value-type="float" office:value="2091.11" calcext:value-type="float">
            <text:p>2091.11</text:p>
          </table:table-cell>
          <table:table-cell office:value-type="float" office:value="2047.32" calcext:value-type="float">
            <text:p>2047.32</text:p>
          </table:table-cell>
          <table:table-cell office:value-type="float" office:value="2816.08" calcext:value-type="float">
            <text:p>2816.08</text:p>
          </table:table-cell>
          <table:table-cell office:value-type="float" office:value="2493.65" calcext:value-type="float">
            <text:p>2493.65</text:p>
          </table:table-cell>
          <table:table-cell office:value-type="float" office:value="2408.11" calcext:value-type="float">
            <text:p>2408.11</text:p>
          </table:table-cell>
          <table:table-cell office:value-type="float" office:value="920.37" calcext:value-type="float">
            <text:p>920.37</text:p>
          </table:table-cell>
          <table:table-cell office:value-type="float" office:value="3452.01" calcext:value-type="float">
            <text:p>3452.01</text:p>
          </table:table-cell>
          <table:table-cell office:value-type="float" office:value="5725.81" calcext:value-type="float">
            <text:p>5725.81</text:p>
          </table:table-cell>
          <table:table-cell office:value-type="float" office:value="5663.21" calcext:value-type="float">
            <text:p>5663.21</text:p>
          </table:table-cell>
          <table:table-cell office:value-type="float" office:value="5652.63" calcext:value-type="float">
            <text:p>5652.63</text:p>
          </table:table-cell>
          <table:table-cell office:value-type="float" office:value="5688.12" calcext:value-type="float">
            <text:p>5688.12</text:p>
          </table:table-cell>
          <table:table-cell office:value-type="float" office:value="5690.87" calcext:value-type="float">
            <text:p>5690.87</text:p>
          </table:table-cell>
          <table:table-cell office:value-type="float" office:value="5677.73" calcext:value-type="float">
            <text:p>5677.73</text:p>
          </table:table-cell>
          <table:table-cell office:value-type="float" office:value="5652.13" calcext:value-type="float">
            <text:p>5652.1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SUM([.W103:.W108])" office:value-type="string" office:string-value="" calcext:value-type="error">
            <text:p>#REF!</text:p>
          </table:table-cell>
          <table:table-cell table:style-name="ce1" table:number-columns-repeated="4"/>
        </table:table-row>
        <table:table-row table:style-name="ro1">
          <table:table-cell table:number-columns-repeated="26"/>
          <table:table-cell table:style-name="ce1" table:number-columns-repeated="5"/>
        </table:table-row>
        <table:table-row table:style-name="ro1">
          <table:table-cell table:number-columns-repeated="23"/>
          <table:table-cell office:value-type="string" calcext:value-type="string">
            <text:p>2 NVM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86.53" calcext:value-type="float">
            <text:p>4386.53</text:p>
          </table:table-cell>
          <table:table-cell office:value-type="float" office:value="4255.5" calcext:value-type="float">
            <text:p>4255.5</text:p>
          </table:table-cell>
          <table:table-cell office:value-type="float" office:value="4247.95" calcext:value-type="float">
            <text:p>4247.95</text:p>
          </table:table-cell>
          <table:table-cell office:value-type="float" office:value="4124.28" calcext:value-type="float">
            <text:p>4124.28</text:p>
          </table:table-cell>
          <table:table-cell office:value-type="float" office:value="4120.72" calcext:value-type="float">
            <text:p>4120.72</text:p>
          </table:table-cell>
          <table:table-cell office:value-type="float" office:value="4120.95" calcext:value-type="float">
            <text:p>4120.95</text:p>
          </table:table-cell>
          <table:table-cell office:value-type="float" office:value="4120.2" calcext:value-type="float">
            <text:p>4120.2</text:p>
          </table:table-cell>
          <table:table-cell office:value-type="float" office:value="4120.36" calcext:value-type="float">
            <text:p>4120.36</text:p>
          </table:table-cell>
          <table:table-cell office:value-type="float" office:value="4123.59" calcext:value-type="float">
            <text:p>4123.59</text:p>
          </table:table-cell>
          <table:table-cell office:value-type="float" office:value="4211.26" calcext:value-type="float">
            <text:p>4211.26</text:p>
          </table:table-cell>
          <table:table-cell office:value-type="float" office:value="3743.88" calcext:value-type="float">
            <text:p>3743.88</text:p>
          </table:table-cell>
          <table:table-cell office:value-type="float" office:value="4015.96" calcext:value-type="float">
            <text:p>4015.96</text:p>
          </table:table-cell>
          <table:table-cell office:value-type="float" office:value="4144.56" calcext:value-type="float">
            <text:p>4144.56</text:p>
          </table:table-cell>
          <table:table-cell office:value-type="float" office:value="4209.49" calcext:value-type="float">
            <text:p>4209.49</text:p>
          </table:table-cell>
          <table:table-cell office:value-type="float" office:value="4228.11" calcext:value-type="float">
            <text:p>4228.11</text:p>
          </table:table-cell>
          <table:table-cell office:value-type="float" office:value="4229.21" calcext:value-type="float">
            <text:p>4229.21</text:p>
          </table:table-cell>
          <table:table-cell office:value-type="float" office:value="4164.42" calcext:value-type="float">
            <text:p>4164.42</text:p>
          </table:table-cell>
          <table:table-cell office:value-type="float" office:value="4280.54" calcext:value-type="float">
            <text:p>4280.54</text:p>
          </table:table-cell>
          <table:table-cell office:value-type="float" office:value="3787.57" calcext:value-type="float">
            <text:p>3787.57</text:p>
          </table:table-cell>
          <table:table-cell office:value-type="float" office:value="4405.37" calcext:value-type="float">
            <text:p>4405.3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53.73" calcext:value-type="float">
            <text:p>4453.73</text:p>
          </table:table-cell>
          <table:table-cell office:value-type="float" office:value="4286.75" calcext:value-type="float">
            <text:p>4286.75</text:p>
          </table:table-cell>
          <table:table-cell office:value-type="float" office:value="4293.76" calcext:value-type="float">
            <text:p>4293.76</text:p>
          </table:table-cell>
          <table:table-cell office:value-type="float" office:value="4162.85" calcext:value-type="float">
            <text:p>4162.85</text:p>
          </table:table-cell>
          <table:table-cell office:value-type="float" office:value="4157.76" calcext:value-type="float">
            <text:p>4157.76</text:p>
          </table:table-cell>
          <table:table-cell office:value-type="float" office:value="4158.51" calcext:value-type="float">
            <text:p>4158.51</text:p>
          </table:table-cell>
          <table:table-cell office:value-type="float" office:value="4151.63" calcext:value-type="float">
            <text:p>4151.63</text:p>
          </table:table-cell>
          <table:table-cell office:value-type="float" office:value="4141.84" calcext:value-type="float">
            <text:p>4141.84</text:p>
          </table:table-cell>
          <table:table-cell office:value-type="float" office:value="4428.64" calcext:value-type="float">
            <text:p>4428.64</text:p>
          </table:table-cell>
          <table:table-cell office:value-type="float" office:value="4250.54" calcext:value-type="float">
            <text:p>4250.54</text:p>
          </table:table-cell>
          <table:table-cell office:value-type="float" office:value="4223.7" calcext:value-type="float">
            <text:p>4223.7</text:p>
          </table:table-cell>
          <table:table-cell office:value-type="float" office:value="3909.14" calcext:value-type="float">
            <text:p>3909.14</text:p>
          </table:table-cell>
          <table:table-cell office:value-type="float" office:value="4188.28" calcext:value-type="float">
            <text:p>4188.28</text:p>
          </table:table-cell>
          <table:table-cell office:value-type="float" office:value="4259.9" calcext:value-type="float">
            <text:p>4259.9</text:p>
          </table:table-cell>
          <table:table-cell office:value-type="float" office:value="4162.73" calcext:value-type="float">
            <text:p>4162.73</text:p>
          </table:table-cell>
          <table:table-cell office:value-type="float" office:value="4032.49" calcext:value-type="float">
            <text:p>4032.49</text:p>
          </table:table-cell>
          <table:table-cell office:value-type="float" office:value="3518.91" calcext:value-type="float">
            <text:p>3518.91</text:p>
          </table:table-cell>
          <table:table-cell office:value-type="float" office:value="4353.32" calcext:value-type="float">
            <text:p>4353.32</text:p>
          </table:table-cell>
          <table:table-cell office:value-type="float" office:value="3857.86" calcext:value-type="float">
            <text:p>3857.86</text:p>
          </table:table-cell>
          <table:table-cell office:value-type="float" office:value="4253.21" calcext:value-type="float">
            <text:p>4253.2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264.23" calcext:value-type="float">
            <text:p>4264.23</text:p>
          </table:table-cell>
          <table:table-cell office:value-type="float" office:value="4258.43" calcext:value-type="float">
            <text:p>4258.43</text:p>
          </table:table-cell>
          <table:table-cell office:value-type="float" office:value="4256.99" calcext:value-type="float">
            <text:p>4256.99</text:p>
          </table:table-cell>
          <table:table-cell office:value-type="float" office:value="4140.09" calcext:value-type="float">
            <text:p>4140.09</text:p>
          </table:table-cell>
          <table:table-cell office:value-type="float" office:value="4137.23" calcext:value-type="float">
            <text:p>4137.23</text:p>
          </table:table-cell>
          <table:table-cell office:value-type="float" office:value="4134.54" calcext:value-type="float">
            <text:p>4134.54</text:p>
          </table:table-cell>
          <table:table-cell office:value-type="float" office:value="4135.39" calcext:value-type="float">
            <text:p>4135.39</text:p>
          </table:table-cell>
          <table:table-cell office:value-type="float" office:value="4197.09" calcext:value-type="float">
            <text:p>4197.09</text:p>
          </table:table-cell>
          <table:table-cell office:value-type="float" office:value="4337.36" calcext:value-type="float">
            <text:p>4337.36</text:p>
          </table:table-cell>
          <table:table-cell office:value-type="float" office:value="4154.35" calcext:value-type="float">
            <text:p>4154.35</text:p>
          </table:table-cell>
          <table:table-cell office:value-type="float" office:value="4173.93" calcext:value-type="float">
            <text:p>4173.93</text:p>
          </table:table-cell>
          <table:table-cell office:value-type="float" office:value="3923.79" calcext:value-type="float">
            <text:p>3923.79</text:p>
          </table:table-cell>
          <table:table-cell office:value-type="float" office:value="3678.06" calcext:value-type="float">
            <text:p>3678.06</text:p>
          </table:table-cell>
          <table:table-cell office:value-type="float" office:value="4242.64" calcext:value-type="float">
            <text:p>4242.64</text:p>
          </table:table-cell>
          <table:table-cell office:value-type="float" office:value="3930.36" calcext:value-type="float">
            <text:p>3930.36</text:p>
          </table:table-cell>
          <table:table-cell office:value-type="float" office:value="4119.24" calcext:value-type="float">
            <text:p>4119.24</text:p>
          </table:table-cell>
          <table:table-cell office:value-type="float" office:value="3372.51" calcext:value-type="float">
            <text:p>3372.51</text:p>
          </table:table-cell>
          <table:table-cell office:value-type="float" office:value="3723.31" calcext:value-type="float">
            <text:p>3723.31</text:p>
          </table:table-cell>
          <table:table-cell office:value-type="float" office:value="4010.38" calcext:value-type="float">
            <text:p>4010.38</text:p>
          </table:table-cell>
          <table:table-cell office:value-type="float" office:value="5556.18" calcext:value-type="float">
            <text:p>5556.1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63003" calcext:value-type="float">
            <text:p>63003.00</text:p>
          </table:table-cell>
          <table:table-cell table:style-name="ce1" office:value-type="float" office:value="3036.044" calcext:value-type="float">
            <text:p>3036.04</text:p>
          </table:table-cell>
          <table:table-cell table:style-name="ce1" table:formula="of:=SUM([.AA23:.AB23])" office:value-type="float" office:value="66039.044" calcext:value-type="float">
            <text:p>66039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49.56" calcext:value-type="float">
            <text:p>4449.56</text:p>
          </table:table-cell>
          <table:table-cell office:value-type="float" office:value="4277.44" calcext:value-type="float">
            <text:p>4277.44</text:p>
          </table:table-cell>
          <table:table-cell office:value-type="float" office:value="4278.42" calcext:value-type="float">
            <text:p>4278.42</text:p>
          </table:table-cell>
          <table:table-cell office:value-type="float" office:value="4148.22" calcext:value-type="float">
            <text:p>4148.22</text:p>
          </table:table-cell>
          <table:table-cell office:value-type="float" office:value="4144.98" calcext:value-type="float">
            <text:p>4144.98</text:p>
          </table:table-cell>
          <table:table-cell office:value-type="float" office:value="4145.67" calcext:value-type="float">
            <text:p>4145.67</text:p>
          </table:table-cell>
          <table:table-cell office:value-type="float" office:value="4144.89" calcext:value-type="float">
            <text:p>4144.89</text:p>
          </table:table-cell>
          <table:table-cell office:value-type="float" office:value="4156.38" calcext:value-type="float">
            <text:p>4156.38</text:p>
          </table:table-cell>
          <table:table-cell office:value-type="float" office:value="4348.66" calcext:value-type="float">
            <text:p>4348.66</text:p>
          </table:table-cell>
          <table:table-cell office:value-type="float" office:value="4254.11" calcext:value-type="float">
            <text:p>4254.11</text:p>
          </table:table-cell>
          <table:table-cell office:value-type="float" office:value="4170.77" calcext:value-type="float">
            <text:p>4170.77</text:p>
          </table:table-cell>
          <table:table-cell office:value-type="float" office:value="4010.79" calcext:value-type="float">
            <text:p>4010.79</text:p>
          </table:table-cell>
          <table:table-cell office:value-type="float" office:value="3835.14" calcext:value-type="float">
            <text:p>3835.14</text:p>
          </table:table-cell>
          <table:table-cell office:value-type="float" office:value="4248.88" calcext:value-type="float">
            <text:p>4248.88</text:p>
          </table:table-cell>
          <table:table-cell office:value-type="float" office:value="4162.18" calcext:value-type="float">
            <text:p>4162.18</text:p>
          </table:table-cell>
          <table:table-cell office:value-type="float" office:value="4074.06" calcext:value-type="float">
            <text:p>4074.06</text:p>
          </table:table-cell>
          <table:table-cell office:value-type="float" office:value="4122.34" calcext:value-type="float">
            <text:p>4122.34</text:p>
          </table:table-cell>
          <table:table-cell office:value-type="float" office:value="4255.37" calcext:value-type="float">
            <text:p>4255.37</text:p>
          </table:table-cell>
          <table:table-cell office:value-type="float" office:value="4031.53" calcext:value-type="float">
            <text:p>4031.53</text:p>
          </table:table-cell>
          <table:table-cell office:value-type="float" office:value="4303.49" calcext:value-type="float">
            <text:p>4303.4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0302.949" calcext:value-type="float">
            <text:p>60302.95</text:p>
          </table:table-cell>
          <table:table-cell table:style-name="ce1" office:value-type="float" office:value="6032.1835" calcext:value-type="float">
            <text:p>6032.18</text:p>
          </table:table-cell>
          <table:table-cell table:style-name="ce1" table:formula="of:=SUM([.AA24:.AB24])" office:value-type="float" office:value="66335.1325" calcext:value-type="float">
            <text:p>6633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54.01" calcext:value-type="float">
            <text:p>4454.01</text:p>
          </table:table-cell>
          <table:table-cell office:value-type="float" office:value="4285.92" calcext:value-type="float">
            <text:p>4285.92</text:p>
          </table:table-cell>
          <table:table-cell office:value-type="float" office:value="4268.66" calcext:value-type="float">
            <text:p>4268.66</text:p>
          </table:table-cell>
          <table:table-cell office:value-type="float" office:value="4144.38" calcext:value-type="float">
            <text:p>4144.38</text:p>
          </table:table-cell>
          <table:table-cell office:value-type="float" office:value="4141.29" calcext:value-type="float">
            <text:p>4141.29</text:p>
          </table:table-cell>
          <table:table-cell office:value-type="float" office:value="4152.65" calcext:value-type="float">
            <text:p>4152.65</text:p>
          </table:table-cell>
          <table:table-cell office:value-type="float" office:value="4148.47" calcext:value-type="float">
            <text:p>4148.47</text:p>
          </table:table-cell>
          <table:table-cell office:value-type="float" office:value="4215.01" calcext:value-type="float">
            <text:p>4215.01</text:p>
          </table:table-cell>
          <table:table-cell office:value-type="float" office:value="4213.44" calcext:value-type="float">
            <text:p>4213.44</text:p>
          </table:table-cell>
          <table:table-cell office:value-type="float" office:value="4253.3" calcext:value-type="float">
            <text:p>4253.3</text:p>
          </table:table-cell>
          <table:table-cell office:value-type="float" office:value="3988.85" calcext:value-type="float">
            <text:p>3988.85</text:p>
          </table:table-cell>
          <table:table-cell office:value-type="float" office:value="3857.67" calcext:value-type="float">
            <text:p>3857.67</text:p>
          </table:table-cell>
          <table:table-cell office:value-type="float" office:value="4336.09" calcext:value-type="float">
            <text:p>4336.09</text:p>
          </table:table-cell>
          <table:table-cell office:value-type="float" office:value="4216.7" calcext:value-type="float">
            <text:p>4216.7</text:p>
          </table:table-cell>
          <table:table-cell office:value-type="float" office:value="4050.1" calcext:value-type="float">
            <text:p>4050.1</text:p>
          </table:table-cell>
          <table:table-cell office:value-type="float" office:value="4031.78" calcext:value-type="float">
            <text:p>4031.78</text:p>
          </table:table-cell>
          <table:table-cell office:value-type="float" office:value="4022.35" calcext:value-type="float">
            <text:p>4022.35</text:p>
          </table:table-cell>
          <table:table-cell office:value-type="float" office:value="3733.57" calcext:value-type="float">
            <text:p>3733.57</text:p>
          </table:table-cell>
          <table:table-cell office:value-type="float" office:value="4081.94" calcext:value-type="float">
            <text:p>4081.94</text:p>
          </table:table-cell>
          <table:table-cell office:value-type="float" office:value="4233.14" calcext:value-type="float">
            <text:p>4233.1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58967.557" calcext:value-type="float">
            <text:p>58967.56</text:p>
          </table:table-cell>
          <table:table-cell table:style-name="ce1" office:value-type="float" office:value="8404.242" calcext:value-type="float">
            <text:p>8404.24</text:p>
          </table:table-cell>
          <table:table-cell table:style-name="ce1" table:formula="of:=SUM([.AA25:.AB25])" office:value-type="float" office:value="67371.799" calcext:value-type="float">
            <text:p>6737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65.11" calcext:value-type="float">
            <text:p>4365.11</text:p>
          </table:table-cell>
          <table:table-cell office:value-type="float" office:value="4262.68" calcext:value-type="float">
            <text:p>4262.68</text:p>
          </table:table-cell>
          <table:table-cell office:value-type="float" office:value="4254.67" calcext:value-type="float">
            <text:p>4254.67</text:p>
          </table:table-cell>
          <table:table-cell office:value-type="float" office:value="4131.95" calcext:value-type="float">
            <text:p>4131.95</text:p>
          </table:table-cell>
          <table:table-cell office:value-type="float" office:value="4113.2" calcext:value-type="float">
            <text:p>4113.2</text:p>
          </table:table-cell>
          <table:table-cell office:value-type="float" office:value="4116.07" calcext:value-type="float">
            <text:p>4116.07</text:p>
          </table:table-cell>
          <table:table-cell office:value-type="float" office:value="4115.23" calcext:value-type="float">
            <text:p>4115.23</text:p>
          </table:table-cell>
          <table:table-cell office:value-type="float" office:value="4174.61" calcext:value-type="float">
            <text:p>4174.61</text:p>
          </table:table-cell>
          <table:table-cell office:value-type="float" office:value="4201.71" calcext:value-type="float">
            <text:p>4201.71</text:p>
          </table:table-cell>
          <table:table-cell office:value-type="float" office:value="3767.35" calcext:value-type="float">
            <text:p>3767.35</text:p>
          </table:table-cell>
          <table:table-cell office:value-type="float" office:value="4198.61" calcext:value-type="float">
            <text:p>4198.61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4414.7" calcext:value-type="float">
            <text:p>4414.7</text:p>
          </table:table-cell>
          <table:table-cell office:value-type="float" office:value="3834.03" calcext:value-type="float">
            <text:p>3834.03</text:p>
          </table:table-cell>
          <table:table-cell office:value-type="float" office:value="4189.42" calcext:value-type="float">
            <text:p>4189.42</text:p>
          </table:table-cell>
          <table:table-cell office:value-type="float" office:value="4007.54" calcext:value-type="float">
            <text:p>4007.54</text:p>
          </table:table-cell>
          <table:table-cell office:value-type="float" office:value="4288.13" calcext:value-type="float">
            <text:p>4288.13</text:p>
          </table:table-cell>
          <table:table-cell office:value-type="float" office:value="4266.34" calcext:value-type="float">
            <text:p>4266.34</text:p>
          </table:table-cell>
          <table:table-cell office:value-type="float" office:value="4075.9" calcext:value-type="float">
            <text:p>4075.9</text:p>
          </table:table-cell>
          <table:table-cell office:value-type="float" office:value="4402.58" calcext:value-type="float">
            <text:p>4402.5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4617.411" calcext:value-type="float">
            <text:p>54617.41</text:p>
          </table:table-cell>
          <table:table-cell table:style-name="ce1" office:value-type="float" office:value="10551.9655" calcext:value-type="float">
            <text:p>10551.97</text:p>
          </table:table-cell>
          <table:table-cell table:style-name="ce1" table:formula="of:=SUM([.AA26:.AB26])" office:value-type="float" office:value="65169.3765" calcext:value-type="float">
            <text:p>6516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56.06" calcext:value-type="float">
            <text:p>4456.06</text:p>
          </table:table-cell>
          <table:table-cell office:value-type="float" office:value="4305.67" calcext:value-type="float">
            <text:p>4305.67</text:p>
          </table:table-cell>
          <table:table-cell office:value-type="float" office:value="4304.98" calcext:value-type="float">
            <text:p>4304.98</text:p>
          </table:table-cell>
          <table:table-cell office:value-type="float" office:value="4188.76" calcext:value-type="float">
            <text:p>4188.76</text:p>
          </table:table-cell>
          <table:table-cell office:value-type="float" office:value="4192.27" calcext:value-type="float">
            <text:p>4192.27</text:p>
          </table:table-cell>
          <table:table-cell office:value-type="float" office:value="4189.48" calcext:value-type="float">
            <text:p>4189.48</text:p>
          </table:table-cell>
          <table:table-cell office:value-type="float" office:value="4189.8" calcext:value-type="float">
            <text:p>4189.8</text:p>
          </table:table-cell>
          <table:table-cell office:value-type="float" office:value="4217.06" calcext:value-type="float">
            <text:p>4217.06</text:p>
          </table:table-cell>
          <table:table-cell office:value-type="float" office:value="4376.29" calcext:value-type="float">
            <text:p>4376.29</text:p>
          </table:table-cell>
          <table:table-cell office:value-type="float" office:value="4056.55" calcext:value-type="float">
            <text:p>4056.55</text:p>
          </table:table-cell>
          <table:table-cell office:value-type="float" office:value="4349.17" calcext:value-type="float">
            <text:p>4349.17</text:p>
          </table:table-cell>
          <table:table-cell office:value-type="float" office:value="3992.83" calcext:value-type="float">
            <text:p>3992.83</text:p>
          </table:table-cell>
          <table:table-cell office:value-type="float" office:value="4325.57" calcext:value-type="float">
            <text:p>4325.57</text:p>
          </table:table-cell>
          <table:table-cell office:value-type="float" office:value="4302.43" calcext:value-type="float">
            <text:p>4302.43</text:p>
          </table:table-cell>
          <table:table-cell office:value-type="float" office:value="4120.13" calcext:value-type="float">
            <text:p>4120.13</text:p>
          </table:table-cell>
          <table:table-cell office:value-type="float" office:value="4147.65" calcext:value-type="float">
            <text:p>4147.65</text:p>
          </table:table-cell>
          <table:table-cell office:value-type="float" office:value="4246.52" calcext:value-type="float">
            <text:p>4246.52</text:p>
          </table:table-cell>
          <table:table-cell office:value-type="float" office:value="4213.25" calcext:value-type="float">
            <text:p>4213.25</text:p>
          </table:table-cell>
          <table:table-cell office:value-type="float" office:value="4267.24" calcext:value-type="float">
            <text:p>4267.24</text:p>
          </table:table-cell>
          <table:table-cell office:value-type="float" office:value="4071.06" calcext:value-type="float">
            <text:p>4071.0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5545.8115" calcext:value-type="float">
            <text:p>55545.81</text:p>
          </table:table-cell>
          <table:table-cell table:style-name="ce1" office:value-type="float" office:value="13330.6505" calcext:value-type="float">
            <text:p>13330.65</text:p>
          </table:table-cell>
          <table:table-cell table:style-name="ce1" table:formula="of:=SUM([.AA27:.AB27])" office:value-type="float" office:value="68876.462" calcext:value-type="float">
            <text:p>68876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3568.27" calcext:value-type="float">
            <text:p>3568.27</text:p>
          </table:table-cell>
          <table:table-cell office:value-type="float" office:value="3807.64" calcext:value-type="float">
            <text:p>3807.64</text:p>
          </table:table-cell>
          <table:table-cell office:value-type="float" office:value="3758.7" calcext:value-type="float">
            <text:p>3758.7</text:p>
          </table:table-cell>
          <table:table-cell office:value-type="float" office:value="3679.77" calcext:value-type="float">
            <text:p>3679.77</text:p>
          </table:table-cell>
          <table:table-cell office:value-type="float" office:value="3685.97" calcext:value-type="float">
            <text:p>3685.97</text:p>
          </table:table-cell>
          <table:table-cell office:value-type="float" office:value="3683.73" calcext:value-type="float">
            <text:p>3683.73</text:p>
          </table:table-cell>
          <table:table-cell office:value-type="float" office:value="3853.02" calcext:value-type="float">
            <text:p>3853.02</text:p>
          </table:table-cell>
          <table:table-cell office:value-type="float" office:value="4190.33" calcext:value-type="float">
            <text:p>4190.33</text:p>
          </table:table-cell>
          <table:table-cell office:value-type="float" office:value="4213.7" calcext:value-type="float">
            <text:p>4213.7</text:p>
          </table:table-cell>
          <table:table-cell office:value-type="float" office:value="4234.22" calcext:value-type="float">
            <text:p>4234.22</text:p>
          </table:table-cell>
          <table:table-cell office:value-type="float" office:value="3688.67" calcext:value-type="float">
            <text:p>3688.67</text:p>
          </table:table-cell>
          <table:table-cell office:value-type="float" office:value="4298.36" calcext:value-type="float">
            <text:p>4298.36</text:p>
          </table:table-cell>
          <table:table-cell office:value-type="float" office:value="4194.54" calcext:value-type="float">
            <text:p>4194.54</text:p>
          </table:table-cell>
          <table:table-cell office:value-type="float" office:value="4081.88" calcext:value-type="float">
            <text:p>4081.88</text:p>
          </table:table-cell>
          <table:table-cell office:value-type="float" office:value="4124.76" calcext:value-type="float">
            <text:p>4124.76</text:p>
          </table:table-cell>
          <table:table-cell office:value-type="float" office:value="4068.77" calcext:value-type="float">
            <text:p>4068.77</text:p>
          </table:table-cell>
          <table:table-cell office:value-type="float" office:value="3732.93" calcext:value-type="float">
            <text:p>3732.93</text:p>
          </table:table-cell>
          <table:table-cell office:value-type="float" office:value="4260.45" calcext:value-type="float">
            <text:p>4260.45</text:p>
          </table:table-cell>
          <table:table-cell office:value-type="float" office:value="4480.59" calcext:value-type="float">
            <text:p>4480.59</text:p>
          </table:table-cell>
          <table:table-cell office:value-type="float" office:value="7713.16" calcext:value-type="float">
            <text:p>7713.1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52102.337" calcext:value-type="float">
            <text:p>52102.34</text:p>
          </table:table-cell>
          <table:table-cell table:style-name="ce1" office:value-type="float" office:value="18159.7765" calcext:value-type="float">
            <text:p>18159.78</text:p>
          </table:table-cell>
          <table:table-cell table:style-name="ce1" table:formula="of:=SUM([.AA28:.AB28])" office:value-type="float" office:value="70262.1135" calcext:value-type="float">
            <text:p>7026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07.47" calcext:value-type="float">
            <text:p>4407.47</text:p>
          </table:table-cell>
          <table:table-cell office:value-type="float" office:value="4261.79" calcext:value-type="float">
            <text:p>4261.79</text:p>
          </table:table-cell>
          <table:table-cell office:value-type="float" office:value="4275.67" calcext:value-type="float">
            <text:p>4275.67</text:p>
          </table:table-cell>
          <table:table-cell office:value-type="float" office:value="4139.6" calcext:value-type="float">
            <text:p>4139.6</text:p>
          </table:table-cell>
          <table:table-cell office:value-type="float" office:value="4134.57" calcext:value-type="float">
            <text:p>4134.57</text:p>
          </table:table-cell>
          <table:table-cell office:value-type="float" office:value="4131.19" calcext:value-type="float">
            <text:p>4131.19</text:p>
          </table:table-cell>
          <table:table-cell office:value-type="float" office:value="4127.6" calcext:value-type="float">
            <text:p>4127.6</text:p>
          </table:table-cell>
          <table:table-cell office:value-type="float" office:value="4195.44" calcext:value-type="float">
            <text:p>4195.44</text:p>
          </table:table-cell>
          <table:table-cell office:value-type="float" office:value="3769.25" calcext:value-type="float">
            <text:p>3769.25</text:p>
          </table:table-cell>
          <table:table-cell office:value-type="float" office:value="4063.76" calcext:value-type="float">
            <text:p>4063.76</text:p>
          </table:table-cell>
          <table:table-cell office:value-type="float" office:value="4118.88" calcext:value-type="float">
            <text:p>4118.88</text:p>
          </table:table-cell>
          <table:table-cell office:value-type="float" office:value="4152.21" calcext:value-type="float">
            <text:p>4152.21</text:p>
          </table:table-cell>
          <table:table-cell office:value-type="float" office:value="3495.87" calcext:value-type="float">
            <text:p>3495.87</text:p>
          </table:table-cell>
          <table:table-cell office:value-type="float" office:value="4030.2" calcext:value-type="float">
            <text:p>4030.2</text:p>
          </table:table-cell>
          <table:table-cell office:value-type="float" office:value="3999.82" calcext:value-type="float">
            <text:p>3999.82</text:p>
          </table:table-cell>
          <table:table-cell office:value-type="float" office:value="3975.79" calcext:value-type="float">
            <text:p>3975.79</text:p>
          </table:table-cell>
          <table:table-cell office:value-type="float" office:value="4276.01" calcext:value-type="float">
            <text:p>4276.01</text:p>
          </table:table-cell>
          <table:table-cell office:value-type="float" office:value="4142.98" calcext:value-type="float">
            <text:p>4142.98</text:p>
          </table:table-cell>
          <table:table-cell office:value-type="float" office:value="4153.63" calcext:value-type="float">
            <text:p>4153.63</text:p>
          </table:table-cell>
          <table:table-cell office:value-type="float" office:value="4865.62" calcext:value-type="float">
            <text:p>4865.6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50.16" calcext:value-type="float">
            <text:p>4450.16</text:p>
          </table:table-cell>
          <table:table-cell office:value-type="float" office:value="4266.05" calcext:value-type="float">
            <text:p>4266.05</text:p>
          </table:table-cell>
          <table:table-cell office:value-type="float" office:value="4287.11" calcext:value-type="float">
            <text:p>4287.11</text:p>
          </table:table-cell>
          <table:table-cell office:value-type="float" office:value="4159.12" calcext:value-type="float">
            <text:p>4159.12</text:p>
          </table:table-cell>
          <table:table-cell office:value-type="float" office:value="4154.83" calcext:value-type="float">
            <text:p>4154.83</text:p>
          </table:table-cell>
          <table:table-cell office:value-type="float" office:value="4153.63" calcext:value-type="float">
            <text:p>4153.63</text:p>
          </table:table-cell>
          <table:table-cell office:value-type="float" office:value="4152.37" calcext:value-type="float">
            <text:p>4152.37</text:p>
          </table:table-cell>
          <table:table-cell office:value-type="float" office:value="4217.31" calcext:value-type="float">
            <text:p>4217.31</text:p>
          </table:table-cell>
          <table:table-cell office:value-type="float" office:value="4249.92" calcext:value-type="float">
            <text:p>4249.92</text:p>
          </table:table-cell>
          <table:table-cell office:value-type="float" office:value="4004.52" calcext:value-type="float">
            <text:p>4004.52</text:p>
          </table:table-cell>
          <table:table-cell office:value-type="float" office:value="4301.87" calcext:value-type="float">
            <text:p>4301.87</text:p>
          </table:table-cell>
          <table:table-cell office:value-type="float" office:value="4151.75" calcext:value-type="float">
            <text:p>4151.75</text:p>
          </table:table-cell>
          <table:table-cell office:value-type="float" office:value="4145.67" calcext:value-type="float">
            <text:p>4145.67</text:p>
          </table:table-cell>
          <table:table-cell office:value-type="float" office:value="4132.78" calcext:value-type="float">
            <text:p>4132.78</text:p>
          </table:table-cell>
          <table:table-cell office:value-type="float" office:value="4183.86" calcext:value-type="float">
            <text:p>4183.86</text:p>
          </table:table-cell>
          <table:table-cell office:value-type="float" office:value="3888.46" calcext:value-type="float">
            <text:p>3888.46</text:p>
          </table:table-cell>
          <table:table-cell office:value-type="float" office:value="4132.84" calcext:value-type="float">
            <text:p>4132.84</text:p>
          </table:table-cell>
          <table:table-cell office:value-type="float" office:value="4181.25" calcext:value-type="float">
            <text:p>4181.25</text:p>
          </table:table-cell>
          <table:table-cell office:value-type="float" office:value="4271.63" calcext:value-type="float">
            <text:p>4271.63</text:p>
          </table:table-cell>
          <table:table-cell office:value-type="float" office:value="4304.92" calcext:value-type="float">
            <text:p>4304.9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22.61" calcext:value-type="float">
            <text:p>4422.61</text:p>
          </table:table-cell>
          <table:table-cell office:value-type="float" office:value="4258.9" calcext:value-type="float">
            <text:p>4258.9</text:p>
          </table:table-cell>
          <table:table-cell office:value-type="float" office:value="4266.93" calcext:value-type="float">
            <text:p>4266.93</text:p>
          </table:table-cell>
          <table:table-cell office:value-type="float" office:value="4136.81" calcext:value-type="float">
            <text:p>4136.81</text:p>
          </table:table-cell>
          <table:table-cell office:value-type="float" office:value="4149.47" calcext:value-type="float">
            <text:p>4149.47</text:p>
          </table:table-cell>
          <table:table-cell office:value-type="float" office:value="4149.9" calcext:value-type="float">
            <text:p>4149.9</text:p>
          </table:table-cell>
          <table:table-cell office:value-type="float" office:value="4147.34" calcext:value-type="float">
            <text:p>4147.34</text:p>
          </table:table-cell>
          <table:table-cell office:value-type="float" office:value="4185.75" calcext:value-type="float">
            <text:p>4185.75</text:p>
          </table:table-cell>
          <table:table-cell office:value-type="float" office:value="3758.44" calcext:value-type="float">
            <text:p>3758.44</text:p>
          </table:table-cell>
          <table:table-cell office:value-type="float" office:value="3884.91" calcext:value-type="float">
            <text:p>3884.91</text:p>
          </table:table-cell>
          <table:table-cell office:value-type="float" office:value="3551.96" calcext:value-type="float">
            <text:p>3551.96</text:p>
          </table:table-cell>
          <table:table-cell office:value-type="float" office:value="3956.27" calcext:value-type="float">
            <text:p>3956.27</text:p>
          </table:table-cell>
          <table:table-cell office:value-type="float" office:value="4069.86" calcext:value-type="float">
            <text:p>4069.86</text:p>
          </table:table-cell>
          <table:table-cell office:value-type="float" office:value="4213.95" calcext:value-type="float">
            <text:p>4213.95</text:p>
          </table:table-cell>
          <table:table-cell office:value-type="float" office:value="4357.47" calcext:value-type="float">
            <text:p>4357.47</text:p>
          </table:table-cell>
          <table:table-cell office:value-type="float" office:value="4073.25" calcext:value-type="float">
            <text:p>4073.25</text:p>
          </table:table-cell>
          <table:table-cell office:value-type="float" office:value="4255.58" calcext:value-type="float">
            <text:p>4255.58</text:p>
          </table:table-cell>
          <table:table-cell office:value-type="float" office:value="4327.89" calcext:value-type="float">
            <text:p>4327.89</text:p>
          </table:table-cell>
          <table:table-cell office:value-type="float" office:value="4087.04" calcext:value-type="float">
            <text:p>4087.04</text:p>
          </table:table-cell>
          <table:table-cell office:value-type="float" office:value="4600.21" calcext:value-type="float">
            <text:p>4600.2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385.73" calcext:value-type="float">
            <text:p>4385.73</text:p>
          </table:table-cell>
          <table:table-cell office:value-type="float" office:value="4232.81" calcext:value-type="float">
            <text:p>4232.81</text:p>
          </table:table-cell>
          <table:table-cell office:value-type="float" office:value="4226.58" calcext:value-type="float">
            <text:p>4226.58</text:p>
          </table:table-cell>
          <table:table-cell office:value-type="float" office:value="4103.51" calcext:value-type="float">
            <text:p>4103.51</text:p>
          </table:table-cell>
          <table:table-cell office:value-type="float" office:value="4100.11" calcext:value-type="float">
            <text:p>4100.11</text:p>
          </table:table-cell>
          <table:table-cell office:value-type="float" office:value="4102.94" calcext:value-type="float">
            <text:p>4102.94</text:p>
          </table:table-cell>
          <table:table-cell office:value-type="float" office:value="4100.5" calcext:value-type="float">
            <text:p>4100.5</text:p>
          </table:table-cell>
          <table:table-cell office:value-type="float" office:value="4190.49" calcext:value-type="float">
            <text:p>4190.49</text:p>
          </table:table-cell>
          <table:table-cell office:value-type="float" office:value="4378.9" calcext:value-type="float">
            <text:p>4378.9</text:p>
          </table:table-cell>
          <table:table-cell office:value-type="float" office:value="4320.62" calcext:value-type="float">
            <text:p>4320.62</text:p>
          </table:table-cell>
          <table:table-cell office:value-type="float" office:value="3417.5" calcext:value-type="float">
            <text:p>3417.5</text:p>
          </table:table-cell>
          <table:table-cell office:value-type="float" office:value="4116.31" calcext:value-type="float">
            <text:p>4116.31</text:p>
          </table:table-cell>
          <table:table-cell office:value-type="float" office:value="3856.69" calcext:value-type="float">
            <text:p>3856.69</text:p>
          </table:table-cell>
          <table:table-cell office:value-type="float" office:value="4175.88" calcext:value-type="float">
            <text:p>4175.88</text:p>
          </table:table-cell>
          <table:table-cell office:value-type="float" office:value="4298.21" calcext:value-type="float">
            <text:p>4298.21</text:p>
          </table:table-cell>
          <table:table-cell office:value-type="float" office:value="4139.77" calcext:value-type="float">
            <text:p>4139.77</text:p>
          </table:table-cell>
          <table:table-cell office:value-type="float" office:value="4186.87" calcext:value-type="float">
            <text:p>4186.87</text:p>
          </table:table-cell>
          <table:table-cell office:value-type="float" office:value="4156.47" calcext:value-type="float">
            <text:p>4156.47</text:p>
          </table:table-cell>
          <table:table-cell office:value-type="float" office:value="3816.95" calcext:value-type="float">
            <text:p>3816.95</text:p>
          </table:table-cell>
          <table:table-cell office:value-type="float" office:value="4633.65" calcext:value-type="float">
            <text:p>4633.6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24.58" calcext:value-type="float">
            <text:p>4424.58</text:p>
          </table:table-cell>
          <table:table-cell office:value-type="float" office:value="4257.36" calcext:value-type="float">
            <text:p>4257.36</text:p>
          </table:table-cell>
          <table:table-cell office:value-type="float" office:value="4276.42" calcext:value-type="float">
            <text:p>4276.42</text:p>
          </table:table-cell>
          <table:table-cell office:value-type="float" office:value="4122.93" calcext:value-type="float">
            <text:p>4122.93</text:p>
          </table:table-cell>
          <table:table-cell office:value-type="float" office:value="4122.79" calcext:value-type="float">
            <text:p>4122.79</text:p>
          </table:table-cell>
          <table:table-cell office:value-type="float" office:value="4124.91" calcext:value-type="float">
            <text:p>4124.91</text:p>
          </table:table-cell>
          <table:table-cell office:value-type="float" office:value="4130.44" calcext:value-type="float">
            <text:p>4130.44</text:p>
          </table:table-cell>
          <table:table-cell office:value-type="float" office:value="4044.92" calcext:value-type="float">
            <text:p>4044.92</text:p>
          </table:table-cell>
          <table:table-cell office:value-type="float" office:value="3989.75" calcext:value-type="float">
            <text:p>3989.75</text:p>
          </table:table-cell>
          <table:table-cell office:value-type="float" office:value="3742.47" calcext:value-type="float">
            <text:p>3742.47</text:p>
          </table:table-cell>
          <table:table-cell office:value-type="float" office:value="3906.81" calcext:value-type="float">
            <text:p>3906.81</text:p>
          </table:table-cell>
          <table:table-cell office:value-type="float" office:value="4220.71" calcext:value-type="float">
            <text:p>4220.71</text:p>
          </table:table-cell>
          <table:table-cell office:value-type="float" office:value="4362.14" calcext:value-type="float">
            <text:p>4362.14</text:p>
          </table:table-cell>
          <table:table-cell office:value-type="float" office:value="4279.44" calcext:value-type="float">
            <text:p>4279.44</text:p>
          </table:table-cell>
          <table:table-cell office:value-type="float" office:value="4171.24" calcext:value-type="float">
            <text:p>4171.24</text:p>
          </table:table-cell>
          <table:table-cell office:value-type="float" office:value="4184.49" calcext:value-type="float">
            <text:p>4184.49</text:p>
          </table:table-cell>
          <table:table-cell office:value-type="float" office:value="4174.34" calcext:value-type="float">
            <text:p>4174.34</text:p>
          </table:table-cell>
          <table:table-cell office:value-type="float" office:value="4337.05" calcext:value-type="float">
            <text:p>4337.05</text:p>
          </table:table-cell>
          <table:table-cell office:value-type="float" office:value="4005.17" calcext:value-type="float">
            <text:p>4005.17</text:p>
          </table:table-cell>
          <table:table-cell office:value-type="float" office:value="4457.58" calcext:value-type="float">
            <text:p>4457.5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489.71" calcext:value-type="float">
            <text:p>4489.71</text:p>
          </table:table-cell>
          <table:table-cell office:value-type="float" office:value="4321.36" calcext:value-type="float">
            <text:p>4321.36</text:p>
          </table:table-cell>
          <table:table-cell office:value-type="float" office:value="4312.54" calcext:value-type="float">
            <text:p>4312.54</text:p>
          </table:table-cell>
          <table:table-cell office:value-type="float" office:value="4184.53" calcext:value-type="float">
            <text:p>4184.53</text:p>
          </table:table-cell>
          <table:table-cell office:value-type="float" office:value="4178.18" calcext:value-type="float">
            <text:p>4178.18</text:p>
          </table:table-cell>
          <table:table-cell office:value-type="float" office:value="4174.25" calcext:value-type="float">
            <text:p>4174.25</text:p>
          </table:table-cell>
          <table:table-cell office:value-type="float" office:value="4168.9" calcext:value-type="float">
            <text:p>4168.9</text:p>
          </table:table-cell>
          <table:table-cell office:value-type="float" office:value="4179.96" calcext:value-type="float">
            <text:p>4179.96</text:p>
          </table:table-cell>
          <table:table-cell office:value-type="float" office:value="4404.85" calcext:value-type="float">
            <text:p>4404.85</text:p>
          </table:table-cell>
          <table:table-cell office:value-type="float" office:value="4281.74" calcext:value-type="float">
            <text:p>4281.74</text:p>
          </table:table-cell>
          <table:table-cell office:value-type="float" office:value="4379.01" calcext:value-type="float">
            <text:p>4379.01</text:p>
          </table:table-cell>
          <table:table-cell office:value-type="float" office:value="4177.28" calcext:value-type="float">
            <text:p>4177.28</text:p>
          </table:table-cell>
          <table:table-cell office:value-type="float" office:value="4213.89" calcext:value-type="float">
            <text:p>4213.89</text:p>
          </table:table-cell>
          <table:table-cell office:value-type="float" office:value="4272.47" calcext:value-type="float">
            <text:p>4272.47</text:p>
          </table:table-cell>
          <table:table-cell office:value-type="float" office:value="4195.78" calcext:value-type="float">
            <text:p>4195.78</text:p>
          </table:table-cell>
          <table:table-cell office:value-type="float" office:value="4135.93" calcext:value-type="float">
            <text:p>4135.93</text:p>
          </table:table-cell>
          <table:table-cell office:value-type="float" office:value="4168.67" calcext:value-type="float">
            <text:p>4168.67</text:p>
          </table:table-cell>
          <table:table-cell office:value-type="float" office:value="4089.32" calcext:value-type="float">
            <text:p>4089.32</text:p>
          </table:table-cell>
          <table:table-cell office:value-type="float" office:value="4004.41" calcext:value-type="float">
            <text:p>4004.41</text:p>
          </table:table-cell>
          <table:table-cell office:value-type="float" office:value="3656.21" calcext:value-type="float">
            <text:p>3656.2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1437.56" calcext:value-type="float">
            <text:p>1437.56</text:p>
          </table:table-cell>
          <table:table-cell office:value-type="float" office:value="3381.4" calcext:value-type="float">
            <text:p>3381.4</text:p>
          </table:table-cell>
          <table:table-cell office:value-type="float" office:value="3379.12" calcext:value-type="float">
            <text:p>3379.12</text:p>
          </table:table-cell>
          <table:table-cell office:value-type="float" office:value="3379.94" calcext:value-type="float">
            <text:p>3379.94</text:p>
          </table:table-cell>
          <table:table-cell office:value-type="float" office:value="3431.4" calcext:value-type="float">
            <text:p>3431.4</text:p>
          </table:table-cell>
          <table:table-cell office:value-type="float" office:value="3515.71" calcext:value-type="float">
            <text:p>3515.71</text:p>
          </table:table-cell>
          <table:table-cell office:value-type="float" office:value="3526.9" calcext:value-type="float">
            <text:p>3526.9</text:p>
          </table:table-cell>
          <table:table-cell office:value-type="float" office:value="3363.58" calcext:value-type="float">
            <text:p>3363.58</text:p>
          </table:table-cell>
          <table:table-cell office:value-type="float" office:value="3289.19" calcext:value-type="float">
            <text:p>3289.19</text:p>
          </table:table-cell>
          <table:table-cell office:value-type="float" office:value="3208.72" calcext:value-type="float">
            <text:p>3208.72</text:p>
          </table:table-cell>
          <table:table-cell office:value-type="float" office:value="3193.57" calcext:value-type="float">
            <text:p>3193.57</text:p>
          </table:table-cell>
          <table:table-cell office:value-type="float" office:value="3139.85" calcext:value-type="float">
            <text:p>3139.85</text:p>
          </table:table-cell>
          <table:table-cell office:value-type="float" office:value="1834.02" calcext:value-type="float">
            <text:p>1834.02</text:p>
          </table:table-cell>
          <table:table-cell office:value-type="float" office:value="749.82" calcext:value-type="float">
            <text:p>749.82</text:p>
          </table:table-cell>
          <table:table-cell office:value-type="float" office:value="1383.2" calcext:value-type="float">
            <text:p>1383.2</text:p>
          </table:table-cell>
          <table:table-cell office:value-type="float" office:value="1396.32" calcext:value-type="float">
            <text:p>1396.32</text:p>
          </table:table-cell>
          <table:table-cell office:value-type="float" office:value="1382.9" calcext:value-type="float">
            <text:p>1382.9</text:p>
          </table:table-cell>
          <table:table-cell office:value-type="float" office:value="1396.6" calcext:value-type="float">
            <text:p>1396.6</text:p>
          </table:table-cell>
          <table:table-cell office:value-type="float" office:value="3885.47" calcext:value-type="float">
            <text:p>3885.47</text:p>
          </table:table-cell>
          <table:table-cell office:value-type="float" office:value="1737.39" calcext:value-type="float">
            <text:p>1737.3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2818.66" calcext:value-type="float">
            <text:p>2818.66</text:p>
          </table:table-cell>
          <table:table-cell office:value-type="float" office:value="3442.98" calcext:value-type="float">
            <text:p>3442.98</text:p>
          </table:table-cell>
          <table:table-cell office:value-type="float" office:value="3416.11" calcext:value-type="float">
            <text:p>3416.11</text:p>
          </table:table-cell>
          <table:table-cell office:value-type="float" office:value="3401.32" calcext:value-type="float">
            <text:p>3401.32</text:p>
          </table:table-cell>
          <table:table-cell office:value-type="float" office:value="3400.66" calcext:value-type="float">
            <text:p>3400.66</text:p>
          </table:table-cell>
          <table:table-cell office:value-type="float" office:value="3424.82" calcext:value-type="float">
            <text:p>3424.82</text:p>
          </table:table-cell>
          <table:table-cell office:value-type="float" office:value="3454.52" calcext:value-type="float">
            <text:p>3454.52</text:p>
          </table:table-cell>
          <table:table-cell office:value-type="float" office:value="3332.79" calcext:value-type="float">
            <text:p>3332.79</text:p>
          </table:table-cell>
          <table:table-cell office:value-type="float" office:value="2124.07" calcext:value-type="float">
            <text:p>2124.07</text:p>
          </table:table-cell>
          <table:table-cell office:value-type="float" office:value="1233.54" calcext:value-type="float">
            <text:p>1233.54</text:p>
          </table:table-cell>
          <table:table-cell office:value-type="float" office:value="2264.57" calcext:value-type="float">
            <text:p>2264.57</text:p>
          </table:table-cell>
          <table:table-cell office:value-type="float" office:value="2978.66" calcext:value-type="float">
            <text:p>2978.66</text:p>
          </table:table-cell>
          <table:table-cell office:value-type="float" office:value="3252.5" calcext:value-type="float">
            <text:p>3252.5</text:p>
          </table:table-cell>
          <table:table-cell office:value-type="float" office:value="3907.46" calcext:value-type="float">
            <text:p>3907.46</text:p>
          </table:table-cell>
          <table:table-cell office:value-type="float" office:value="811.09" calcext:value-type="float">
            <text:p>811.09</text:p>
          </table:table-cell>
          <table:table-cell office:value-type="float" office:value="1415.15" calcext:value-type="float">
            <text:p>1415.15</text:p>
          </table:table-cell>
          <table:table-cell office:value-type="float" office:value="1379.92" calcext:value-type="float">
            <text:p>1379.92</text:p>
          </table:table-cell>
          <table:table-cell office:value-type="float" office:value="1388.25" calcext:value-type="float">
            <text:p>1388.25</text:p>
          </table:table-cell>
          <table:table-cell office:value-type="float" office:value="1540.72" calcext:value-type="float">
            <text:p>1540.72</text:p>
          </table:table-cell>
          <table:table-cell office:value-type="float" office:value="3936.73" calcext:value-type="float">
            <text:p>3936.7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3"/>
          <table:table-cell office:value-type="string" calcext:value-type="string">
            <text:p>3 NVM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611.26" calcext:value-type="float">
            <text:p>4611.26</text:p>
          </table:table-cell>
          <table:table-cell office:value-type="float" office:value="4745.61" calcext:value-type="float">
            <text:p>4745.61</text:p>
          </table:table-cell>
          <table:table-cell office:value-type="float" office:value="4633.96" calcext:value-type="float">
            <text:p>4633.96</text:p>
          </table:table-cell>
          <table:table-cell office:value-type="float" office:value="4666.99" calcext:value-type="float">
            <text:p>4666.99</text:p>
          </table:table-cell>
          <table:table-cell office:value-type="float" office:value="4637.28" calcext:value-type="float">
            <text:p>4637.28</text:p>
          </table:table-cell>
          <table:table-cell office:value-type="float" office:value="4269.92" calcext:value-type="float">
            <text:p>4269.92</text:p>
          </table:table-cell>
          <table:table-cell office:value-type="float" office:value="4136.13" calcext:value-type="float">
            <text:p>4136.13</text:p>
          </table:table-cell>
          <table:table-cell office:value-type="float" office:value="4218.36" calcext:value-type="float">
            <text:p>4218.36</text:p>
          </table:table-cell>
          <table:table-cell office:value-type="float" office:value="4138.69" calcext:value-type="float">
            <text:p>4138.69</text:p>
          </table:table-cell>
          <table:table-cell office:value-type="float" office:value="4253.31" calcext:value-type="float">
            <text:p>4253.31</text:p>
          </table:table-cell>
          <table:table-cell office:value-type="float" office:value="4144.6" calcext:value-type="float">
            <text:p>4144.6</text:p>
          </table:table-cell>
          <table:table-cell office:value-type="float" office:value="4270.66" calcext:value-type="float">
            <text:p>4270.66</text:p>
          </table:table-cell>
          <table:table-cell office:value-type="float" office:value="4150.1" calcext:value-type="float">
            <text:p>4150.1</text:p>
          </table:table-cell>
          <table:table-cell office:value-type="float" office:value="4148.48" calcext:value-type="float">
            <text:p>4148.48</text:p>
          </table:table-cell>
          <table:table-cell office:value-type="float" office:value="4067.32" calcext:value-type="float">
            <text:p>4067.32</text:p>
          </table:table-cell>
          <table:table-cell office:value-type="float" office:value="4179.18" calcext:value-type="float">
            <text:p>4179.18</text:p>
          </table:table-cell>
          <table:table-cell office:value-type="float" office:value="4112.17" calcext:value-type="float">
            <text:p>4112.17</text:p>
          </table:table-cell>
          <table:table-cell office:value-type="float" office:value="4257.7" calcext:value-type="float">
            <text:p>4257.7</text:p>
          </table:table-cell>
          <table:table-cell office:value-type="float" office:value="4196.98" calcext:value-type="float">
            <text:p>4196.98</text:p>
          </table:table-cell>
          <table:table-cell office:value-type="float" office:value="4598.99" calcext:value-type="float">
            <text:p>4598.9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747.01" calcext:value-type="float">
            <text:p>4747.01</text:p>
          </table:table-cell>
          <table:table-cell office:value-type="float" office:value="4717.9" calcext:value-type="float">
            <text:p>4717.9</text:p>
          </table:table-cell>
          <table:table-cell office:value-type="float" office:value="4638.63" calcext:value-type="float">
            <text:p>4638.63</text:p>
          </table:table-cell>
          <table:table-cell office:value-type="float" office:value="4669.38" calcext:value-type="float">
            <text:p>4669.38</text:p>
          </table:table-cell>
          <table:table-cell office:value-type="float" office:value="4619.67" calcext:value-type="float">
            <text:p>4619.67</text:p>
          </table:table-cell>
          <table:table-cell office:value-type="float" office:value="4308.3" calcext:value-type="float">
            <text:p>4308.3</text:p>
          </table:table-cell>
          <table:table-cell office:value-type="float" office:value="4182.54" calcext:value-type="float">
            <text:p>4182.54</text:p>
          </table:table-cell>
          <table:table-cell office:value-type="float" office:value="4264.83" calcext:value-type="float">
            <text:p>4264.83</text:p>
          </table:table-cell>
          <table:table-cell office:value-type="float" office:value="4157.46" calcext:value-type="float">
            <text:p>4157.46</text:p>
          </table:table-cell>
          <table:table-cell office:value-type="float" office:value="4268.95" calcext:value-type="float">
            <text:p>4268.95</text:p>
          </table:table-cell>
          <table:table-cell office:value-type="float" office:value="4125.57" calcext:value-type="float">
            <text:p>4125.57</text:p>
          </table:table-cell>
          <table:table-cell office:value-type="float" office:value="4243.5" calcext:value-type="float">
            <text:p>4243.5</text:p>
          </table:table-cell>
          <table:table-cell office:value-type="float" office:value="4159.48" calcext:value-type="float">
            <text:p>4159.48</text:p>
          </table:table-cell>
          <table:table-cell office:value-type="float" office:value="4126.8" calcext:value-type="float">
            <text:p>4126.8</text:p>
          </table:table-cell>
          <table:table-cell office:value-type="float" office:value="4092.24" calcext:value-type="float">
            <text:p>4092.24</text:p>
          </table:table-cell>
          <table:table-cell office:value-type="float" office:value="4261.51" calcext:value-type="float">
            <text:p>4261.51</text:p>
          </table:table-cell>
          <table:table-cell office:value-type="float" office:value="4178.11" calcext:value-type="float">
            <text:p>4178.11</text:p>
          </table:table-cell>
          <table:table-cell office:value-type="float" office:value="4301.41" calcext:value-type="float">
            <text:p>4301.41</text:p>
          </table:table-cell>
          <table:table-cell office:value-type="float" office:value="4271.96" calcext:value-type="float">
            <text:p>4271.96</text:p>
          </table:table-cell>
          <table:table-cell office:value-type="float" office:value="4404.02" calcext:value-type="float">
            <text:p>4404.0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23.59" calcext:value-type="float">
            <text:p>4823.59</text:p>
          </table:table-cell>
          <table:table-cell office:value-type="float" office:value="4862.25" calcext:value-type="float">
            <text:p>4862.25</text:p>
          </table:table-cell>
          <table:table-cell office:value-type="float" office:value="4737.09" calcext:value-type="float">
            <text:p>4737.09</text:p>
          </table:table-cell>
          <table:table-cell office:value-type="float" office:value="4747.37" calcext:value-type="float">
            <text:p>4747.37</text:p>
          </table:table-cell>
          <table:table-cell office:value-type="float" office:value="4726.8" calcext:value-type="float">
            <text:p>4726.8</text:p>
          </table:table-cell>
          <table:table-cell office:value-type="float" office:value="4350.88" calcext:value-type="float">
            <text:p>4350.88</text:p>
          </table:table-cell>
          <table:table-cell office:value-type="float" office:value="4207.62" calcext:value-type="float">
            <text:p>4207.62</text:p>
          </table:table-cell>
          <table:table-cell office:value-type="float" office:value="4267.72" calcext:value-type="float">
            <text:p>4267.72</text:p>
          </table:table-cell>
          <table:table-cell office:value-type="float" office:value="4202.51" calcext:value-type="float">
            <text:p>4202.51</text:p>
          </table:table-cell>
          <table:table-cell office:value-type="float" office:value="4308.09" calcext:value-type="float">
            <text:p>4308.09</text:p>
          </table:table-cell>
          <table:table-cell office:value-type="float" office:value="4192.16" calcext:value-type="float">
            <text:p>4192.16</text:p>
          </table:table-cell>
          <table:table-cell office:value-type="float" office:value="4277.95" calcext:value-type="float">
            <text:p>4277.95</text:p>
          </table:table-cell>
          <table:table-cell office:value-type="float" office:value="4234.07" calcext:value-type="float">
            <text:p>4234.07</text:p>
          </table:table-cell>
          <table:table-cell office:value-type="float" office:value="4182.92" calcext:value-type="float">
            <text:p>4182.92</text:p>
          </table:table-cell>
          <table:table-cell office:value-type="float" office:value="3974.92" calcext:value-type="float">
            <text:p>3974.92</text:p>
          </table:table-cell>
          <table:table-cell office:value-type="float" office:value="4013" calcext:value-type="float">
            <text:p>4013</text:p>
          </table:table-cell>
          <table:table-cell office:value-type="float" office:value="4144.02" calcext:value-type="float">
            <text:p>4144.02</text:p>
          </table:table-cell>
          <table:table-cell office:value-type="float" office:value="4257.67" calcext:value-type="float">
            <text:p>4257.67</text:p>
          </table:table-cell>
          <table:table-cell office:value-type="float" office:value="4223.66" calcext:value-type="float">
            <text:p>4223.66</text:p>
          </table:table-cell>
          <table:table-cell office:value-type="float" office:value="4286.81" calcext:value-type="float">
            <text:p>4286.8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799.37" calcext:value-type="float">
            <text:p>4799.37</text:p>
          </table:table-cell>
          <table:table-cell office:value-type="float" office:value="4833.77" calcext:value-type="float">
            <text:p>4833.77</text:p>
          </table:table-cell>
          <table:table-cell office:value-type="float" office:value="4630.67" calcext:value-type="float">
            <text:p>4630.67</text:p>
          </table:table-cell>
          <table:table-cell office:value-type="float" office:value="4600.35" calcext:value-type="float">
            <text:p>4600.35</text:p>
          </table:table-cell>
          <table:table-cell office:value-type="float" office:value="4572.49" calcext:value-type="float">
            <text:p>4572.49</text:p>
          </table:table-cell>
          <table:table-cell office:value-type="float" office:value="4220.04" calcext:value-type="float">
            <text:p>4220.04</text:p>
          </table:table-cell>
          <table:table-cell office:value-type="float" office:value="4083.64" calcext:value-type="float">
            <text:p>4083.64</text:p>
          </table:table-cell>
          <table:table-cell office:value-type="float" office:value="4228.88" calcext:value-type="float">
            <text:p>4228.88</text:p>
          </table:table-cell>
          <table:table-cell office:value-type="float" office:value="3809.73" calcext:value-type="float">
            <text:p>3809.73</text:p>
          </table:table-cell>
          <table:table-cell office:value-type="float" office:value="4007.6" calcext:value-type="float">
            <text:p>4007.6</text:p>
          </table:table-cell>
          <table:table-cell office:value-type="float" office:value="4085.38" calcext:value-type="float">
            <text:p>4085.38</text:p>
          </table:table-cell>
          <table:table-cell office:value-type="float" office:value="4206.94" calcext:value-type="float">
            <text:p>4206.94</text:p>
          </table:table-cell>
          <table:table-cell office:value-type="float" office:value="4233.93" calcext:value-type="float">
            <text:p>4233.93</text:p>
          </table:table-cell>
          <table:table-cell office:value-type="float" office:value="4222.89" calcext:value-type="float">
            <text:p>4222.89</text:p>
          </table:table-cell>
          <table:table-cell office:value-type="float" office:value="4339.76" calcext:value-type="float">
            <text:p>4339.76</text:p>
          </table:table-cell>
          <table:table-cell office:value-type="float" office:value="4277.11" calcext:value-type="float">
            <text:p>4277.11</text:p>
          </table:table-cell>
          <table:table-cell office:value-type="float" office:value="4199.61" calcext:value-type="float">
            <text:p>4199.61</text:p>
          </table:table-cell>
          <table:table-cell office:value-type="float" office:value="4334.01" calcext:value-type="float">
            <text:p>4334.01</text:p>
          </table:table-cell>
          <table:table-cell office:value-type="float" office:value="4252.22" calcext:value-type="float">
            <text:p>4252.22</text:p>
          </table:table-cell>
          <table:table-cell office:value-type="float" office:value="4626.89" calcext:value-type="float">
            <text:p>4626.8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00.59" calcext:value-type="float">
            <text:p>4800.59</text:p>
          </table:table-cell>
          <table:table-cell office:value-type="float" office:value="4796.76" calcext:value-type="float">
            <text:p>4796.76</text:p>
          </table:table-cell>
          <table:table-cell office:value-type="float" office:value="4641.19" calcext:value-type="float">
            <text:p>4641.19</text:p>
          </table:table-cell>
          <table:table-cell office:value-type="float" office:value="4689.59" calcext:value-type="float">
            <text:p>4689.59</text:p>
          </table:table-cell>
          <table:table-cell office:value-type="float" office:value="4674.9" calcext:value-type="float">
            <text:p>4674.9</text:p>
          </table:table-cell>
          <table:table-cell office:value-type="float" office:value="4321.24" calcext:value-type="float">
            <text:p>4321.24</text:p>
          </table:table-cell>
          <table:table-cell office:value-type="float" office:value="4171.33" calcext:value-type="float">
            <text:p>4171.33</text:p>
          </table:table-cell>
          <table:table-cell office:value-type="float" office:value="4202.62" calcext:value-type="float">
            <text:p>4202.62</text:p>
          </table:table-cell>
          <table:table-cell office:value-type="float" office:value="4097.44" calcext:value-type="float">
            <text:p>4097.44</text:p>
          </table:table-cell>
          <table:table-cell office:value-type="float" office:value="4272.65" calcext:value-type="float">
            <text:p>4272.65</text:p>
          </table:table-cell>
          <table:table-cell office:value-type="float" office:value="4139.7" calcext:value-type="float">
            <text:p>4139.7</text:p>
          </table:table-cell>
          <table:table-cell office:value-type="float" office:value="4281.45" calcext:value-type="float">
            <text:p>4281.45</text:p>
          </table:table-cell>
          <table:table-cell office:value-type="float" office:value="4164.79" calcext:value-type="float">
            <text:p>4164.79</text:p>
          </table:table-cell>
          <table:table-cell office:value-type="float" office:value="4147.99" calcext:value-type="float">
            <text:p>4147.99</text:p>
          </table:table-cell>
          <table:table-cell office:value-type="float" office:value="4092.84" calcext:value-type="float">
            <text:p>4092.84</text:p>
          </table:table-cell>
          <table:table-cell office:value-type="float" office:value="4239.57" calcext:value-type="float">
            <text:p>4239.57</text:p>
          </table:table-cell>
          <table:table-cell office:value-type="float" office:value="4095.84" calcext:value-type="float">
            <text:p>4095.84</text:p>
          </table:table-cell>
          <table:table-cell office:value-type="float" office:value="4239.87" calcext:value-type="float">
            <text:p>4239.87</text:p>
          </table:table-cell>
          <table:table-cell office:value-type="float" office:value="4192.07" calcext:value-type="float">
            <text:p>4192.07</text:p>
          </table:table-cell>
          <table:table-cell office:value-type="float" office:value="4384.34" calcext:value-type="float">
            <text:p>4384.3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40.09" calcext:value-type="float">
            <text:p>4840.09</text:p>
          </table:table-cell>
          <table:table-cell office:value-type="float" office:value="4828.39" calcext:value-type="float">
            <text:p>4828.39</text:p>
          </table:table-cell>
          <table:table-cell office:value-type="float" office:value="4709.45" calcext:value-type="float">
            <text:p>4709.45</text:p>
          </table:table-cell>
          <table:table-cell office:value-type="float" office:value="4732.65" calcext:value-type="float">
            <text:p>4732.65</text:p>
          </table:table-cell>
          <table:table-cell office:value-type="float" office:value="4705.56" calcext:value-type="float">
            <text:p>4705.56</text:p>
          </table:table-cell>
          <table:table-cell office:value-type="float" office:value="4384.66" calcext:value-type="float">
            <text:p>4384.66</text:p>
          </table:table-cell>
          <table:table-cell office:value-type="float" office:value="4239.76" calcext:value-type="float">
            <text:p>4239.76</text:p>
          </table:table-cell>
          <table:table-cell office:value-type="float" office:value="4285.78" calcext:value-type="float">
            <text:p>4285.78</text:p>
          </table:table-cell>
          <table:table-cell office:value-type="float" office:value="4168.52" calcext:value-type="float">
            <text:p>4168.52</text:p>
          </table:table-cell>
          <table:table-cell office:value-type="float" office:value="4223.75" calcext:value-type="float">
            <text:p>4223.75</text:p>
          </table:table-cell>
          <table:table-cell office:value-type="float" office:value="4168.13" calcext:value-type="float">
            <text:p>4168.13</text:p>
          </table:table-cell>
          <table:table-cell office:value-type="float" office:value="4287.03" calcext:value-type="float">
            <text:p>4287.03</text:p>
          </table:table-cell>
          <table:table-cell office:value-type="float" office:value="4202.74" calcext:value-type="float">
            <text:p>4202.74</text:p>
          </table:table-cell>
          <table:table-cell office:value-type="float" office:value="4148.26" calcext:value-type="float">
            <text:p>4148.26</text:p>
          </table:table-cell>
          <table:table-cell office:value-type="float" office:value="4258.44" calcext:value-type="float">
            <text:p>4258.44</text:p>
          </table:table-cell>
          <table:table-cell office:value-type="float" office:value="4303.37" calcext:value-type="float">
            <text:p>4303.37</text:p>
          </table:table-cell>
          <table:table-cell office:value-type="float" office:value="4155.59" calcext:value-type="float">
            <text:p>4155.59</text:p>
          </table:table-cell>
          <table:table-cell office:value-type="float" office:value="4261.14" calcext:value-type="float">
            <text:p>4261.14</text:p>
          </table:table-cell>
          <table:table-cell office:value-type="float" office:value="4277.6" calcext:value-type="float">
            <text:p>4277.6</text:p>
          </table:table-cell>
          <table:table-cell office:value-type="float" office:value="4200.93" calcext:value-type="float">
            <text:p>4200.9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764.84" calcext:value-type="float">
            <text:p>4764.84</text:p>
          </table:table-cell>
          <table:table-cell office:value-type="float" office:value="4747.16" calcext:value-type="float">
            <text:p>4747.16</text:p>
          </table:table-cell>
          <table:table-cell office:value-type="float" office:value="4655.68" calcext:value-type="float">
            <text:p>4655.68</text:p>
          </table:table-cell>
          <table:table-cell office:value-type="float" office:value="4668.81" calcext:value-type="float">
            <text:p>4668.81</text:p>
          </table:table-cell>
          <table:table-cell office:value-type="float" office:value="4625.23" calcext:value-type="float">
            <text:p>4625.23</text:p>
          </table:table-cell>
          <table:table-cell office:value-type="float" office:value="4314.45" calcext:value-type="float">
            <text:p>4314.45</text:p>
          </table:table-cell>
          <table:table-cell office:value-type="float" office:value="4181.94" calcext:value-type="float">
            <text:p>4181.94</text:p>
          </table:table-cell>
          <table:table-cell office:value-type="float" office:value="4252.2" calcext:value-type="float">
            <text:p>4252.2</text:p>
          </table:table-cell>
          <table:table-cell office:value-type="float" office:value="4153.61" calcext:value-type="float">
            <text:p>4153.61</text:p>
          </table:table-cell>
          <table:table-cell office:value-type="float" office:value="4240.73" calcext:value-type="float">
            <text:p>4240.73</text:p>
          </table:table-cell>
          <table:table-cell office:value-type="float" office:value="4132.6" calcext:value-type="float">
            <text:p>4132.6</text:p>
          </table:table-cell>
          <table:table-cell office:value-type="float" office:value="4256.21" calcext:value-type="float">
            <text:p>4256.21</text:p>
          </table:table-cell>
          <table:table-cell office:value-type="float" office:value="4143.77" calcext:value-type="float">
            <text:p>4143.77</text:p>
          </table:table-cell>
          <table:table-cell office:value-type="float" office:value="4121.17" calcext:value-type="float">
            <text:p>4121.17</text:p>
          </table:table-cell>
          <table:table-cell office:value-type="float" office:value="4164.3" calcext:value-type="float">
            <text:p>4164.3</text:p>
          </table:table-cell>
          <table:table-cell office:value-type="float" office:value="4239.62" calcext:value-type="float">
            <text:p>4239.62</text:p>
          </table:table-cell>
          <table:table-cell office:value-type="float" office:value="4126.05" calcext:value-type="float">
            <text:p>4126.05</text:p>
          </table:table-cell>
          <table:table-cell office:value-type="float" office:value="4254.62" calcext:value-type="float">
            <text:p>4254.62</text:p>
          </table:table-cell>
          <table:table-cell office:value-type="float" office:value="4204.04" calcext:value-type="float">
            <text:p>4204.04</text:p>
          </table:table-cell>
          <table:table-cell office:value-type="float" office:value="4394" calcext:value-type="float">
            <text:p>439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793.05" calcext:value-type="float">
            <text:p>4793.05</text:p>
          </table:table-cell>
          <table:table-cell office:value-type="float" office:value="4750.55" calcext:value-type="float">
            <text:p>4750.55</text:p>
          </table:table-cell>
          <table:table-cell office:value-type="float" office:value="4639.34" calcext:value-type="float">
            <text:p>4639.34</text:p>
          </table:table-cell>
          <table:table-cell office:value-type="float" office:value="4690.09" calcext:value-type="float">
            <text:p>4690.09</text:p>
          </table:table-cell>
          <table:table-cell office:value-type="float" office:value="4648.39" calcext:value-type="float">
            <text:p>4648.39</text:p>
          </table:table-cell>
          <table:table-cell office:value-type="float" office:value="4333.37" calcext:value-type="float">
            <text:p>4333.37</text:p>
          </table:table-cell>
          <table:table-cell office:value-type="float" office:value="4186.87" calcext:value-type="float">
            <text:p>4186.87</text:p>
          </table:table-cell>
          <table:table-cell office:value-type="float" office:value="4269.53" calcext:value-type="float">
            <text:p>4269.53</text:p>
          </table:table-cell>
          <table:table-cell office:value-type="float" office:value="4186.43" calcext:value-type="float">
            <text:p>4186.43</text:p>
          </table:table-cell>
          <table:table-cell office:value-type="float" office:value="4267.17" calcext:value-type="float">
            <text:p>4267.17</text:p>
          </table:table-cell>
          <table:table-cell office:value-type="float" office:value="4142.07" calcext:value-type="float">
            <text:p>4142.07</text:p>
          </table:table-cell>
          <table:table-cell office:value-type="float" office:value="4241.23" calcext:value-type="float">
            <text:p>4241.23</text:p>
          </table:table-cell>
          <table:table-cell office:value-type="float" office:value="4153.88" calcext:value-type="float">
            <text:p>4153.88</text:p>
          </table:table-cell>
          <table:table-cell office:value-type="float" office:value="4164.82" calcext:value-type="float">
            <text:p>4164.82</text:p>
          </table:table-cell>
          <table:table-cell office:value-type="float" office:value="4251.41" calcext:value-type="float">
            <text:p>4251.41</text:p>
          </table:table-cell>
          <table:table-cell office:value-type="float" office:value="4180.13" calcext:value-type="float">
            <text:p>4180.13</text:p>
          </table:table-cell>
          <table:table-cell office:value-type="float" office:value="4001.38" calcext:value-type="float">
            <text:p>4001.38</text:p>
          </table:table-cell>
          <table:table-cell office:value-type="float" office:value="4116.62" calcext:value-type="float">
            <text:p>4116.62</text:p>
          </table:table-cell>
          <table:table-cell office:value-type="float" office:value="4111.21" calcext:value-type="float">
            <text:p>4111.21</text:p>
          </table:table-cell>
          <table:table-cell office:value-type="float" office:value="4454.84" calcext:value-type="float">
            <text:p>4454.8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31.06" calcext:value-type="float">
            <text:p>4831.06</text:p>
          </table:table-cell>
          <table:table-cell office:value-type="float" office:value="4832.49" calcext:value-type="float">
            <text:p>4832.49</text:p>
          </table:table-cell>
          <table:table-cell office:value-type="float" office:value="4703.16" calcext:value-type="float">
            <text:p>4703.16</text:p>
          </table:table-cell>
          <table:table-cell office:value-type="float" office:value="4736.15" calcext:value-type="float">
            <text:p>4736.15</text:p>
          </table:table-cell>
          <table:table-cell office:value-type="float" office:value="4729.16" calcext:value-type="float">
            <text:p>4729.16</text:p>
          </table:table-cell>
          <table:table-cell office:value-type="float" office:value="4394.53" calcext:value-type="float">
            <text:p>4394.53</text:p>
          </table:table-cell>
          <table:table-cell office:value-type="float" office:value="4266.99" calcext:value-type="float">
            <text:p>4266.99</text:p>
          </table:table-cell>
          <table:table-cell office:value-type="float" office:value="4326.66" calcext:value-type="float">
            <text:p>4326.66</text:p>
          </table:table-cell>
          <table:table-cell office:value-type="float" office:value="4236.14" calcext:value-type="float">
            <text:p>4236.14</text:p>
          </table:table-cell>
          <table:table-cell office:value-type="float" office:value="4311.42" calcext:value-type="float">
            <text:p>4311.42</text:p>
          </table:table-cell>
          <table:table-cell office:value-type="float" office:value="4201.04" calcext:value-type="float">
            <text:p>4201.04</text:p>
          </table:table-cell>
          <table:table-cell office:value-type="float" office:value="4293.94" calcext:value-type="float">
            <text:p>4293.94</text:p>
          </table:table-cell>
          <table:table-cell office:value-type="float" office:value="4226.45" calcext:value-type="float">
            <text:p>4226.45</text:p>
          </table:table-cell>
          <table:table-cell office:value-type="float" office:value="4182.05" calcext:value-type="float">
            <text:p>4182.05</text:p>
          </table:table-cell>
          <table:table-cell office:value-type="float" office:value="4223.5" calcext:value-type="float">
            <text:p>4223.5</text:p>
          </table:table-cell>
          <table:table-cell office:value-type="float" office:value="4304.92" calcext:value-type="float">
            <text:p>4304.92</text:p>
          </table:table-cell>
          <table:table-cell office:value-type="float" office:value="4155.8" calcext:value-type="float">
            <text:p>4155.8</text:p>
          </table:table-cell>
          <table:table-cell office:value-type="float" office:value="4212.21" calcext:value-type="float">
            <text:p>4212.21</text:p>
          </table:table-cell>
          <table:table-cell office:value-type="float" office:value="4273.31" calcext:value-type="float">
            <text:p>4273.31</text:p>
          </table:table-cell>
          <table:table-cell office:value-type="float" office:value="4149.02" calcext:value-type="float">
            <text:p>4149.0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42.56" calcext:value-type="float">
            <text:p>4842.56</text:p>
          </table:table-cell>
          <table:table-cell office:value-type="float" office:value="4828.45" calcext:value-type="float">
            <text:p>4828.45</text:p>
          </table:table-cell>
          <table:table-cell office:value-type="float" office:value="4675.04" calcext:value-type="float">
            <text:p>4675.04</text:p>
          </table:table-cell>
          <table:table-cell office:value-type="float" office:value="4697.27" calcext:value-type="float">
            <text:p>4697.27</text:p>
          </table:table-cell>
          <table:table-cell office:value-type="float" office:value="4694.47" calcext:value-type="float">
            <text:p>4694.47</text:p>
          </table:table-cell>
          <table:table-cell office:value-type="float" office:value="4316.13" calcext:value-type="float">
            <text:p>4316.13</text:p>
          </table:table-cell>
          <table:table-cell office:value-type="float" office:value="4217.21" calcext:value-type="float">
            <text:p>4217.21</text:p>
          </table:table-cell>
          <table:table-cell office:value-type="float" office:value="4293.75" calcext:value-type="float">
            <text:p>4293.75</text:p>
          </table:table-cell>
          <table:table-cell office:value-type="float" office:value="4200.92" calcext:value-type="float">
            <text:p>4200.92</text:p>
          </table:table-cell>
          <table:table-cell office:value-type="float" office:value="4301.44" calcext:value-type="float">
            <text:p>4301.44</text:p>
          </table:table-cell>
          <table:table-cell office:value-type="float" office:value="4161.98" calcext:value-type="float">
            <text:p>4161.98</text:p>
          </table:table-cell>
          <table:table-cell office:value-type="float" office:value="4261.13" calcext:value-type="float">
            <text:p>4261.13</text:p>
          </table:table-cell>
          <table:table-cell office:value-type="float" office:value="4183.5" calcext:value-type="float">
            <text:p>4183.5</text:p>
          </table:table-cell>
          <table:table-cell office:value-type="float" office:value="4163.57" calcext:value-type="float">
            <text:p>4163.57</text:p>
          </table:table-cell>
          <table:table-cell office:value-type="float" office:value="4261.24" calcext:value-type="float">
            <text:p>4261.24</text:p>
          </table:table-cell>
          <table:table-cell office:value-type="float" office:value="4292.7" calcext:value-type="float">
            <text:p>4292.7</text:p>
          </table:table-cell>
          <table:table-cell office:value-type="float" office:value="4154.39" calcext:value-type="float">
            <text:p>4154.39</text:p>
          </table:table-cell>
          <table:table-cell office:value-type="float" office:value="4220.95" calcext:value-type="float">
            <text:p>4220.95</text:p>
          </table:table-cell>
          <table:table-cell office:value-type="float" office:value="4264.83" calcext:value-type="float">
            <text:p>4264.83</text:p>
          </table:table-cell>
          <table:table-cell office:value-type="float" office:value="4193.71" calcext:value-type="float">
            <text:p>4193.7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56.91" calcext:value-type="float">
            <text:p>4856.91</text:p>
          </table:table-cell>
          <table:table-cell office:value-type="float" office:value="4848.79" calcext:value-type="float">
            <text:p>4848.79</text:p>
          </table:table-cell>
          <table:table-cell office:value-type="float" office:value="4704.29" calcext:value-type="float">
            <text:p>4704.29</text:p>
          </table:table-cell>
          <table:table-cell office:value-type="float" office:value="4674.78" calcext:value-type="float">
            <text:p>4674.78</text:p>
          </table:table-cell>
          <table:table-cell office:value-type="float" office:value="4697.72" calcext:value-type="float">
            <text:p>4697.72</text:p>
          </table:table-cell>
          <table:table-cell office:value-type="float" office:value="4311.77" calcext:value-type="float">
            <text:p>4311.77</text:p>
          </table:table-cell>
          <table:table-cell office:value-type="float" office:value="4211.94" calcext:value-type="float">
            <text:p>4211.94</text:p>
          </table:table-cell>
          <table:table-cell office:value-type="float" office:value="4278.36" calcext:value-type="float">
            <text:p>4278.36</text:p>
          </table:table-cell>
          <table:table-cell office:value-type="float" office:value="4186.65" calcext:value-type="float">
            <text:p>4186.65</text:p>
          </table:table-cell>
          <table:table-cell office:value-type="float" office:value="4298.82" calcext:value-type="float">
            <text:p>4298.82</text:p>
          </table:table-cell>
          <table:table-cell office:value-type="float" office:value="4157.23" calcext:value-type="float">
            <text:p>4157.23</text:p>
          </table:table-cell>
          <table:table-cell office:value-type="float" office:value="4247.55" calcext:value-type="float">
            <text:p>4247.55</text:p>
          </table:table-cell>
          <table:table-cell office:value-type="float" office:value="4165.07" calcext:value-type="float">
            <text:p>4165.07</text:p>
          </table:table-cell>
          <table:table-cell office:value-type="float" office:value="4138.77" calcext:value-type="float">
            <text:p>4138.77</text:p>
          </table:table-cell>
          <table:table-cell office:value-type="float" office:value="4259.73" calcext:value-type="float">
            <text:p>4259.73</text:p>
          </table:table-cell>
          <table:table-cell office:value-type="float" office:value="4285.11" calcext:value-type="float">
            <text:p>4285.11</text:p>
          </table:table-cell>
          <table:table-cell office:value-type="float" office:value="4143.31" calcext:value-type="float">
            <text:p>4143.31</text:p>
          </table:table-cell>
          <table:table-cell office:value-type="float" office:value="4234.95" calcext:value-type="float">
            <text:p>4234.95</text:p>
          </table:table-cell>
          <table:table-cell office:value-type="float" office:value="4225.98" calcext:value-type="float">
            <text:p>4225.98</text:p>
          </table:table-cell>
          <table:table-cell office:value-type="float" office:value="4220.99" calcext:value-type="float">
            <text:p>4220.9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41.95" calcext:value-type="float">
            <text:p>4841.95</text:p>
          </table:table-cell>
          <table:table-cell office:value-type="float" office:value="4840.28" calcext:value-type="float">
            <text:p>4840.28</text:p>
          </table:table-cell>
          <table:table-cell office:value-type="float" office:value="4318.91" calcext:value-type="float">
            <text:p>4318.91</text:p>
          </table:table-cell>
          <table:table-cell office:value-type="float" office:value="4247.99" calcext:value-type="float">
            <text:p>4247.99</text:p>
          </table:table-cell>
          <table:table-cell office:value-type="float" office:value="4161.66" calcext:value-type="float">
            <text:p>4161.66</text:p>
          </table:table-cell>
          <table:table-cell office:value-type="float" office:value="3861.29" calcext:value-type="float">
            <text:p>3861.29</text:p>
          </table:table-cell>
          <table:table-cell office:value-type="float" office:value="3784.84" calcext:value-type="float">
            <text:p>3784.84</text:p>
          </table:table-cell>
          <table:table-cell office:value-type="float" office:value="3980.81" calcext:value-type="float">
            <text:p>3980.81</text:p>
          </table:table-cell>
          <table:table-cell office:value-type="float" office:value="4224.75" calcext:value-type="float">
            <text:p>4224.75</text:p>
          </table:table-cell>
          <table:table-cell office:value-type="float" office:value="4216.31" calcext:value-type="float">
            <text:p>4216.31</text:p>
          </table:table-cell>
          <table:table-cell office:value-type="float" office:value="4177.25" calcext:value-type="float">
            <text:p>4177.25</text:p>
          </table:table-cell>
          <table:table-cell office:value-type="float" office:value="4227.36" calcext:value-type="float">
            <text:p>4227.36</text:p>
          </table:table-cell>
          <table:table-cell office:value-type="float" office:value="4125.88" calcext:value-type="float">
            <text:p>4125.88</text:p>
          </table:table-cell>
          <table:table-cell office:value-type="float" office:value="4086.39" calcext:value-type="float">
            <text:p>4086.39</text:p>
          </table:table-cell>
          <table:table-cell office:value-type="float" office:value="4324.14" calcext:value-type="float">
            <text:p>4324.14</text:p>
          </table:table-cell>
          <table:table-cell office:value-type="float" office:value="4166.09" calcext:value-type="float">
            <text:p>4166.09</text:p>
          </table:table-cell>
          <table:table-cell office:value-type="float" office:value="4136.68" calcext:value-type="float">
            <text:p>4136.68</text:p>
          </table:table-cell>
          <table:table-cell office:value-type="float" office:value="4332.83" calcext:value-type="float">
            <text:p>4332.83</text:p>
          </table:table-cell>
          <table:table-cell office:value-type="float" office:value="4160.32" calcext:value-type="float">
            <text:p>4160.32</text:p>
          </table:table-cell>
          <table:table-cell office:value-type="float" office:value="5842.75" calcext:value-type="float">
            <text:p>5842.7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03.36" calcext:value-type="float">
            <text:p>4803.36</text:p>
          </table:table-cell>
          <table:table-cell office:value-type="float" office:value="4833.43" calcext:value-type="float">
            <text:p>4833.43</text:p>
          </table:table-cell>
          <table:table-cell office:value-type="float" office:value="4700.48" calcext:value-type="float">
            <text:p>4700.48</text:p>
          </table:table-cell>
          <table:table-cell office:value-type="float" office:value="4716.55" calcext:value-type="float">
            <text:p>4716.55</text:p>
          </table:table-cell>
          <table:table-cell office:value-type="float" office:value="4682.69" calcext:value-type="float">
            <text:p>4682.69</text:p>
          </table:table-cell>
          <table:table-cell office:value-type="float" office:value="4334.46" calcext:value-type="float">
            <text:p>4334.46</text:p>
          </table:table-cell>
          <table:table-cell office:value-type="float" office:value="4204.53" calcext:value-type="float">
            <text:p>4204.53</text:p>
          </table:table-cell>
          <table:table-cell office:value-type="float" office:value="4285.42" calcext:value-type="float">
            <text:p>4285.42</text:p>
          </table:table-cell>
          <table:table-cell office:value-type="float" office:value="4207.17" calcext:value-type="float">
            <text:p>4207.17</text:p>
          </table:table-cell>
          <table:table-cell office:value-type="float" office:value="4308.4" calcext:value-type="float">
            <text:p>4308.4</text:p>
          </table:table-cell>
          <table:table-cell office:value-type="float" office:value="4237.79" calcext:value-type="float">
            <text:p>4237.79</text:p>
          </table:table-cell>
          <table:table-cell office:value-type="float" office:value="4332.75" calcext:value-type="float">
            <text:p>4332.75</text:p>
          </table:table-cell>
          <table:table-cell office:value-type="float" office:value="4287.75" calcext:value-type="float">
            <text:p>4287.75</text:p>
          </table:table-cell>
          <table:table-cell office:value-type="float" office:value="4237.78" calcext:value-type="float">
            <text:p>4237.78</text:p>
          </table:table-cell>
          <table:table-cell office:value-type="float" office:value="4187.13" calcext:value-type="float">
            <text:p>4187.13</text:p>
          </table:table-cell>
          <table:table-cell office:value-type="float" office:value="4349.13" calcext:value-type="float">
            <text:p>4349.13</text:p>
          </table:table-cell>
          <table:table-cell office:value-type="float" office:value="4197.35" calcext:value-type="float">
            <text:p>4197.35</text:p>
          </table:table-cell>
          <table:table-cell office:value-type="float" office:value="4256.29" calcext:value-type="float">
            <text:p>4256.29</text:p>
          </table:table-cell>
          <table:table-cell office:value-type="float" office:value="4329.07" calcext:value-type="float">
            <text:p>4329.07</text:p>
          </table:table-cell>
          <table:table-cell office:value-type="float" office:value="4199.44" calcext:value-type="float">
            <text:p>4199.4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1042.17" calcext:value-type="float">
            <text:p>1042.17</text:p>
          </table:table-cell>
          <table:table-cell office:value-type="float" office:value="1997.49" calcext:value-type="float">
            <text:p>1997.49</text:p>
          </table:table-cell>
          <table:table-cell office:value-type="float" office:value="2642.04" calcext:value-type="float">
            <text:p>2642.04</text:p>
          </table:table-cell>
          <table:table-cell office:value-type="float" office:value="2390.07" calcext:value-type="float">
            <text:p>2390.07</text:p>
          </table:table-cell>
          <table:table-cell office:value-type="float" office:value="2433.6" calcext:value-type="float">
            <text:p>2433.6</text:p>
          </table:table-cell>
          <table:table-cell office:value-type="float" office:value="3065.2" calcext:value-type="float">
            <text:p>3065.2</text:p>
          </table:table-cell>
          <table:table-cell office:value-type="float" office:value="3124.2" calcext:value-type="float">
            <text:p>3124.2</text:p>
          </table:table-cell>
          <table:table-cell office:value-type="float" office:value="3428.03" calcext:value-type="float">
            <text:p>3428.03</text:p>
          </table:table-cell>
          <table:table-cell office:value-type="float" office:value="3307.49" calcext:value-type="float">
            <text:p>3307.49</text:p>
          </table:table-cell>
          <table:table-cell office:value-type="float" office:value="3311.51" calcext:value-type="float">
            <text:p>3311.51</text:p>
          </table:table-cell>
          <table:table-cell office:value-type="float" office:value="3298.19" calcext:value-type="float">
            <text:p>3298.19</text:p>
          </table:table-cell>
          <table:table-cell office:value-type="float" office:value="3449.92" calcext:value-type="float">
            <text:p>3449.92</text:p>
          </table:table-cell>
          <table:table-cell office:value-type="float" office:value="3627.38" calcext:value-type="float">
            <text:p>3627.38</text:p>
          </table:table-cell>
          <table:table-cell office:value-type="float" office:value="882.74" calcext:value-type="float">
            <text:p>882.74</text:p>
          </table:table-cell>
          <table:table-cell office:value-type="float" office:value="3712.03" calcext:value-type="float">
            <text:p>3712.03</text:p>
          </table:table-cell>
          <table:table-cell office:value-type="float" office:value="1395.41" calcext:value-type="float">
            <text:p>1395.41</text:p>
          </table:table-cell>
          <table:table-cell office:value-type="float" office:value="3606.1" calcext:value-type="float">
            <text:p>3606.1</text:p>
          </table:table-cell>
          <table:table-cell office:value-type="float" office:value="3653.54" calcext:value-type="float">
            <text:p>3653.54</text:p>
          </table:table-cell>
          <table:table-cell office:value-type="float" office:value="1427.49" calcext:value-type="float">
            <text:p>1427.49</text:p>
          </table:table-cell>
          <table:table-cell office:value-type="float" office:value="3611.74" calcext:value-type="float">
            <text:p>3611.7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932.88" calcext:value-type="float">
            <text:p>932.88</text:p>
          </table:table-cell>
          <table:table-cell office:value-type="float" office:value="3420.67" calcext:value-type="float">
            <text:p>3420.67</text:p>
          </table:table-cell>
          <table:table-cell office:value-type="float" office:value="3386.59" calcext:value-type="float">
            <text:p>3386.59</text:p>
          </table:table-cell>
          <table:table-cell office:value-type="float" office:value="3409.29" calcext:value-type="float">
            <text:p>3409.29</text:p>
          </table:table-cell>
          <table:table-cell office:value-type="float" office:value="3398.97" calcext:value-type="float">
            <text:p>3398.97</text:p>
          </table:table-cell>
          <table:table-cell office:value-type="float" office:value="3309.99" calcext:value-type="float">
            <text:p>3309.99</text:p>
          </table:table-cell>
          <table:table-cell office:value-type="float" office:value="3345.97" calcext:value-type="float">
            <text:p>3345.97</text:p>
          </table:table-cell>
          <table:table-cell office:value-type="float" office:value="3293.41" calcext:value-type="float">
            <text:p>3293.41</text:p>
          </table:table-cell>
          <table:table-cell office:value-type="float" office:value="3282.73" calcext:value-type="float">
            <text:p>3282.73</text:p>
          </table:table-cell>
          <table:table-cell office:value-type="float" office:value="3400.21" calcext:value-type="float">
            <text:p>3400.21</text:p>
          </table:table-cell>
          <table:table-cell office:value-type="float" office:value="3324.65" calcext:value-type="float">
            <text:p>3324.65</text:p>
          </table:table-cell>
          <table:table-cell office:value-type="float" office:value="2179.36" calcext:value-type="float">
            <text:p>2179.36</text:p>
          </table:table-cell>
          <table:table-cell office:value-type="float" office:value="723.49" calcext:value-type="float">
            <text:p>723.49</text:p>
          </table:table-cell>
          <table:table-cell office:value-type="float" office:value="1317.95" calcext:value-type="float">
            <text:p>1317.95</text:p>
          </table:table-cell>
          <table:table-cell office:value-type="float" office:value="3566.63" calcext:value-type="float">
            <text:p>3566.63</text:p>
          </table:table-cell>
          <table:table-cell office:value-type="float" office:value="3596.22" calcext:value-type="float">
            <text:p>3596.22</text:p>
          </table:table-cell>
          <table:table-cell office:value-type="float" office:value="3445.7" calcext:value-type="float">
            <text:p>3445.7</text:p>
          </table:table-cell>
          <table:table-cell office:value-type="float" office:value="1379.34" calcext:value-type="float">
            <text:p>1379.34</text:p>
          </table:table-cell>
          <table:table-cell office:value-type="float" office:value="3516.02" calcext:value-type="float">
            <text:p>3516.02</text:p>
          </table:table-cell>
          <table:table-cell office:value-type="float" office:value="3409.42" calcext:value-type="float">
            <text:p>3409.4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966" calcext:value-type="float">
            <text:p>966</text:p>
          </table:table-cell>
          <table:table-cell office:value-type="float" office:value="3460.93" calcext:value-type="float">
            <text:p>3460.93</text:p>
          </table:table-cell>
          <table:table-cell office:value-type="float" office:value="3392.22" calcext:value-type="float">
            <text:p>3392.22</text:p>
          </table:table-cell>
          <table:table-cell office:value-type="float" office:value="3431.04" calcext:value-type="float">
            <text:p>3431.04</text:p>
          </table:table-cell>
          <table:table-cell office:value-type="float" office:value="3408.6" calcext:value-type="float">
            <text:p>3408.6</text:p>
          </table:table-cell>
          <table:table-cell office:value-type="float" office:value="3328.29" calcext:value-type="float">
            <text:p>3328.29</text:p>
          </table:table-cell>
          <table:table-cell office:value-type="float" office:value="1858.68" calcext:value-type="float">
            <text:p>1858.68</text:p>
          </table:table-cell>
          <table:table-cell office:value-type="float" office:value="1649.98" calcext:value-type="float">
            <text:p>1649.98</text:p>
          </table:table-cell>
          <table:table-cell office:value-type="float" office:value="2047.36" calcext:value-type="float">
            <text:p>2047.36</text:p>
          </table:table-cell>
          <table:table-cell office:value-type="float" office:value="2414.46" calcext:value-type="float">
            <text:p>2414.46</text:p>
          </table:table-cell>
          <table:table-cell office:value-type="float" office:value="3344.61" calcext:value-type="float">
            <text:p>3344.61</text:p>
          </table:table-cell>
          <table:table-cell office:value-type="float" office:value="3686.54" calcext:value-type="float">
            <text:p>3686.54</text:p>
          </table:table-cell>
          <table:table-cell office:value-type="float" office:value="3731.49" calcext:value-type="float">
            <text:p>3731.49</text:p>
          </table:table-cell>
          <table:table-cell office:value-type="float" office:value="1163.08" calcext:value-type="float">
            <text:p>1163.08</text:p>
          </table:table-cell>
          <table:table-cell office:value-type="float" office:value="3737.33" calcext:value-type="float">
            <text:p>3737.33</text:p>
          </table:table-cell>
          <table:table-cell office:value-type="float" office:value="3709.53" calcext:value-type="float">
            <text:p>3709.53</text:p>
          </table:table-cell>
          <table:table-cell office:value-type="float" office:value="1443.99" calcext:value-type="float">
            <text:p>1443.99</text:p>
          </table:table-cell>
          <table:table-cell office:value-type="float" office:value="3705.62" calcext:value-type="float">
            <text:p>3705.62</text:p>
          </table:table-cell>
          <table:table-cell office:value-type="float" office:value="3713.87" calcext:value-type="float">
            <text:p>3713.87</text:p>
          </table:table-cell>
          <table:table-cell office:value-type="float" office:value="3731.45" calcext:value-type="float">
            <text:p>3731.4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3"/>
          <table:table-cell office:value-type="string" calcext:value-type="string">
            <text:p>4 NVM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3418.44" calcext:value-type="float">
            <text:p>3418.44</text:p>
          </table:table-cell>
          <table:table-cell office:value-type="float" office:value="4924.64" calcext:value-type="float">
            <text:p>4924.64</text:p>
          </table:table-cell>
          <table:table-cell office:value-type="float" office:value="4888.86" calcext:value-type="float">
            <text:p>4888.86</text:p>
          </table:table-cell>
          <table:table-cell office:value-type="float" office:value="4738.21" calcext:value-type="float">
            <text:p>4738.21</text:p>
          </table:table-cell>
          <table:table-cell office:value-type="float" office:value="4565.26" calcext:value-type="float">
            <text:p>4565.26</text:p>
          </table:table-cell>
          <table:table-cell office:value-type="float" office:value="4278.63" calcext:value-type="float">
            <text:p>4278.63</text:p>
          </table:table-cell>
          <table:table-cell office:value-type="float" office:value="4078.45" calcext:value-type="float">
            <text:p>4078.45</text:p>
          </table:table-cell>
          <table:table-cell office:value-type="float" office:value="4276.14" calcext:value-type="float">
            <text:p>4276.14</text:p>
          </table:table-cell>
          <table:table-cell office:value-type="float" office:value="4239.5" calcext:value-type="float">
            <text:p>4239.5</text:p>
          </table:table-cell>
          <table:table-cell office:value-type="float" office:value="4187.21" calcext:value-type="float">
            <text:p>4187.21</text:p>
          </table:table-cell>
          <table:table-cell office:value-type="float" office:value="4242.99" calcext:value-type="float">
            <text:p>4242.99</text:p>
          </table:table-cell>
          <table:table-cell office:value-type="float" office:value="4305.84" calcext:value-type="float">
            <text:p>4305.84</text:p>
          </table:table-cell>
          <table:table-cell office:value-type="float" office:value="4186.54" calcext:value-type="float">
            <text:p>4186.54</text:p>
          </table:table-cell>
          <table:table-cell office:value-type="float" office:value="4259.23" calcext:value-type="float">
            <text:p>4259.23</text:p>
          </table:table-cell>
          <table:table-cell office:value-type="float" office:value="4232.32" calcext:value-type="float">
            <text:p>4232.32</text:p>
          </table:table-cell>
          <table:table-cell office:value-type="float" office:value="4223.8" calcext:value-type="float">
            <text:p>4223.8</text:p>
          </table:table-cell>
          <table:table-cell office:value-type="float" office:value="4302.8" calcext:value-type="float">
            <text:p>4302.8</text:p>
          </table:table-cell>
          <table:table-cell office:value-type="float" office:value="4209.51" calcext:value-type="float">
            <text:p>4209.51</text:p>
          </table:table-cell>
          <table:table-cell office:value-type="float" office:value="4169.03" calcext:value-type="float">
            <text:p>4169.03</text:p>
          </table:table-cell>
          <table:table-cell office:value-type="float" office:value="6555.87" calcext:value-type="float">
            <text:p>6555.8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53.09" calcext:value-type="float">
            <text:p>5253.09</text:p>
          </table:table-cell>
          <table:table-cell office:value-type="float" office:value="5239.14" calcext:value-type="float">
            <text:p>5239.14</text:p>
          </table:table-cell>
          <table:table-cell office:value-type="float" office:value="4981.14" calcext:value-type="float">
            <text:p>4981.14</text:p>
          </table:table-cell>
          <table:table-cell office:value-type="float" office:value="4995.2" calcext:value-type="float">
            <text:p>4995.2</text:p>
          </table:table-cell>
          <table:table-cell office:value-type="float" office:value="4782.82" calcext:value-type="float">
            <text:p>4782.82</text:p>
          </table:table-cell>
          <table:table-cell office:value-type="float" office:value="4510.14" calcext:value-type="float">
            <text:p>4510.14</text:p>
          </table:table-cell>
          <table:table-cell office:value-type="float" office:value="4298.09" calcext:value-type="float">
            <text:p>4298.09</text:p>
          </table:table-cell>
          <table:table-cell office:value-type="float" office:value="4243.03" calcext:value-type="float">
            <text:p>4243.03</text:p>
          </table:table-cell>
          <table:table-cell office:value-type="float" office:value="4350.56" calcext:value-type="float">
            <text:p>4350.56</text:p>
          </table:table-cell>
          <table:table-cell office:value-type="float" office:value="4313.02" calcext:value-type="float">
            <text:p>4313.02</text:p>
          </table:table-cell>
          <table:table-cell office:value-type="float" office:value="4253.9" calcext:value-type="float">
            <text:p>4253.9</text:p>
          </table:table-cell>
          <table:table-cell office:value-type="float" office:value="4367.45" calcext:value-type="float">
            <text:p>4367.45</text:p>
          </table:table-cell>
          <table:table-cell office:value-type="float" office:value="4409.95" calcext:value-type="float">
            <text:p>4409.95</text:p>
          </table:table-cell>
          <table:table-cell office:value-type="float" office:value="4258.43" calcext:value-type="float">
            <text:p>4258.43</text:p>
          </table:table-cell>
          <table:table-cell office:value-type="float" office:value="4372.12" calcext:value-type="float">
            <text:p>4372.12</text:p>
          </table:table-cell>
          <table:table-cell office:value-type="float" office:value="4300.08" calcext:value-type="float">
            <text:p>4300.08</text:p>
          </table:table-cell>
          <table:table-cell office:value-type="float" office:value="4291.17" calcext:value-type="float">
            <text:p>4291.17</text:p>
          </table:table-cell>
          <table:table-cell office:value-type="float" office:value="4355.26" calcext:value-type="float">
            <text:p>4355.26</text:p>
          </table:table-cell>
          <table:table-cell office:value-type="float" office:value="4298.78" calcext:value-type="float">
            <text:p>4298.78</text:p>
          </table:table-cell>
          <table:table-cell office:value-type="float" office:value="4225.4" calcext:value-type="float">
            <text:p>4225.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12.72" calcext:value-type="float">
            <text:p>5212.72</text:p>
          </table:table-cell>
          <table:table-cell office:value-type="float" office:value="5243.69" calcext:value-type="float">
            <text:p>5243.69</text:p>
          </table:table-cell>
          <table:table-cell office:value-type="float" office:value="5002.12" calcext:value-type="float">
            <text:p>5002.12</text:p>
          </table:table-cell>
          <table:table-cell office:value-type="float" office:value="4985.41" calcext:value-type="float">
            <text:p>4985.41</text:p>
          </table:table-cell>
          <table:table-cell office:value-type="float" office:value="4793.45" calcext:value-type="float">
            <text:p>4793.45</text:p>
          </table:table-cell>
          <table:table-cell office:value-type="float" office:value="4526.07" calcext:value-type="float">
            <text:p>4526.07</text:p>
          </table:table-cell>
          <table:table-cell office:value-type="float" office:value="4280.55" calcext:value-type="float">
            <text:p>4280.55</text:p>
          </table:table-cell>
          <table:table-cell office:value-type="float" office:value="4196.41" calcext:value-type="float">
            <text:p>4196.41</text:p>
          </table:table-cell>
          <table:table-cell office:value-type="float" office:value="4323.64" calcext:value-type="float">
            <text:p>4323.64</text:p>
          </table:table-cell>
          <table:table-cell office:value-type="float" office:value="4210.25" calcext:value-type="float">
            <text:p>4210.25</text:p>
          </table:table-cell>
          <table:table-cell office:value-type="float" office:value="4182.81" calcext:value-type="float">
            <text:p>4182.81</text:p>
          </table:table-cell>
          <table:table-cell office:value-type="float" office:value="4280.01" calcext:value-type="float">
            <text:p>4280.01</text:p>
          </table:table-cell>
          <table:table-cell office:value-type="float" office:value="4197.21" calcext:value-type="float">
            <text:p>4197.21</text:p>
          </table:table-cell>
          <table:table-cell office:value-type="float" office:value="4078.47" calcext:value-type="float">
            <text:p>4078.47</text:p>
          </table:table-cell>
          <table:table-cell office:value-type="float" office:value="4209.46" calcext:value-type="float">
            <text:p>4209.46</text:p>
          </table:table-cell>
          <table:table-cell office:value-type="float" office:value="4171.58" calcext:value-type="float">
            <text:p>4171.58</text:p>
          </table:table-cell>
          <table:table-cell office:value-type="float" office:value="4267.23" calcext:value-type="float">
            <text:p>4267.23</text:p>
          </table:table-cell>
          <table:table-cell office:value-type="float" office:value="4262.78" calcext:value-type="float">
            <text:p>4262.78</text:p>
          </table:table-cell>
          <table:table-cell office:value-type="float" office:value="4246.91" calcext:value-type="float">
            <text:p>4246.91</text:p>
          </table:table-cell>
          <table:table-cell office:value-type="float" office:value="4449.4" calcext:value-type="float">
            <text:p>4449.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99.93" calcext:value-type="float">
            <text:p>5299.93</text:p>
          </table:table-cell>
          <table:table-cell office:value-type="float" office:value="5237.52" calcext:value-type="float">
            <text:p>5237.52</text:p>
          </table:table-cell>
          <table:table-cell office:value-type="float" office:value="5002.97" calcext:value-type="float">
            <text:p>5002.97</text:p>
          </table:table-cell>
          <table:table-cell office:value-type="float" office:value="4980.42" calcext:value-type="float">
            <text:p>4980.42</text:p>
          </table:table-cell>
          <table:table-cell office:value-type="float" office:value="4786.1" calcext:value-type="float">
            <text:p>4786.1</text:p>
          </table:table-cell>
          <table:table-cell office:value-type="float" office:value="4528.92" calcext:value-type="float">
            <text:p>4528.92</text:p>
          </table:table-cell>
          <table:table-cell office:value-type="float" office:value="4170.13" calcext:value-type="float">
            <text:p>4170.13</text:p>
          </table:table-cell>
          <table:table-cell office:value-type="float" office:value="4201.63" calcext:value-type="float">
            <text:p>4201.63</text:p>
          </table:table-cell>
          <table:table-cell office:value-type="float" office:value="4269.34" calcext:value-type="float">
            <text:p>4269.34</text:p>
          </table:table-cell>
          <table:table-cell office:value-type="float" office:value="4255.47" calcext:value-type="float">
            <text:p>4255.47</text:p>
          </table:table-cell>
          <table:table-cell office:value-type="float" office:value="4202.89" calcext:value-type="float">
            <text:p>4202.89</text:p>
          </table:table-cell>
          <table:table-cell office:value-type="float" office:value="4328.28" calcext:value-type="float">
            <text:p>4328.28</text:p>
          </table:table-cell>
          <table:table-cell office:value-type="float" office:value="4333.06" calcext:value-type="float">
            <text:p>4333.06</text:p>
          </table:table-cell>
          <table:table-cell office:value-type="float" office:value="4203.71" calcext:value-type="float">
            <text:p>4203.71</text:p>
          </table:table-cell>
          <table:table-cell office:value-type="float" office:value="4350.7" calcext:value-type="float">
            <text:p>4350.7</text:p>
          </table:table-cell>
          <table:table-cell office:value-type="float" office:value="4244.73" calcext:value-type="float">
            <text:p>4244.73</text:p>
          </table:table-cell>
          <table:table-cell office:value-type="float" office:value="4274.42" calcext:value-type="float">
            <text:p>4274.42</text:p>
          </table:table-cell>
          <table:table-cell office:value-type="float" office:value="4286.41" calcext:value-type="float">
            <text:p>4286.41</text:p>
          </table:table-cell>
          <table:table-cell office:value-type="float" office:value="4270.78" calcext:value-type="float">
            <text:p>4270.78</text:p>
          </table:table-cell>
          <table:table-cell office:value-type="float" office:value="4269.95" calcext:value-type="float">
            <text:p>4269.9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14.44" calcext:value-type="float">
            <text:p>5214.44</text:p>
          </table:table-cell>
          <table:table-cell office:value-type="float" office:value="5180.97" calcext:value-type="float">
            <text:p>5180.97</text:p>
          </table:table-cell>
          <table:table-cell office:value-type="float" office:value="4924.93" calcext:value-type="float">
            <text:p>4924.93</text:p>
          </table:table-cell>
          <table:table-cell office:value-type="float" office:value="4931.82" calcext:value-type="float">
            <text:p>4931.82</text:p>
          </table:table-cell>
          <table:table-cell office:value-type="float" office:value="4732.52" calcext:value-type="float">
            <text:p>4732.52</text:p>
          </table:table-cell>
          <table:table-cell office:value-type="float" office:value="4450.07" calcext:value-type="float">
            <text:p>4450.07</text:p>
          </table:table-cell>
          <table:table-cell office:value-type="float" office:value="4184.15" calcext:value-type="float">
            <text:p>4184.15</text:p>
          </table:table-cell>
          <table:table-cell office:value-type="float" office:value="4203.56" calcext:value-type="float">
            <text:p>4203.56</text:p>
          </table:table-cell>
          <table:table-cell office:value-type="float" office:value="4298.42" calcext:value-type="float">
            <text:p>4298.42</text:p>
          </table:table-cell>
          <table:table-cell office:value-type="float" office:value="4204.72" calcext:value-type="float">
            <text:p>4204.72</text:p>
          </table:table-cell>
          <table:table-cell office:value-type="float" office:value="4182.54" calcext:value-type="float">
            <text:p>4182.54</text:p>
          </table:table-cell>
          <table:table-cell office:value-type="float" office:value="4298.49" calcext:value-type="float">
            <text:p>4298.49</text:p>
          </table:table-cell>
          <table:table-cell office:value-type="float" office:value="4322.13" calcext:value-type="float">
            <text:p>4322.13</text:p>
          </table:table-cell>
          <table:table-cell office:value-type="float" office:value="4190.72" calcext:value-type="float">
            <text:p>4190.72</text:p>
          </table:table-cell>
          <table:table-cell office:value-type="float" office:value="4323.44" calcext:value-type="float">
            <text:p>4323.44</text:p>
          </table:table-cell>
          <table:table-cell office:value-type="float" office:value="4209.97" calcext:value-type="float">
            <text:p>4209.97</text:p>
          </table:table-cell>
          <table:table-cell office:value-type="float" office:value="4258.04" calcext:value-type="float">
            <text:p>4258.04</text:p>
          </table:table-cell>
          <table:table-cell office:value-type="float" office:value="4267.88" calcext:value-type="float">
            <text:p>4267.88</text:p>
          </table:table-cell>
          <table:table-cell office:value-type="float" office:value="4241.55" calcext:value-type="float">
            <text:p>4241.55</text:p>
          </table:table-cell>
          <table:table-cell office:value-type="float" office:value="4426.76" calcext:value-type="float">
            <text:p>4426.7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894.84" calcext:value-type="float">
            <text:p>4894.84</text:p>
          </table:table-cell>
          <table:table-cell office:value-type="float" office:value="5212.72" calcext:value-type="float">
            <text:p>5212.72</text:p>
          </table:table-cell>
          <table:table-cell office:value-type="float" office:value="4515.34" calcext:value-type="float">
            <text:p>4515.34</text:p>
          </table:table-cell>
          <table:table-cell office:value-type="float" office:value="4412.54" calcext:value-type="float">
            <text:p>4412.54</text:p>
          </table:table-cell>
          <table:table-cell office:value-type="float" office:value="4278.89" calcext:value-type="float">
            <text:p>4278.89</text:p>
          </table:table-cell>
          <table:table-cell office:value-type="float" office:value="4075.44" calcext:value-type="float">
            <text:p>4075.44</text:p>
          </table:table-cell>
          <table:table-cell office:value-type="float" office:value="4154.59" calcext:value-type="float">
            <text:p>4154.59</text:p>
          </table:table-cell>
          <table:table-cell office:value-type="float" office:value="4291.19" calcext:value-type="float">
            <text:p>4291.19</text:p>
          </table:table-cell>
          <table:table-cell office:value-type="float" office:value="4266.49" calcext:value-type="float">
            <text:p>4266.49</text:p>
          </table:table-cell>
          <table:table-cell office:value-type="float" office:value="4167.82" calcext:value-type="float">
            <text:p>4167.82</text:p>
          </table:table-cell>
          <table:table-cell office:value-type="float" office:value="4256.94" calcext:value-type="float">
            <text:p>4256.94</text:p>
          </table:table-cell>
          <table:table-cell office:value-type="float" office:value="4396.73" calcext:value-type="float">
            <text:p>4396.73</text:p>
          </table:table-cell>
          <table:table-cell office:value-type="float" office:value="4284.49" calcext:value-type="float">
            <text:p>4284.49</text:p>
          </table:table-cell>
          <table:table-cell office:value-type="float" office:value="4301.2" calcext:value-type="float">
            <text:p>4301.2</text:p>
          </table:table-cell>
          <table:table-cell office:value-type="float" office:value="4335.09" calcext:value-type="float">
            <text:p>4335.09</text:p>
          </table:table-cell>
          <table:table-cell office:value-type="float" office:value="4230.94" calcext:value-type="float">
            <text:p>4230.94</text:p>
          </table:table-cell>
          <table:table-cell office:value-type="float" office:value="4361.53" calcext:value-type="float">
            <text:p>4361.53</text:p>
          </table:table-cell>
          <table:table-cell office:value-type="float" office:value="4285.39" calcext:value-type="float">
            <text:p>4285.39</text:p>
          </table:table-cell>
          <table:table-cell office:value-type="float" office:value="4259.46" calcext:value-type="float">
            <text:p>4259.46</text:p>
          </table:table-cell>
          <table:table-cell office:value-type="float" office:value="5317.32" calcext:value-type="float">
            <text:p>5317.3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911.31" calcext:value-type="float">
            <text:p>4911.31</text:p>
          </table:table-cell>
          <table:table-cell office:value-type="float" office:value="5138.83" calcext:value-type="float">
            <text:p>5138.83</text:p>
          </table:table-cell>
          <table:table-cell office:value-type="float" office:value="4874.68" calcext:value-type="float">
            <text:p>4874.68</text:p>
          </table:table-cell>
          <table:table-cell office:value-type="float" office:value="4952.16" calcext:value-type="float">
            <text:p>4952.16</text:p>
          </table:table-cell>
          <table:table-cell office:value-type="float" office:value="4827.8" calcext:value-type="float">
            <text:p>4827.8</text:p>
          </table:table-cell>
          <table:table-cell office:value-type="float" office:value="4506.19" calcext:value-type="float">
            <text:p>4506.19</text:p>
          </table:table-cell>
          <table:table-cell office:value-type="float" office:value="4225.48" calcext:value-type="float">
            <text:p>4225.48</text:p>
          </table:table-cell>
          <table:table-cell office:value-type="float" office:value="4236.99" calcext:value-type="float">
            <text:p>4236.99</text:p>
          </table:table-cell>
          <table:table-cell office:value-type="float" office:value="4359.69" calcext:value-type="float">
            <text:p>4359.69</text:p>
          </table:table-cell>
          <table:table-cell office:value-type="float" office:value="4239.01" calcext:value-type="float">
            <text:p>4239.01</text:p>
          </table:table-cell>
          <table:table-cell office:value-type="float" office:value="4231.55" calcext:value-type="float">
            <text:p>4231.55</text:p>
          </table:table-cell>
          <table:table-cell office:value-type="float" office:value="4337.04" calcext:value-type="float">
            <text:p>4337.04</text:p>
          </table:table-cell>
          <table:table-cell office:value-type="float" office:value="4326.76" calcext:value-type="float">
            <text:p>4326.76</text:p>
          </table:table-cell>
          <table:table-cell office:value-type="float" office:value="4230.55" calcext:value-type="float">
            <text:p>4230.55</text:p>
          </table:table-cell>
          <table:table-cell office:value-type="float" office:value="4352.46" calcext:value-type="float">
            <text:p>4352.46</text:p>
          </table:table-cell>
          <table:table-cell office:value-type="float" office:value="4240.86" calcext:value-type="float">
            <text:p>4240.86</text:p>
          </table:table-cell>
          <table:table-cell office:value-type="float" office:value="4291.3" calcext:value-type="float">
            <text:p>4291.3</text:p>
          </table:table-cell>
          <table:table-cell office:value-type="float" office:value="4298.79" calcext:value-type="float">
            <text:p>4298.79</text:p>
          </table:table-cell>
          <table:table-cell office:value-type="float" office:value="4275.95" calcext:value-type="float">
            <text:p>4275.95</text:p>
          </table:table-cell>
          <table:table-cell office:value-type="float" office:value="4331.82" calcext:value-type="float">
            <text:p>4331.8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10.2" calcext:value-type="float">
            <text:p>5210.2</text:p>
          </table:table-cell>
          <table:table-cell office:value-type="float" office:value="5182.28" calcext:value-type="float">
            <text:p>5182.28</text:p>
          </table:table-cell>
          <table:table-cell office:value-type="float" office:value="4974.7" calcext:value-type="float">
            <text:p>4974.7</text:p>
          </table:table-cell>
          <table:table-cell office:value-type="float" office:value="4919.41" calcext:value-type="float">
            <text:p>4919.41</text:p>
          </table:table-cell>
          <table:table-cell office:value-type="float" office:value="4770.69" calcext:value-type="float">
            <text:p>4770.69</text:p>
          </table:table-cell>
          <table:table-cell office:value-type="float" office:value="4492.45" calcext:value-type="float">
            <text:p>4492.45</text:p>
          </table:table-cell>
          <table:table-cell office:value-type="float" office:value="4057.89" calcext:value-type="float">
            <text:p>4057.89</text:p>
          </table:table-cell>
          <table:table-cell office:value-type="float" office:value="4067.73" calcext:value-type="float">
            <text:p>4067.73</text:p>
          </table:table-cell>
          <table:table-cell office:value-type="float" office:value="4292.82" calcext:value-type="float">
            <text:p>4292.82</text:p>
          </table:table-cell>
          <table:table-cell office:value-type="float" office:value="4209.28" calcext:value-type="float">
            <text:p>4209.28</text:p>
          </table:table-cell>
          <table:table-cell office:value-type="float" office:value="4180.37" calcext:value-type="float">
            <text:p>4180.37</text:p>
          </table:table-cell>
          <table:table-cell office:value-type="float" office:value="4310.63" calcext:value-type="float">
            <text:p>4310.63</text:p>
          </table:table-cell>
          <table:table-cell office:value-type="float" office:value="4262.51" calcext:value-type="float">
            <text:p>4262.51</text:p>
          </table:table-cell>
          <table:table-cell office:value-type="float" office:value="4199.99" calcext:value-type="float">
            <text:p>4199.99</text:p>
          </table:table-cell>
          <table:table-cell office:value-type="float" office:value="4318.23" calcext:value-type="float">
            <text:p>4318.23</text:p>
          </table:table-cell>
          <table:table-cell office:value-type="float" office:value="4168.82" calcext:value-type="float">
            <text:p>4168.82</text:p>
          </table:table-cell>
          <table:table-cell office:value-type="float" office:value="4251.61" calcext:value-type="float">
            <text:p>4251.61</text:p>
          </table:table-cell>
          <table:table-cell office:value-type="float" office:value="4246.63" calcext:value-type="float">
            <text:p>4246.63</text:p>
          </table:table-cell>
          <table:table-cell office:value-type="float" office:value="4193.06" calcext:value-type="float">
            <text:p>4193.06</text:p>
          </table:table-cell>
          <table:table-cell office:value-type="float" office:value="4523" calcext:value-type="float">
            <text:p>452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90.78" calcext:value-type="float">
            <text:p>5290.78</text:p>
          </table:table-cell>
          <table:table-cell office:value-type="float" office:value="5223.6" calcext:value-type="float">
            <text:p>5223.6</text:p>
          </table:table-cell>
          <table:table-cell office:value-type="float" office:value="4942.66" calcext:value-type="float">
            <text:p>4942.66</text:p>
          </table:table-cell>
          <table:table-cell office:value-type="float" office:value="4881.62" calcext:value-type="float">
            <text:p>4881.62</text:p>
          </table:table-cell>
          <table:table-cell office:value-type="float" office:value="4783.49" calcext:value-type="float">
            <text:p>4783.49</text:p>
          </table:table-cell>
          <table:table-cell office:value-type="float" office:value="4507.76" calcext:value-type="float">
            <text:p>4507.76</text:p>
          </table:table-cell>
          <table:table-cell office:value-type="float" office:value="4175.4" calcext:value-type="float">
            <text:p>4175.4</text:p>
          </table:table-cell>
          <table:table-cell office:value-type="float" office:value="4250.62" calcext:value-type="float">
            <text:p>4250.62</text:p>
          </table:table-cell>
          <table:table-cell office:value-type="float" office:value="4385.32" calcext:value-type="float">
            <text:p>4385.32</text:p>
          </table:table-cell>
          <table:table-cell office:value-type="float" office:value="4258.16" calcext:value-type="float">
            <text:p>4258.16</text:p>
          </table:table-cell>
          <table:table-cell office:value-type="float" office:value="4243.49" calcext:value-type="float">
            <text:p>4243.49</text:p>
          </table:table-cell>
          <table:table-cell office:value-type="float" office:value="4347.55" calcext:value-type="float">
            <text:p>4347.55</text:p>
          </table:table-cell>
          <table:table-cell office:value-type="float" office:value="4370.49" calcext:value-type="float">
            <text:p>4370.49</text:p>
          </table:table-cell>
          <table:table-cell office:value-type="float" office:value="4244.86" calcext:value-type="float">
            <text:p>4244.86</text:p>
          </table:table-cell>
          <table:table-cell office:value-type="float" office:value="4373.35" calcext:value-type="float">
            <text:p>4373.35</text:p>
          </table:table-cell>
          <table:table-cell office:value-type="float" office:value="4220.45" calcext:value-type="float">
            <text:p>4220.45</text:p>
          </table:table-cell>
          <table:table-cell office:value-type="float" office:value="4186.48" calcext:value-type="float">
            <text:p>4186.48</text:p>
          </table:table-cell>
          <table:table-cell office:value-type="float" office:value="4317.64" calcext:value-type="float">
            <text:p>4317.64</text:p>
          </table:table-cell>
          <table:table-cell office:value-type="float" office:value="4293.52" calcext:value-type="float">
            <text:p>4293.52</text:p>
          </table:table-cell>
          <table:table-cell office:value-type="float" office:value="4280.56" calcext:value-type="float">
            <text:p>4280.5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324.23" calcext:value-type="float">
            <text:p>5324.23</text:p>
          </table:table-cell>
          <table:table-cell office:value-type="float" office:value="5251.98" calcext:value-type="float">
            <text:p>5251.98</text:p>
          </table:table-cell>
          <table:table-cell office:value-type="float" office:value="5018.63" calcext:value-type="float">
            <text:p>5018.63</text:p>
          </table:table-cell>
          <table:table-cell office:value-type="float" office:value="4983.55" calcext:value-type="float">
            <text:p>4983.55</text:p>
          </table:table-cell>
          <table:table-cell office:value-type="float" office:value="4810.9" calcext:value-type="float">
            <text:p>4810.9</text:p>
          </table:table-cell>
          <table:table-cell office:value-type="float" office:value="4538.33" calcext:value-type="float">
            <text:p>4538.33</text:p>
          </table:table-cell>
          <table:table-cell office:value-type="float" office:value="4315.65" calcext:value-type="float">
            <text:p>4315.65</text:p>
          </table:table-cell>
          <table:table-cell office:value-type="float" office:value="4214.81" calcext:value-type="float">
            <text:p>4214.81</text:p>
          </table:table-cell>
          <table:table-cell office:value-type="float" office:value="4344.03" calcext:value-type="float">
            <text:p>4344.03</text:p>
          </table:table-cell>
          <table:table-cell office:value-type="float" office:value="4251.83" calcext:value-type="float">
            <text:p>4251.83</text:p>
          </table:table-cell>
          <table:table-cell office:value-type="float" office:value="4104.78" calcext:value-type="float">
            <text:p>4104.78</text:p>
          </table:table-cell>
          <table:table-cell office:value-type="float" office:value="4246.17" calcext:value-type="float">
            <text:p>4246.17</text:p>
          </table:table-cell>
          <table:table-cell office:value-type="float" office:value="4401.79" calcext:value-type="float">
            <text:p>4401.79</text:p>
          </table:table-cell>
          <table:table-cell office:value-type="float" office:value="4236.58" calcext:value-type="float">
            <text:p>4236.58</text:p>
          </table:table-cell>
          <table:table-cell office:value-type="float" office:value="4349.24" calcext:value-type="float">
            <text:p>4349.24</text:p>
          </table:table-cell>
          <table:table-cell office:value-type="float" office:value="4275.39" calcext:value-type="float">
            <text:p>4275.39</text:p>
          </table:table-cell>
          <table:table-cell office:value-type="float" office:value="4284.24" calcext:value-type="float">
            <text:p>4284.24</text:p>
          </table:table-cell>
          <table:table-cell office:value-type="float" office:value="4316.23" calcext:value-type="float">
            <text:p>4316.23</text:p>
          </table:table-cell>
          <table:table-cell office:value-type="float" office:value="4266.1" calcext:value-type="float">
            <text:p>4266.1</text:p>
          </table:table-cell>
          <table:table-cell office:value-type="float" office:value="4244.37" calcext:value-type="float">
            <text:p>4244.3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97.66" calcext:value-type="float">
            <text:p>5297.66</text:p>
          </table:table-cell>
          <table:table-cell office:value-type="float" office:value="5234.66" calcext:value-type="float">
            <text:p>5234.66</text:p>
          </table:table-cell>
          <table:table-cell office:value-type="float" office:value="4929.92" calcext:value-type="float">
            <text:p>4929.92</text:p>
          </table:table-cell>
          <table:table-cell office:value-type="float" office:value="4926.42" calcext:value-type="float">
            <text:p>4926.42</text:p>
          </table:table-cell>
          <table:table-cell office:value-type="float" office:value="4782.97" calcext:value-type="float">
            <text:p>4782.97</text:p>
          </table:table-cell>
          <table:table-cell office:value-type="float" office:value="4504.73" calcext:value-type="float">
            <text:p>4504.73</text:p>
          </table:table-cell>
          <table:table-cell office:value-type="float" office:value="4299.76" calcext:value-type="float">
            <text:p>4299.76</text:p>
          </table:table-cell>
          <table:table-cell office:value-type="float" office:value="4213.22" calcext:value-type="float">
            <text:p>4213.22</text:p>
          </table:table-cell>
          <table:table-cell office:value-type="float" office:value="4332.15" calcext:value-type="float">
            <text:p>4332.15</text:p>
          </table:table-cell>
          <table:table-cell office:value-type="float" office:value="4224.83" calcext:value-type="float">
            <text:p>4224.83</text:p>
          </table:table-cell>
          <table:table-cell office:value-type="float" office:value="4206.91" calcext:value-type="float">
            <text:p>4206.91</text:p>
          </table:table-cell>
          <table:table-cell office:value-type="float" office:value="4334.17" calcext:value-type="float">
            <text:p>4334.17</text:p>
          </table:table-cell>
          <table:table-cell office:value-type="float" office:value="4318.84" calcext:value-type="float">
            <text:p>4318.84</text:p>
          </table:table-cell>
          <table:table-cell office:value-type="float" office:value="4201.16" calcext:value-type="float">
            <text:p>4201.16</text:p>
          </table:table-cell>
          <table:table-cell office:value-type="float" office:value="4335.39" calcext:value-type="float">
            <text:p>4335.39</text:p>
          </table:table-cell>
          <table:table-cell office:value-type="float" office:value="4225.39" calcext:value-type="float">
            <text:p>4225.39</text:p>
          </table:table-cell>
          <table:table-cell office:value-type="float" office:value="4295.04" calcext:value-type="float">
            <text:p>4295.04</text:p>
          </table:table-cell>
          <table:table-cell office:value-type="float" office:value="4289.73" calcext:value-type="float">
            <text:p>4289.73</text:p>
          </table:table-cell>
          <table:table-cell office:value-type="float" office:value="4218.13" calcext:value-type="float">
            <text:p>4218.13</text:p>
          </table:table-cell>
          <table:table-cell office:value-type="float" office:value="4272.62" calcext:value-type="float">
            <text:p>4272.6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73.67" calcext:value-type="float">
            <text:p>5273.67</text:p>
          </table:table-cell>
          <table:table-cell office:value-type="float" office:value="5217.44" calcext:value-type="float">
            <text:p>5217.44</text:p>
          </table:table-cell>
          <table:table-cell office:value-type="float" office:value="4953.67" calcext:value-type="float">
            <text:p>4953.67</text:p>
          </table:table-cell>
          <table:table-cell office:value-type="float" office:value="4919.94" calcext:value-type="float">
            <text:p>4919.94</text:p>
          </table:table-cell>
          <table:table-cell office:value-type="float" office:value="4777.01" calcext:value-type="float">
            <text:p>4777.01</text:p>
          </table:table-cell>
          <table:table-cell office:value-type="float" office:value="4495" calcext:value-type="float">
            <text:p>4495</text:p>
          </table:table-cell>
          <table:table-cell office:value-type="float" office:value="4310.51" calcext:value-type="float">
            <text:p>4310.51</text:p>
          </table:table-cell>
          <table:table-cell office:value-type="float" office:value="4211.07" calcext:value-type="float">
            <text:p>4211.07</text:p>
          </table:table-cell>
          <table:table-cell office:value-type="float" office:value="4334.63" calcext:value-type="float">
            <text:p>4334.63</text:p>
          </table:table-cell>
          <table:table-cell office:value-type="float" office:value="4213.36" calcext:value-type="float">
            <text:p>4213.36</text:p>
          </table:table-cell>
          <table:table-cell office:value-type="float" office:value="4196.49" calcext:value-type="float">
            <text:p>4196.49</text:p>
          </table:table-cell>
          <table:table-cell office:value-type="float" office:value="4310.55" calcext:value-type="float">
            <text:p>4310.55</text:p>
          </table:table-cell>
          <table:table-cell office:value-type="float" office:value="4315.02" calcext:value-type="float">
            <text:p>4315.02</text:p>
          </table:table-cell>
          <table:table-cell office:value-type="float" office:value="4215.28" calcext:value-type="float">
            <text:p>4215.28</text:p>
          </table:table-cell>
          <table:table-cell office:value-type="float" office:value="4318.89" calcext:value-type="float">
            <text:p>4318.89</text:p>
          </table:table-cell>
          <table:table-cell office:value-type="float" office:value="4222.57" calcext:value-type="float">
            <text:p>4222.57</text:p>
          </table:table-cell>
          <table:table-cell office:value-type="float" office:value="4277.28" calcext:value-type="float">
            <text:p>4277.28</text:p>
          </table:table-cell>
          <table:table-cell office:value-type="float" office:value="4172.15" calcext:value-type="float">
            <text:p>4172.15</text:p>
          </table:table-cell>
          <table:table-cell office:value-type="float" office:value="4225.12" calcext:value-type="float">
            <text:p>4225.12</text:p>
          </table:table-cell>
          <table:table-cell office:value-type="float" office:value="4323.74" calcext:value-type="float">
            <text:p>4323.7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1195.64" calcext:value-type="float">
            <text:p>1195.64</text:p>
          </table:table-cell>
          <table:table-cell office:value-type="float" office:value="3487.1" calcext:value-type="float">
            <text:p>3487.1</text:p>
          </table:table-cell>
          <table:table-cell office:value-type="float" office:value="3288.61" calcext:value-type="float">
            <text:p>3288.61</text:p>
          </table:table-cell>
          <table:table-cell office:value-type="float" office:value="3340.93" calcext:value-type="float">
            <text:p>3340.93</text:p>
          </table:table-cell>
          <table:table-cell office:value-type="float" office:value="3404.5" calcext:value-type="float">
            <text:p>3404.5</text:p>
          </table:table-cell>
          <table:table-cell office:value-type="float" office:value="3294.47" calcext:value-type="float">
            <text:p>3294.47</text:p>
          </table:table-cell>
          <table:table-cell office:value-type="float" office:value="3382.81" calcext:value-type="float">
            <text:p>3382.81</text:p>
          </table:table-cell>
          <table:table-cell office:value-type="float" office:value="2432.75" calcext:value-type="float">
            <text:p>2432.75</text:p>
          </table:table-cell>
          <table:table-cell office:value-type="float" office:value="2199.41" calcext:value-type="float">
            <text:p>2199.41</text:p>
          </table:table-cell>
          <table:table-cell office:value-type="float" office:value="2199.07" calcext:value-type="float">
            <text:p>2199.07</text:p>
          </table:table-cell>
          <table:table-cell office:value-type="float" office:value="3298.39" calcext:value-type="float">
            <text:p>3298.39</text:p>
          </table:table-cell>
          <table:table-cell office:value-type="float" office:value="3378.87" calcext:value-type="float">
            <text:p>3378.87</text:p>
          </table:table-cell>
          <table:table-cell office:value-type="float" office:value="3632.24" calcext:value-type="float">
            <text:p>3632.24</text:p>
          </table:table-cell>
          <table:table-cell office:value-type="float" office:value="3733.91" calcext:value-type="float">
            <text:p>3733.91</text:p>
          </table:table-cell>
          <table:table-cell office:value-type="float" office:value="3734.96" calcext:value-type="float">
            <text:p>3734.96</text:p>
          </table:table-cell>
          <table:table-cell office:value-type="float" office:value="3726.81" calcext:value-type="float">
            <text:p>3726.81</text:p>
          </table:table-cell>
          <table:table-cell office:value-type="float" office:value="3728.87" calcext:value-type="float">
            <text:p>3728.87</text:p>
          </table:table-cell>
          <table:table-cell office:value-type="float" office:value="3719.98" calcext:value-type="float">
            <text:p>3719.98</text:p>
          </table:table-cell>
          <table:table-cell office:value-type="float" office:value="1512.6" calcext:value-type="float">
            <text:p>1512.6</text:p>
          </table:table-cell>
          <table:table-cell office:value-type="float" office:value="3640.42" calcext:value-type="float">
            <text:p>3640.4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896.25" calcext:value-type="float">
            <text:p>896.25</text:p>
          </table:table-cell>
          <table:table-cell office:value-type="float" office:value="2129.46" calcext:value-type="float">
            <text:p>2129.46</text:p>
          </table:table-cell>
          <table:table-cell office:value-type="float" office:value="1938.29" calcext:value-type="float">
            <text:p>1938.29</text:p>
          </table:table-cell>
          <table:table-cell office:value-type="float" office:value="1757.45" calcext:value-type="float">
            <text:p>1757.45</text:p>
          </table:table-cell>
          <table:table-cell office:value-type="float" office:value="2450.41" calcext:value-type="float">
            <text:p>2450.41</text:p>
          </table:table-cell>
          <table:table-cell office:value-type="float" office:value="2459.62" calcext:value-type="float">
            <text:p>2459.62</text:p>
          </table:table-cell>
          <table:table-cell office:value-type="float" office:value="2456.19" calcext:value-type="float">
            <text:p>2456.19</text:p>
          </table:table-cell>
          <table:table-cell office:value-type="float" office:value="2428.95" calcext:value-type="float">
            <text:p>2428.95</text:p>
          </table:table-cell>
          <table:table-cell office:value-type="float" office:value="3015.26" calcext:value-type="float">
            <text:p>3015.26</text:p>
          </table:table-cell>
          <table:table-cell office:value-type="float" office:value="3700.75" calcext:value-type="float">
            <text:p>3700.75</text:p>
          </table:table-cell>
          <table:table-cell office:value-type="float" office:value="3808.08" calcext:value-type="float">
            <text:p>3808.08</text:p>
          </table:table-cell>
          <table:table-cell office:value-type="float" office:value="3744.27" calcext:value-type="float">
            <text:p>3744.27</text:p>
          </table:table-cell>
          <table:table-cell office:value-type="float" office:value="1322.77" calcext:value-type="float">
            <text:p>1322.77</text:p>
          </table:table-cell>
          <table:table-cell office:value-type="float" office:value="3723.93" calcext:value-type="float">
            <text:p>3723.93</text:p>
          </table:table-cell>
          <table:table-cell office:value-type="float" office:value="3675.36" calcext:value-type="float">
            <text:p>3675.36</text:p>
          </table:table-cell>
          <table:table-cell office:value-type="float" office:value="3685.45" calcext:value-type="float">
            <text:p>3685.45</text:p>
          </table:table-cell>
          <table:table-cell office:value-type="float" office:value="3726.5" calcext:value-type="float">
            <text:p>3726.5</text:p>
          </table:table-cell>
          <table:table-cell office:value-type="float" office:value="3749.89" calcext:value-type="float">
            <text:p>3749.89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3436.36" calcext:value-type="float">
            <text:p>3436.3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950.83" calcext:value-type="float">
            <text:p>950.83</text:p>
          </table:table-cell>
          <table:table-cell office:value-type="float" office:value="3355.73" calcext:value-type="float">
            <text:p>3355.73</text:p>
          </table:table-cell>
          <table:table-cell office:value-type="float" office:value="2537.55" calcext:value-type="float">
            <text:p>2537.55</text:p>
          </table:table-cell>
          <table:table-cell office:value-type="float" office:value="2813.41" calcext:value-type="float">
            <text:p>2813.41</text:p>
          </table:table-cell>
          <table:table-cell office:value-type="float" office:value="3289.76" calcext:value-type="float">
            <text:p>3289.76</text:p>
          </table:table-cell>
          <table:table-cell office:value-type="float" office:value="3376.91" calcext:value-type="float">
            <text:p>3376.91</text:p>
          </table:table-cell>
          <table:table-cell office:value-type="float" office:value="3332.6" calcext:value-type="float">
            <text:p>3332.6</text:p>
          </table:table-cell>
          <table:table-cell office:value-type="float" office:value="3349.32" calcext:value-type="float">
            <text:p>3349.32</text:p>
          </table:table-cell>
          <table:table-cell office:value-type="float" office:value="3307.46" calcext:value-type="float">
            <text:p>3307.46</text:p>
          </table:table-cell>
          <table:table-cell office:value-type="float" office:value="3342.7" calcext:value-type="float">
            <text:p>3342.7</text:p>
          </table:table-cell>
          <table:table-cell office:value-type="float" office:value="3333.99" calcext:value-type="float">
            <text:p>3333.99</text:p>
          </table:table-cell>
          <table:table-cell office:value-type="float" office:value="3307.85" calcext:value-type="float">
            <text:p>3307.85</text:p>
          </table:table-cell>
          <table:table-cell office:value-type="float" office:value="3601.34" calcext:value-type="float">
            <text:p>3601.34</text:p>
          </table:table-cell>
          <table:table-cell office:value-type="float" office:value="3666.46" calcext:value-type="float">
            <text:p>3666.46</text:p>
          </table:table-cell>
          <table:table-cell office:value-type="float" office:value="1092.78" calcext:value-type="float">
            <text:p>1092.78</text:p>
          </table:table-cell>
          <table:table-cell office:value-type="float" office:value="3706.23" calcext:value-type="float">
            <text:p>3706.23</text:p>
          </table:table-cell>
          <table:table-cell office:value-type="float" office:value="3638.94" calcext:value-type="float">
            <text:p>3638.94</text:p>
          </table:table-cell>
          <table:table-cell office:value-type="float" office:value="3604.09" calcext:value-type="float">
            <text:p>3604.09</text:p>
          </table:table-cell>
          <table:table-cell office:value-type="float" office:value="3587.42" calcext:value-type="float">
            <text:p>3587.42</text:p>
          </table:table-cell>
          <table:table-cell office:value-type="float" office:value="1334.69" calcext:value-type="float">
            <text:p>1334.6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931.95" calcext:value-type="float">
            <text:p>931.95</text:p>
          </table:table-cell>
          <table:table-cell office:value-type="float" office:value="3183.09" calcext:value-type="float">
            <text:p>3183.09</text:p>
          </table:table-cell>
          <table:table-cell office:value-type="float" office:value="3335.59" calcext:value-type="float">
            <text:p>3335.59</text:p>
          </table:table-cell>
          <table:table-cell office:value-type="float" office:value="3381.35" calcext:value-type="float">
            <text:p>3381.35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378.36" calcext:value-type="float">
            <text:p>3378.36</text:p>
          </table:table-cell>
          <table:table-cell office:value-type="float" office:value="3413.6" calcext:value-type="float">
            <text:p>3413.6</text:p>
          </table:table-cell>
          <table:table-cell office:value-type="float" office:value="3355.04" calcext:value-type="float">
            <text:p>3355.04</text:p>
          </table:table-cell>
          <table:table-cell office:value-type="float" office:value="3398.06" calcext:value-type="float">
            <text:p>3398.06</text:p>
          </table:table-cell>
          <table:table-cell office:value-type="float" office:value="3358.83" calcext:value-type="float">
            <text:p>3358.83</text:p>
          </table:table-cell>
          <table:table-cell office:value-type="float" office:value="3379.62" calcext:value-type="float">
            <text:p>3379.62</text:p>
          </table:table-cell>
          <table:table-cell office:value-type="float" office:value="2764.51" calcext:value-type="float">
            <text:p>2764.51</text:p>
          </table:table-cell>
          <table:table-cell office:value-type="float" office:value="702.5" calcext:value-type="float">
            <text:p>702.5</text:p>
          </table:table-cell>
          <table:table-cell office:value-type="float" office:value="3755.43" calcext:value-type="float">
            <text:p>3755.43</text:p>
          </table:table-cell>
          <table:table-cell office:value-type="float" office:value="3721.54" calcext:value-type="float">
            <text:p>3721.54</text:p>
          </table:table-cell>
          <table:table-cell office:value-type="float" office:value="3665.24" calcext:value-type="float">
            <text:p>3665.24</text:p>
          </table:table-cell>
          <table:table-cell office:value-type="float" office:value="1439.15" calcext:value-type="float">
            <text:p>1439.15</text:p>
          </table:table-cell>
          <table:table-cell office:value-type="float" office:value="3718.86" calcext:value-type="float">
            <text:p>3718.86</text:p>
          </table:table-cell>
          <table:table-cell office:value-type="float" office:value="3693.21" calcext:value-type="float">
            <text:p>3693.21</text:p>
          </table:table-cell>
          <table:table-cell office:value-type="float" office:value="3683.06" calcext:value-type="float">
            <text:p>3683.0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3"/>
          <table:table-cell office:value-type="string" calcext:value-type="string">
            <text:p>5 NVM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10" calcext:value-type="float">
            <text:p>5410</text:p>
          </table:table-cell>
          <table:table-cell office:value-type="float" office:value="5359.25" calcext:value-type="float">
            <text:p>5359.25</text:p>
          </table:table-cell>
          <table:table-cell office:value-type="float" office:value="5183.03" calcext:value-type="float">
            <text:p>5183.03</text:p>
          </table:table-cell>
          <table:table-cell office:value-type="float" office:value="5063.33" calcext:value-type="float">
            <text:p>5063.33</text:p>
          </table:table-cell>
          <table:table-cell office:value-type="float" office:value="5065.52" calcext:value-type="float">
            <text:p>5065.52</text:p>
          </table:table-cell>
          <table:table-cell office:value-type="float" office:value="5013.96" calcext:value-type="float">
            <text:p>5013.96</text:p>
          </table:table-cell>
          <table:table-cell office:value-type="float" office:value="4646.53" calcext:value-type="float">
            <text:p>4646.53</text:p>
          </table:table-cell>
          <table:table-cell office:value-type="float" office:value="4384.22" calcext:value-type="float">
            <text:p>4384.22</text:p>
          </table:table-cell>
          <table:table-cell office:value-type="float" office:value="4378.76" calcext:value-type="float">
            <text:p>4378.76</text:p>
          </table:table-cell>
          <table:table-cell office:value-type="float" office:value="4358.91" calcext:value-type="float">
            <text:p>4358.91</text:p>
          </table:table-cell>
          <table:table-cell office:value-type="float" office:value="4194" calcext:value-type="float">
            <text:p>4194</text:p>
          </table:table-cell>
          <table:table-cell office:value-type="float" office:value="3910.11" calcext:value-type="float">
            <text:p>3910.11</text:p>
          </table:table-cell>
          <table:table-cell office:value-type="float" office:value="4194.76" calcext:value-type="float">
            <text:p>4194.76</text:p>
          </table:table-cell>
          <table:table-cell office:value-type="float" office:value="4218.4" calcext:value-type="float">
            <text:p>4218.4</text:p>
          </table:table-cell>
          <table:table-cell office:value-type="float" office:value="4320.14" calcext:value-type="float">
            <text:p>4320.14</text:p>
          </table:table-cell>
          <table:table-cell office:value-type="float" office:value="4317.19" calcext:value-type="float">
            <text:p>4317.19</text:p>
          </table:table-cell>
          <table:table-cell office:value-type="float" office:value="4312.53" calcext:value-type="float">
            <text:p>4312.53</text:p>
          </table:table-cell>
          <table:table-cell office:value-type="float" office:value="4228.43" calcext:value-type="float">
            <text:p>4228.43</text:p>
          </table:table-cell>
          <table:table-cell office:value-type="float" office:value="4352.7" calcext:value-type="float">
            <text:p>4352.7</text:p>
          </table:table-cell>
          <table:table-cell office:value-type="float" office:value="5214.49" calcext:value-type="float">
            <text:p>5214.4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61.11" calcext:value-type="float">
            <text:p>5461.11</text:p>
          </table:table-cell>
          <table:table-cell office:value-type="float" office:value="5425.14" calcext:value-type="float">
            <text:p>5425.14</text:p>
          </table:table-cell>
          <table:table-cell office:value-type="float" office:value="5332.59" calcext:value-type="float">
            <text:p>5332.59</text:p>
          </table:table-cell>
          <table:table-cell office:value-type="float" office:value="5094.93" calcext:value-type="float">
            <text:p>5094.93</text:p>
          </table:table-cell>
          <table:table-cell office:value-type="float" office:value="5111.98" calcext:value-type="float">
            <text:p>5111.98</text:p>
          </table:table-cell>
          <table:table-cell office:value-type="float" office:value="5110.69" calcext:value-type="float">
            <text:p>5110.69</text:p>
          </table:table-cell>
          <table:table-cell office:value-type="float" office:value="4710.48" calcext:value-type="float">
            <text:p>4710.48</text:p>
          </table:table-cell>
          <table:table-cell office:value-type="float" office:value="4375.69" calcext:value-type="float">
            <text:p>4375.69</text:p>
          </table:table-cell>
          <table:table-cell office:value-type="float" office:value="4374.66" calcext:value-type="float">
            <text:p>4374.66</text:p>
          </table:table-cell>
          <table:table-cell office:value-type="float" office:value="4354.74" calcext:value-type="float">
            <text:p>4354.74</text:p>
          </table:table-cell>
          <table:table-cell office:value-type="float" office:value="4315.34" calcext:value-type="float">
            <text:p>4315.34</text:p>
          </table:table-cell>
          <table:table-cell office:value-type="float" office:value="4328.28" calcext:value-type="float">
            <text:p>4328.28</text:p>
          </table:table-cell>
          <table:table-cell office:value-type="float" office:value="4297.77" calcext:value-type="float">
            <text:p>4297.77</text:p>
          </table:table-cell>
          <table:table-cell office:value-type="float" office:value="4230.87" calcext:value-type="float">
            <text:p>4230.87</text:p>
          </table:table-cell>
          <table:table-cell office:value-type="float" office:value="4297.56" calcext:value-type="float">
            <text:p>4297.56</text:p>
          </table:table-cell>
          <table:table-cell office:value-type="float" office:value="4351.94" calcext:value-type="float">
            <text:p>4351.94</text:p>
          </table:table-cell>
          <table:table-cell office:value-type="float" office:value="4363.25" calcext:value-type="float">
            <text:p>4363.25</text:p>
          </table:table-cell>
          <table:table-cell office:value-type="float" office:value="4224.58" calcext:value-type="float">
            <text:p>4224.58</text:p>
          </table:table-cell>
          <table:table-cell office:value-type="float" office:value="4347.55" calcext:value-type="float">
            <text:p>4347.55</text:p>
          </table:table-cell>
          <table:table-cell office:value-type="float" office:value="4563.95" calcext:value-type="float">
            <text:p>4563.9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68.34" calcext:value-type="float">
            <text:p>5268.34</text:p>
          </table:table-cell>
          <table:table-cell office:value-type="float" office:value="5482.47" calcext:value-type="float">
            <text:p>5482.47</text:p>
          </table:table-cell>
          <table:table-cell office:value-type="float" office:value="5396.62" calcext:value-type="float">
            <text:p>5396.62</text:p>
          </table:table-cell>
          <table:table-cell office:value-type="float" office:value="5206.4" calcext:value-type="float">
            <text:p>5206.4</text:p>
          </table:table-cell>
          <table:table-cell office:value-type="float" office:value="5211.45" calcext:value-type="float">
            <text:p>5211.45</text:p>
          </table:table-cell>
          <table:table-cell office:value-type="float" office:value="5204.06" calcext:value-type="float">
            <text:p>5204.06</text:p>
          </table:table-cell>
          <table:table-cell office:value-type="float" office:value="4854.98" calcext:value-type="float">
            <text:p>4854.98</text:p>
          </table:table-cell>
          <table:table-cell office:value-type="float" office:value="4442.97" calcext:value-type="float">
            <text:p>4442.97</text:p>
          </table:table-cell>
          <table:table-cell office:value-type="float" office:value="4438.04" calcext:value-type="float">
            <text:p>4438.04</text:p>
          </table:table-cell>
          <table:table-cell office:value-type="float" office:value="4416.88" calcext:value-type="float">
            <text:p>4416.88</text:p>
          </table:table-cell>
          <table:table-cell office:value-type="float" office:value="4360.26" calcext:value-type="float">
            <text:p>4360.26</text:p>
          </table:table-cell>
          <table:table-cell office:value-type="float" office:value="4275.37" calcext:value-type="float">
            <text:p>4275.37</text:p>
          </table:table-cell>
          <table:table-cell office:value-type="float" office:value="4384.84" calcext:value-type="float">
            <text:p>4384.84</text:p>
          </table:table-cell>
          <table:table-cell office:value-type="float" office:value="4164.09" calcext:value-type="float">
            <text:p>4164.09</text:p>
          </table:table-cell>
          <table:table-cell office:value-type="float" office:value="4284.45" calcext:value-type="float">
            <text:p>4284.45</text:p>
          </table:table-cell>
          <table:table-cell office:value-type="float" office:value="4430.32" calcext:value-type="float">
            <text:p>4430.32</text:p>
          </table:table-cell>
          <table:table-cell office:value-type="float" office:value="4472.07" calcext:value-type="float">
            <text:p>4472.07</text:p>
          </table:table-cell>
          <table:table-cell office:value-type="float" office:value="4327.55" calcext:value-type="float">
            <text:p>4327.55</text:p>
          </table:table-cell>
          <table:table-cell office:value-type="float" office:value="4406.69" calcext:value-type="float">
            <text:p>4406.69</text:p>
          </table:table-cell>
          <table:table-cell office:value-type="float" office:value="4453.65" calcext:value-type="float">
            <text:p>4453.6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501.85" calcext:value-type="float">
            <text:p>5501.85</text:p>
          </table:table-cell>
          <table:table-cell office:value-type="float" office:value="5495.79" calcext:value-type="float">
            <text:p>5495.79</text:p>
          </table:table-cell>
          <table:table-cell office:value-type="float" office:value="5433.22" calcext:value-type="float">
            <text:p>5433.22</text:p>
          </table:table-cell>
          <table:table-cell office:value-type="float" office:value="5210.17" calcext:value-type="float">
            <text:p>5210.17</text:p>
          </table:table-cell>
          <table:table-cell office:value-type="float" office:value="5224.72" calcext:value-type="float">
            <text:p>5224.72</text:p>
          </table:table-cell>
          <table:table-cell office:value-type="float" office:value="5203.46" calcext:value-type="float">
            <text:p>5203.46</text:p>
          </table:table-cell>
          <table:table-cell office:value-type="float" office:value="4874.17" calcext:value-type="float">
            <text:p>4874.17</text:p>
          </table:table-cell>
          <table:table-cell office:value-type="float" office:value="4459.53" calcext:value-type="float">
            <text:p>4459.53</text:p>
          </table:table-cell>
          <table:table-cell office:value-type="float" office:value="4438.8" calcext:value-type="float">
            <text:p>4438.8</text:p>
          </table:table-cell>
          <table:table-cell office:value-type="float" office:value="4413.01" calcext:value-type="float">
            <text:p>4413.01</text:p>
          </table:table-cell>
          <table:table-cell office:value-type="float" office:value="4380.4" calcext:value-type="float">
            <text:p>4380.4</text:p>
          </table:table-cell>
          <table:table-cell office:value-type="float" office:value="4354.88" calcext:value-type="float">
            <text:p>4354.88</text:p>
          </table:table-cell>
          <table:table-cell office:value-type="float" office:value="4425.7" calcext:value-type="float">
            <text:p>4425.7</text:p>
          </table:table-cell>
          <table:table-cell office:value-type="float" office:value="4302.68" calcext:value-type="float">
            <text:p>4302.68</text:p>
          </table:table-cell>
          <table:table-cell office:value-type="float" office:value="4363.32" calcext:value-type="float">
            <text:p>4363.32</text:p>
          </table:table-cell>
          <table:table-cell office:value-type="float" office:value="4420.8" calcext:value-type="float">
            <text:p>4420.8</text:p>
          </table:table-cell>
          <table:table-cell office:value-type="float" office:value="4457.64" calcext:value-type="float">
            <text:p>4457.64</text:p>
          </table:table-cell>
          <table:table-cell office:value-type="float" office:value="4321.05" calcext:value-type="float">
            <text:p>4321.05</text:p>
          </table:table-cell>
          <table:table-cell office:value-type="float" office:value="4372.98" calcext:value-type="float">
            <text:p>4372.98</text:p>
          </table:table-cell>
          <table:table-cell office:value-type="float" office:value="4403.47" calcext:value-type="float">
            <text:p>4403.4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29.13" calcext:value-type="float">
            <text:p>5429.13</text:p>
          </table:table-cell>
          <table:table-cell office:value-type="float" office:value="5505.42" calcext:value-type="float">
            <text:p>5505.42</text:p>
          </table:table-cell>
          <table:table-cell office:value-type="float" office:value="5423.33" calcext:value-type="float">
            <text:p>5423.33</text:p>
          </table:table-cell>
          <table:table-cell office:value-type="float" office:value="5226.6" calcext:value-type="float">
            <text:p>5226.6</text:p>
          </table:table-cell>
          <table:table-cell office:value-type="float" office:value="5201.11" calcext:value-type="float">
            <text:p>5201.11</text:p>
          </table:table-cell>
          <table:table-cell office:value-type="float" office:value="5228.54" calcext:value-type="float">
            <text:p>5228.54</text:p>
          </table:table-cell>
          <table:table-cell office:value-type="float" office:value="4852.01" calcext:value-type="float">
            <text:p>4852.01</text:p>
          </table:table-cell>
          <table:table-cell office:value-type="float" office:value="4448.58" calcext:value-type="float">
            <text:p>4448.58</text:p>
          </table:table-cell>
          <table:table-cell office:value-type="float" office:value="4437.33" calcext:value-type="float">
            <text:p>4437.33</text:p>
          </table:table-cell>
          <table:table-cell office:value-type="float" office:value="4413.38" calcext:value-type="float">
            <text:p>4413.38</text:p>
          </table:table-cell>
          <table:table-cell office:value-type="float" office:value="4369.51" calcext:value-type="float">
            <text:p>4369.51</text:p>
          </table:table-cell>
          <table:table-cell office:value-type="float" office:value="4334.4" calcext:value-type="float">
            <text:p>4334.4</text:p>
          </table:table-cell>
          <table:table-cell office:value-type="float" office:value="4408.17" calcext:value-type="float">
            <text:p>4408.17</text:p>
          </table:table-cell>
          <table:table-cell office:value-type="float" office:value="4293.85" calcext:value-type="float">
            <text:p>4293.85</text:p>
          </table:table-cell>
          <table:table-cell office:value-type="float" office:value="4314.77" calcext:value-type="float">
            <text:p>4314.77</text:p>
          </table:table-cell>
          <table:table-cell office:value-type="float" office:value="4385.5" calcext:value-type="float">
            <text:p>4385.5</text:p>
          </table:table-cell>
          <table:table-cell office:value-type="float" office:value="4449.16" calcext:value-type="float">
            <text:p>4449.16</text:p>
          </table:table-cell>
          <table:table-cell office:value-type="float" office:value="4340.42" calcext:value-type="float">
            <text:p>4340.42</text:p>
          </table:table-cell>
          <table:table-cell office:value-type="float" office:value="4374.09" calcext:value-type="float">
            <text:p>4374.09</text:p>
          </table:table-cell>
          <table:table-cell office:value-type="float" office:value="4399.9" calcext:value-type="float">
            <text:p>4399.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560.33" calcext:value-type="float">
            <text:p>5560.33</text:p>
          </table:table-cell>
          <table:table-cell office:value-type="float" office:value="5443.85" calcext:value-type="float">
            <text:p>5443.85</text:p>
          </table:table-cell>
          <table:table-cell office:value-type="float" office:value="5368.31" calcext:value-type="float">
            <text:p>5368.31</text:p>
          </table:table-cell>
          <table:table-cell office:value-type="float" office:value="5043.97" calcext:value-type="float">
            <text:p>5043.97</text:p>
          </table:table-cell>
          <table:table-cell office:value-type="float" office:value="5186.99" calcext:value-type="float">
            <text:p>5186.99</text:p>
          </table:table-cell>
          <table:table-cell office:value-type="float" office:value="5113.82" calcext:value-type="float">
            <text:p>5113.82</text:p>
          </table:table-cell>
          <table:table-cell office:value-type="float" office:value="4810.12" calcext:value-type="float">
            <text:p>4810.12</text:p>
          </table:table-cell>
          <table:table-cell office:value-type="float" office:value="4416.76" calcext:value-type="float">
            <text:p>4416.76</text:p>
          </table:table-cell>
          <table:table-cell office:value-type="float" office:value="4348.45" calcext:value-type="float">
            <text:p>4348.45</text:p>
          </table:table-cell>
          <table:table-cell office:value-type="float" office:value="3959.93" calcext:value-type="float">
            <text:p>3959.93</text:p>
          </table:table-cell>
          <table:table-cell office:value-type="float" office:value="4025.88" calcext:value-type="float">
            <text:p>4025.88</text:p>
          </table:table-cell>
          <table:table-cell office:value-type="float" office:value="4360.29" calcext:value-type="float">
            <text:p>4360.29</text:p>
          </table:table-cell>
          <table:table-cell office:value-type="float" office:value="4337.82" calcext:value-type="float">
            <text:p>4337.82</text:p>
          </table:table-cell>
          <table:table-cell office:value-type="float" office:value="4273.68" calcext:value-type="float">
            <text:p>4273.68</text:p>
          </table:table-cell>
          <table:table-cell office:value-type="float" office:value="4347.21" calcext:value-type="float">
            <text:p>4347.21</text:p>
          </table:table-cell>
          <table:table-cell office:value-type="float" office:value="4309.16" calcext:value-type="float">
            <text:p>4309.16</text:p>
          </table:table-cell>
          <table:table-cell office:value-type="float" office:value="4432.04" calcext:value-type="float">
            <text:p>4432.04</text:p>
          </table:table-cell>
          <table:table-cell office:value-type="float" office:value="4298.67" calcext:value-type="float">
            <text:p>4298.67</text:p>
          </table:table-cell>
          <table:table-cell office:value-type="float" office:value="4418.42" calcext:value-type="float">
            <text:p>4418.42</text:p>
          </table:table-cell>
          <table:table-cell office:value-type="float" office:value="4692.56" calcext:value-type="float">
            <text:p>4692.5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40.69" calcext:value-type="float">
            <text:p>5440.69</text:p>
          </table:table-cell>
          <table:table-cell office:value-type="float" office:value="5386.91" calcext:value-type="float">
            <text:p>5386.91</text:p>
          </table:table-cell>
          <table:table-cell office:value-type="float" office:value="5279.85" calcext:value-type="float">
            <text:p>5279.85</text:p>
          </table:table-cell>
          <table:table-cell office:value-type="float" office:value="5081.77" calcext:value-type="float">
            <text:p>5081.77</text:p>
          </table:table-cell>
          <table:table-cell office:value-type="float" office:value="5083.01" calcext:value-type="float">
            <text:p>5083.01</text:p>
          </table:table-cell>
          <table:table-cell office:value-type="float" office:value="5112.63" calcext:value-type="float">
            <text:p>5112.63</text:p>
          </table:table-cell>
          <table:table-cell office:value-type="float" office:value="4684.83" calcext:value-type="float">
            <text:p>4684.83</text:p>
          </table:table-cell>
          <table:table-cell office:value-type="float" office:value="4358.68" calcext:value-type="float">
            <text:p>4358.68</text:p>
          </table:table-cell>
          <table:table-cell office:value-type="float" office:value="4353.68" calcext:value-type="float">
            <text:p>4353.68</text:p>
          </table:table-cell>
          <table:table-cell office:value-type="float" office:value="4329.78" calcext:value-type="float">
            <text:p>4329.78</text:p>
          </table:table-cell>
          <table:table-cell office:value-type="float" office:value="4282.79" calcext:value-type="float">
            <text:p>4282.79</text:p>
          </table:table-cell>
          <table:table-cell office:value-type="float" office:value="4304.69" calcext:value-type="float">
            <text:p>4304.69</text:p>
          </table:table-cell>
          <table:table-cell office:value-type="float" office:value="4296.02" calcext:value-type="float">
            <text:p>4296.02</text:p>
          </table:table-cell>
          <table:table-cell office:value-type="float" office:value="4225.82" calcext:value-type="float">
            <text:p>4225.82</text:p>
          </table:table-cell>
          <table:table-cell office:value-type="float" office:value="4297.66" calcext:value-type="float">
            <text:p>4297.66</text:p>
          </table:table-cell>
          <table:table-cell office:value-type="float" office:value="4281.55" calcext:value-type="float">
            <text:p>4281.55</text:p>
          </table:table-cell>
          <table:table-cell office:value-type="float" office:value="4369.42" calcext:value-type="float">
            <text:p>4369.42</text:p>
          </table:table-cell>
          <table:table-cell office:value-type="float" office:value="4234.46" calcext:value-type="float">
            <text:p>4234.46</text:p>
          </table:table-cell>
          <table:table-cell office:value-type="float" office:value="4352.58" calcext:value-type="float">
            <text:p>4352.58</text:p>
          </table:table-cell>
          <table:table-cell office:value-type="float" office:value="4701.87" calcext:value-type="float">
            <text:p>4701.8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00.76" calcext:value-type="float">
            <text:p>5200.76</text:p>
          </table:table-cell>
          <table:table-cell office:value-type="float" office:value="5507.49" calcext:value-type="float">
            <text:p>5507.49</text:p>
          </table:table-cell>
          <table:table-cell office:value-type="float" office:value="5387.47" calcext:value-type="float">
            <text:p>5387.47</text:p>
          </table:table-cell>
          <table:table-cell office:value-type="float" office:value="5142.12" calcext:value-type="float">
            <text:p>5142.12</text:p>
          </table:table-cell>
          <table:table-cell office:value-type="float" office:value="5159.76" calcext:value-type="float">
            <text:p>5159.76</text:p>
          </table:table-cell>
          <table:table-cell office:value-type="float" office:value="5161.94" calcext:value-type="float">
            <text:p>5161.94</text:p>
          </table:table-cell>
          <table:table-cell office:value-type="float" office:value="4764.45" calcext:value-type="float">
            <text:p>4764.45</text:p>
          </table:table-cell>
          <table:table-cell office:value-type="float" office:value="4385.02" calcext:value-type="float">
            <text:p>4385.02</text:p>
          </table:table-cell>
          <table:table-cell office:value-type="float" office:value="4406.37" calcext:value-type="float">
            <text:p>4406.37</text:p>
          </table:table-cell>
          <table:table-cell office:value-type="float" office:value="4366.5" calcext:value-type="float">
            <text:p>4366.5</text:p>
          </table:table-cell>
          <table:table-cell office:value-type="float" office:value="4324.35" calcext:value-type="float">
            <text:p>4324.35</text:p>
          </table:table-cell>
          <table:table-cell office:value-type="float" office:value="4331.23" calcext:value-type="float">
            <text:p>4331.23</text:p>
          </table:table-cell>
          <table:table-cell office:value-type="float" office:value="4340.99" calcext:value-type="float">
            <text:p>4340.99</text:p>
          </table:table-cell>
          <table:table-cell office:value-type="float" office:value="4245.32" calcext:value-type="float">
            <text:p>4245.32</text:p>
          </table:table-cell>
          <table:table-cell office:value-type="float" office:value="4319.65" calcext:value-type="float">
            <text:p>4319.65</text:p>
          </table:table-cell>
          <table:table-cell office:value-type="float" office:value="4344.6" calcext:value-type="float">
            <text:p>4344.6</text:p>
          </table:table-cell>
          <table:table-cell office:value-type="float" office:value="4275.26" calcext:value-type="float">
            <text:p>4275.26</text:p>
          </table:table-cell>
          <table:table-cell office:value-type="float" office:value="4127.91" calcext:value-type="float">
            <text:p>4127.91</text:p>
          </table:table-cell>
          <table:table-cell office:value-type="float" office:value="4369.6" calcext:value-type="float">
            <text:p>4369.6</text:p>
          </table:table-cell>
          <table:table-cell office:value-type="float" office:value="4557.45" calcext:value-type="float">
            <text:p>4557.4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21.85" calcext:value-type="float">
            <text:p>5421.85</text:p>
          </table:table-cell>
          <table:table-cell office:value-type="float" office:value="5473.63" calcext:value-type="float">
            <text:p>5473.63</text:p>
          </table:table-cell>
          <table:table-cell office:value-type="float" office:value="5371.63" calcext:value-type="float">
            <text:p>5371.63</text:p>
          </table:table-cell>
          <table:table-cell office:value-type="float" office:value="5099.1" calcext:value-type="float">
            <text:p>5099.1</text:p>
          </table:table-cell>
          <table:table-cell office:value-type="float" office:value="5108.67" calcext:value-type="float">
            <text:p>5108.67</text:p>
          </table:table-cell>
          <table:table-cell office:value-type="float" office:value="5171.17" calcext:value-type="float">
            <text:p>5171.17</text:p>
          </table:table-cell>
          <table:table-cell office:value-type="float" office:value="4771.08" calcext:value-type="float">
            <text:p>4771.08</text:p>
          </table:table-cell>
          <table:table-cell office:value-type="float" office:value="4409.97" calcext:value-type="float">
            <text:p>4409.97</text:p>
          </table:table-cell>
          <table:table-cell office:value-type="float" office:value="4402.89" calcext:value-type="float">
            <text:p>4402.89</text:p>
          </table:table-cell>
          <table:table-cell office:value-type="float" office:value="4387.85" calcext:value-type="float">
            <text:p>4387.85</text:p>
          </table:table-cell>
          <table:table-cell office:value-type="float" office:value="4340.15" calcext:value-type="float">
            <text:p>4340.15</text:p>
          </table:table-cell>
          <table:table-cell office:value-type="float" office:value="4336.9" calcext:value-type="float">
            <text:p>4336.9</text:p>
          </table:table-cell>
          <table:table-cell office:value-type="float" office:value="4357.68" calcext:value-type="float">
            <text:p>4357.68</text:p>
          </table:table-cell>
          <table:table-cell office:value-type="float" office:value="4260.5" calcext:value-type="float">
            <text:p>4260.5</text:p>
          </table:table-cell>
          <table:table-cell office:value-type="float" office:value="4331.78" calcext:value-type="float">
            <text:p>4331.78</text:p>
          </table:table-cell>
          <table:table-cell office:value-type="float" office:value="4369.09" calcext:value-type="float">
            <text:p>4369.09</text:p>
          </table:table-cell>
          <table:table-cell office:value-type="float" office:value="4414.03" calcext:value-type="float">
            <text:p>4414.03</text:p>
          </table:table-cell>
          <table:table-cell office:value-type="float" office:value="4257.38" calcext:value-type="float">
            <text:p>4257.38</text:p>
          </table:table-cell>
          <table:table-cell office:value-type="float" office:value="4247.88" calcext:value-type="float">
            <text:p>4247.88</text:p>
          </table:table-cell>
          <table:table-cell office:value-type="float" office:value="4399.68" calcext:value-type="float">
            <text:p>4399.6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399.61" calcext:value-type="float">
            <text:p>5399.61</text:p>
          </table:table-cell>
          <table:table-cell office:value-type="float" office:value="5518.37" calcext:value-type="float">
            <text:p>5518.37</text:p>
          </table:table-cell>
          <table:table-cell office:value-type="float" office:value="5443.44" calcext:value-type="float">
            <text:p>5443.44</text:p>
          </table:table-cell>
          <table:table-cell office:value-type="float" office:value="5174.79" calcext:value-type="float">
            <text:p>5174.79</text:p>
          </table:table-cell>
          <table:table-cell office:value-type="float" office:value="5209.67" calcext:value-type="float">
            <text:p>5209.67</text:p>
          </table:table-cell>
          <table:table-cell office:value-type="float" office:value="5197.42" calcext:value-type="float">
            <text:p>5197.42</text:p>
          </table:table-cell>
          <table:table-cell office:value-type="float" office:value="4851.79" calcext:value-type="float">
            <text:p>4851.79</text:p>
          </table:table-cell>
          <table:table-cell office:value-type="float" office:value="4442.02" calcext:value-type="float">
            <text:p>4442.02</text:p>
          </table:table-cell>
          <table:table-cell office:value-type="float" office:value="4449.93" calcext:value-type="float">
            <text:p>4449.93</text:p>
          </table:table-cell>
          <table:table-cell office:value-type="float" office:value="4419.41" calcext:value-type="float">
            <text:p>4419.41</text:p>
          </table:table-cell>
          <table:table-cell office:value-type="float" office:value="4371.98" calcext:value-type="float">
            <text:p>4371.98</text:p>
          </table:table-cell>
          <table:table-cell office:value-type="float" office:value="4359.92" calcext:value-type="float">
            <text:p>4359.92</text:p>
          </table:table-cell>
          <table:table-cell office:value-type="float" office:value="4394.34" calcext:value-type="float">
            <text:p>4394.34</text:p>
          </table:table-cell>
          <table:table-cell office:value-type="float" office:value="4283.26" calcext:value-type="float">
            <text:p>4283.26</text:p>
          </table:table-cell>
          <table:table-cell office:value-type="float" office:value="4351.78" calcext:value-type="float">
            <text:p>4351.78</text:p>
          </table:table-cell>
          <table:table-cell office:value-type="float" office:value="4395.62" calcext:value-type="float">
            <text:p>4395.62</text:p>
          </table:table-cell>
          <table:table-cell office:value-type="float" office:value="4430.81" calcext:value-type="float">
            <text:p>4430.81</text:p>
          </table:table-cell>
          <table:table-cell office:value-type="float" office:value="4320.16" calcext:value-type="float">
            <text:p>4320.16</text:p>
          </table:table-cell>
          <table:table-cell office:value-type="float" office:value="4366.81" calcext:value-type="float">
            <text:p>4366.81</text:p>
          </table:table-cell>
          <table:table-cell office:value-type="float" office:value="4379.08" calcext:value-type="float">
            <text:p>4379.0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477.26" calcext:value-type="float">
            <text:p>5477.26</text:p>
          </table:table-cell>
          <table:table-cell office:value-type="float" office:value="5494.99" calcext:value-type="float">
            <text:p>5494.99</text:p>
          </table:table-cell>
          <table:table-cell office:value-type="float" office:value="5392.35" calcext:value-type="float">
            <text:p>5392.35</text:p>
          </table:table-cell>
          <table:table-cell office:value-type="float" office:value="5147.06" calcext:value-type="float">
            <text:p>5147.06</text:p>
          </table:table-cell>
          <table:table-cell office:value-type="float" office:value="5090.52" calcext:value-type="float">
            <text:p>5090.52</text:p>
          </table:table-cell>
          <table:table-cell office:value-type="float" office:value="5135.33" calcext:value-type="float">
            <text:p>5135.33</text:p>
          </table:table-cell>
          <table:table-cell office:value-type="float" office:value="4772.89" calcext:value-type="float">
            <text:p>4772.89</text:p>
          </table:table-cell>
          <table:table-cell office:value-type="float" office:value="4370.91" calcext:value-type="float">
            <text:p>4370.91</text:p>
          </table:table-cell>
          <table:table-cell office:value-type="float" office:value="4376.97" calcext:value-type="float">
            <text:p>4376.97</text:p>
          </table:table-cell>
          <table:table-cell office:value-type="float" office:value="4365.9" calcext:value-type="float">
            <text:p>4365.9</text:p>
          </table:table-cell>
          <table:table-cell office:value-type="float" office:value="4293.64" calcext:value-type="float">
            <text:p>4293.64</text:p>
          </table:table-cell>
          <table:table-cell office:value-type="float" office:value="4307.66" calcext:value-type="float">
            <text:p>4307.66</text:p>
          </table:table-cell>
          <table:table-cell office:value-type="float" office:value="4297.05" calcext:value-type="float">
            <text:p>4297.05</text:p>
          </table:table-cell>
          <table:table-cell office:value-type="float" office:value="4217.29" calcext:value-type="float">
            <text:p>4217.29</text:p>
          </table:table-cell>
          <table:table-cell office:value-type="float" office:value="4324.01" calcext:value-type="float">
            <text:p>4324.01</text:p>
          </table:table-cell>
          <table:table-cell office:value-type="float" office:value="4316.2" calcext:value-type="float">
            <text:p>4316.2</text:p>
          </table:table-cell>
          <table:table-cell office:value-type="float" office:value="4389.45" calcext:value-type="float">
            <text:p>4389.45</text:p>
          </table:table-cell>
          <table:table-cell office:value-type="float" office:value="4212.7" calcext:value-type="float">
            <text:p>4212.7</text:p>
          </table:table-cell>
          <table:table-cell office:value-type="float" office:value="4328.2" calcext:value-type="float">
            <text:p>4328.2</text:p>
          </table:table-cell>
          <table:table-cell office:value-type="float" office:value="4504.61" calcext:value-type="float">
            <text:p>4504.6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43.43" calcext:value-type="float">
            <text:p>743.43</text:p>
          </table:table-cell>
          <table:table-cell office:value-type="float" office:value="2464.72" calcext:value-type="float">
            <text:p>2464.72</text:p>
          </table:table-cell>
          <table:table-cell office:value-type="float" office:value="3431.02" calcext:value-type="float">
            <text:p>3431.02</text:p>
          </table:table-cell>
          <table:table-cell office:value-type="float" office:value="3000.06" calcext:value-type="float">
            <text:p>3000.06</text:p>
          </table:table-cell>
          <table:table-cell office:value-type="float" office:value="2044.59" calcext:value-type="float">
            <text:p>2044.59</text:p>
          </table:table-cell>
          <table:table-cell office:value-type="float" office:value="1386.27" calcext:value-type="float">
            <text:p>1386.27</text:p>
          </table:table-cell>
          <table:table-cell office:value-type="float" office:value="2431.16" calcext:value-type="float">
            <text:p>2431.16</text:p>
          </table:table-cell>
          <table:table-cell office:value-type="float" office:value="2626.62" calcext:value-type="float">
            <text:p>2626.62</text:p>
          </table:table-cell>
          <table:table-cell office:value-type="float" office:value="3633.65" calcext:value-type="float">
            <text:p>3633.65</text:p>
          </table:table-cell>
          <table:table-cell office:value-type="float" office:value="3625.7" calcext:value-type="float">
            <text:p>3625.7</text:p>
          </table:table-cell>
          <table:table-cell office:value-type="float" office:value="3599.47" calcext:value-type="float">
            <text:p>3599.47</text:p>
          </table:table-cell>
          <table:table-cell office:value-type="float" office:value="3620.49" calcext:value-type="float">
            <text:p>3620.49</text:p>
          </table:table-cell>
          <table:table-cell office:value-type="float" office:value="3650.26" calcext:value-type="float">
            <text:p>3650.26</text:p>
          </table:table-cell>
          <table:table-cell office:value-type="float" office:value="3742.75" calcext:value-type="float">
            <text:p>3742.75</text:p>
          </table:table-cell>
          <table:table-cell office:value-type="float" office:value="3610.07" calcext:value-type="float">
            <text:p>3610.07</text:p>
          </table:table-cell>
          <table:table-cell office:value-type="float" office:value="1411.05" calcext:value-type="float">
            <text:p>1411.05</text:p>
          </table:table-cell>
          <table:table-cell office:value-type="float" office:value="4004.83" calcext:value-type="float">
            <text:p>4004.83</text:p>
          </table:table-cell>
          <table:table-cell office:value-type="float" office:value="3904.05" calcext:value-type="float">
            <text:p>3904.05</text:p>
          </table:table-cell>
          <table:table-cell office:value-type="float" office:value="3784.08" calcext:value-type="float">
            <text:p>3784.08</text:p>
          </table:table-cell>
          <table:table-cell office:value-type="float" office:value="3801.51" calcext:value-type="float">
            <text:p>3801.5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840.65" calcext:value-type="float">
            <text:p>840.65</text:p>
          </table:table-cell>
          <table:table-cell office:value-type="float" office:value="3422.68" calcext:value-type="float">
            <text:p>3422.68</text:p>
          </table:table-cell>
          <table:table-cell office:value-type="float" office:value="3401.6" calcext:value-type="float">
            <text:p>3401.6</text:p>
          </table:table-cell>
          <table:table-cell office:value-type="float" office:value="3437.27" calcext:value-type="float">
            <text:p>3437.27</text:p>
          </table:table-cell>
          <table:table-cell office:value-type="float" office:value="3393.75" calcext:value-type="float">
            <text:p>3393.75</text:p>
          </table:table-cell>
          <table:table-cell office:value-type="float" office:value="3352.38" calcext:value-type="float">
            <text:p>3352.38</text:p>
          </table:table-cell>
          <table:table-cell office:value-type="float" office:value="3299.44" calcext:value-type="float">
            <text:p>3299.44</text:p>
          </table:table-cell>
          <table:table-cell office:value-type="float" office:value="3324.05" calcext:value-type="float">
            <text:p>3324.05</text:p>
          </table:table-cell>
          <table:table-cell office:value-type="float" office:value="3354.47" calcext:value-type="float">
            <text:p>3354.47</text:p>
          </table:table-cell>
          <table:table-cell office:value-type="float" office:value="3332.47" calcext:value-type="float">
            <text:p>3332.47</text:p>
          </table:table-cell>
          <table:table-cell office:value-type="float" office:value="3366.87" calcext:value-type="float">
            <text:p>3366.87</text:p>
          </table:table-cell>
          <table:table-cell office:value-type="float" office:value="3333.68" calcext:value-type="float">
            <text:p>3333.68</text:p>
          </table:table-cell>
          <table:table-cell office:value-type="float" office:value="3499.55" calcext:value-type="float">
            <text:p>3499.55</text:p>
          </table:table-cell>
          <table:table-cell office:value-type="float" office:value="3589.77" calcext:value-type="float">
            <text:p>3589.77</text:p>
          </table:table-cell>
          <table:table-cell office:value-type="float" office:value="3546.96" calcext:value-type="float">
            <text:p>3546.96</text:p>
          </table:table-cell>
          <table:table-cell office:value-type="float" office:value="1303.7" calcext:value-type="float">
            <text:p>1303.7</text:p>
          </table:table-cell>
          <table:table-cell office:value-type="float" office:value="3529.94" calcext:value-type="float">
            <text:p>3529.94</text:p>
          </table:table-cell>
          <table:table-cell office:value-type="float" office:value="3496.46" calcext:value-type="float">
            <text:p>3496.46</text:p>
          </table:table-cell>
          <table:table-cell office:value-type="float" office:value="3577.27" calcext:value-type="float">
            <text:p>3577.27</text:p>
          </table:table-cell>
          <table:table-cell office:value-type="float" office:value="3822.48" calcext:value-type="float">
            <text:p>3822.4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838.57" calcext:value-type="float">
            <text:p>838.57</text:p>
          </table:table-cell>
          <table:table-cell office:value-type="float" office:value="3433.16" calcext:value-type="float">
            <text:p>3433.16</text:p>
          </table:table-cell>
          <table:table-cell office:value-type="float" office:value="3430.87" calcext:value-type="float">
            <text:p>3430.87</text:p>
          </table:table-cell>
          <table:table-cell office:value-type="float" office:value="3456.37" calcext:value-type="float">
            <text:p>3456.37</text:p>
          </table:table-cell>
          <table:table-cell office:value-type="float" office:value="3426.55" calcext:value-type="float">
            <text:p>3426.55</text:p>
          </table:table-cell>
          <table:table-cell office:value-type="float" office:value="3450.5" calcext:value-type="float">
            <text:p>3450.5</text:p>
          </table:table-cell>
          <table:table-cell office:value-type="float" office:value="3338.3" calcext:value-type="float">
            <text:p>3338.3</text:p>
          </table:table-cell>
          <table:table-cell office:value-type="float" office:value="3370.03" calcext:value-type="float">
            <text:p>3370.03</text:p>
          </table:table-cell>
          <table:table-cell office:value-type="float" office:value="3375.12" calcext:value-type="float">
            <text:p>3375.12</text:p>
          </table:table-cell>
          <table:table-cell office:value-type="float" office:value="2790.48" calcext:value-type="float">
            <text:p>2790.48</text:p>
          </table:table-cell>
          <table:table-cell office:value-type="float" office:value="2261.55" calcext:value-type="float">
            <text:p>2261.55</text:p>
          </table:table-cell>
          <table:table-cell office:value-type="float" office:value="1027.29" calcext:value-type="float">
            <text:p>1027.29</text:p>
          </table:table-cell>
          <table:table-cell office:value-type="float" office:value="3579.81" calcext:value-type="float">
            <text:p>3579.81</text:p>
          </table:table-cell>
          <table:table-cell office:value-type="float" office:value="3646.96" calcext:value-type="float">
            <text:p>3646.96</text:p>
          </table:table-cell>
          <table:table-cell office:value-type="float" office:value="3634.37" calcext:value-type="float">
            <text:p>3634.37</text:p>
          </table:table-cell>
          <table:table-cell office:value-type="float" office:value="3530.33" calcext:value-type="float">
            <text:p>3530.33</text:p>
          </table:table-cell>
          <table:table-cell office:value-type="float" office:value="3505.15" calcext:value-type="float">
            <text:p>3505.15</text:p>
          </table:table-cell>
          <table:table-cell office:value-type="float" office:value="1552.02" calcext:value-type="float">
            <text:p>1552.02</text:p>
          </table:table-cell>
          <table:table-cell office:value-type="float" office:value="3805.73" calcext:value-type="float">
            <text:p>3805.73</text:p>
          </table:table-cell>
          <table:table-cell office:value-type="float" office:value="3814.3" calcext:value-type="float">
            <text:p>3814.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89.79" calcext:value-type="float">
            <text:p>789.79</text:p>
          </table:table-cell>
          <table:table-cell office:value-type="float" office:value="3429.98" calcext:value-type="float">
            <text:p>3429.98</text:p>
          </table:table-cell>
          <table:table-cell office:value-type="float" office:value="3427.88" calcext:value-type="float">
            <text:p>3427.88</text:p>
          </table:table-cell>
          <table:table-cell office:value-type="float" office:value="3441.82" calcext:value-type="float">
            <text:p>3441.82</text:p>
          </table:table-cell>
          <table:table-cell office:value-type="float" office:value="3420.02" calcext:value-type="float">
            <text:p>3420.02</text:p>
          </table:table-cell>
          <table:table-cell office:value-type="float" office:value="3421.72" calcext:value-type="float">
            <text:p>3421.72</text:p>
          </table:table-cell>
          <table:table-cell office:value-type="float" office:value="3333.55" calcext:value-type="float">
            <text:p>3333.55</text:p>
          </table:table-cell>
          <table:table-cell office:value-type="float" office:value="3387.52" calcext:value-type="float">
            <text:p>3387.52</text:p>
          </table:table-cell>
          <table:table-cell office:value-type="float" office:value="3395.71" calcext:value-type="float">
            <text:p>3395.71</text:p>
          </table:table-cell>
          <table:table-cell office:value-type="float" office:value="3351.31" calcext:value-type="float">
            <text:p>3351.31</text:p>
          </table:table-cell>
          <table:table-cell office:value-type="float" office:value="3398.09" calcext:value-type="float">
            <text:p>3398.09</text:p>
          </table:table-cell>
          <table:table-cell office:value-type="float" office:value="3546.53" calcext:value-type="float">
            <text:p>3546.53</text:p>
          </table:table-cell>
          <table:table-cell office:value-type="float" office:value="3573.61" calcext:value-type="float">
            <text:p>3573.61</text:p>
          </table:table-cell>
          <table:table-cell office:value-type="float" office:value="1061.75" calcext:value-type="float">
            <text:p>1061.75</text:p>
          </table:table-cell>
          <table:table-cell office:value-type="float" office:value="3696.84" calcext:value-type="float">
            <text:p>3696.84</text:p>
          </table:table-cell>
          <table:table-cell office:value-type="float" office:value="3629.01" calcext:value-type="float">
            <text:p>3629.01</text:p>
          </table:table-cell>
          <table:table-cell office:value-type="float" office:value="3553.71" calcext:value-type="float">
            <text:p>3553.71</text:p>
          </table:table-cell>
          <table:table-cell office:value-type="float" office:value="3538.35" calcext:value-type="float">
            <text:p>3538.35</text:p>
          </table:table-cell>
          <table:table-cell office:value-type="float" office:value="3781.69" calcext:value-type="float">
            <text:p>3781.69</text:p>
          </table:table-cell>
          <table:table-cell office:value-type="float" office:value="3965.03" calcext:value-type="float">
            <text:p>3965.03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828.39" calcext:value-type="float">
            <text:p>828.39</text:p>
          </table:table-cell>
          <table:table-cell office:value-type="float" office:value="1345.55" calcext:value-type="float">
            <text:p>1345.55</text:p>
          </table:table-cell>
          <table:table-cell office:value-type="float" office:value="3229.32" calcext:value-type="float">
            <text:p>3229.32</text:p>
          </table:table-cell>
          <table:table-cell office:value-type="float" office:value="3395.87" calcext:value-type="float">
            <text:p>3395.87</text:p>
          </table:table-cell>
          <table:table-cell office:value-type="float" office:value="3271.73" calcext:value-type="float">
            <text:p>3271.73</text:p>
          </table:table-cell>
          <table:table-cell office:value-type="float" office:value="3357.17" calcext:value-type="float">
            <text:p>3357.17</text:p>
          </table:table-cell>
          <table:table-cell office:value-type="float" office:value="3374" calcext:value-type="float">
            <text:p>3374</text:p>
          </table:table-cell>
          <table:table-cell office:value-type="float" office:value="3382.83" calcext:value-type="float">
            <text:p>3382.83</text:p>
          </table:table-cell>
          <table:table-cell office:value-type="float" office:value="3351.32" calcext:value-type="float">
            <text:p>3351.32</text:p>
          </table:table-cell>
          <table:table-cell office:value-type="float" office:value="3379.18" calcext:value-type="float">
            <text:p>3379.18</text:p>
          </table:table-cell>
          <table:table-cell office:value-type="float" office:value="3567.78" calcext:value-type="float">
            <text:p>3567.78</text:p>
          </table:table-cell>
          <table:table-cell office:value-type="float" office:value="3544.4" calcext:value-type="float">
            <text:p>3544.4</text:p>
          </table:table-cell>
          <table:table-cell office:value-type="float" office:value="3583.74" calcext:value-type="float">
            <text:p>3583.74</text:p>
          </table:table-cell>
          <table:table-cell office:value-type="float" office:value="3554.23" calcext:value-type="float">
            <text:p>3554.23</text:p>
          </table:table-cell>
          <table:table-cell office:value-type="float" office:value="3620.11" calcext:value-type="float">
            <text:p>3620.11</text:p>
          </table:table-cell>
          <table:table-cell office:value-type="float" office:value="1382.27" calcext:value-type="float">
            <text:p>1382.27</text:p>
          </table:table-cell>
          <table:table-cell office:value-type="float" office:value="3525.36" calcext:value-type="float">
            <text:p>3525.36</text:p>
          </table:table-cell>
          <table:table-cell office:value-type="float" office:value="3667.55" calcext:value-type="float">
            <text:p>3667.55</text:p>
          </table:table-cell>
          <table:table-cell office:value-type="float" office:value="3964.31" calcext:value-type="float">
            <text:p>3964.31</text:p>
          </table:table-cell>
          <table:table-cell office:value-type="float" office:value="3825.9" calcext:value-type="float">
            <text:p>3825.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3"/>
          <table:table-cell office:value-type="string" calcext:value-type="string">
            <text:p>6 NVM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624.85" calcext:value-type="float">
            <text:p>5624.85</text:p>
          </table:table-cell>
          <table:table-cell office:value-type="float" office:value="5606.29" calcext:value-type="float">
            <text:p>5606.29</text:p>
          </table:table-cell>
          <table:table-cell office:value-type="float" office:value="5511.35" calcext:value-type="float">
            <text:p>5511.35</text:p>
          </table:table-cell>
          <table:table-cell office:value-type="float" office:value="5597.94" calcext:value-type="float">
            <text:p>5597.94</text:p>
          </table:table-cell>
          <table:table-cell office:value-type="float" office:value="5322.06" calcext:value-type="float">
            <text:p>5322.06</text:p>
          </table:table-cell>
          <table:table-cell office:value-type="float" office:value="5239.65" calcext:value-type="float">
            <text:p>5239.65</text:p>
          </table:table-cell>
          <table:table-cell office:value-type="float" office:value="5229.31" calcext:value-type="float">
            <text:p>5229.31</text:p>
          </table:table-cell>
          <table:table-cell office:value-type="float" office:value="4655.27" calcext:value-type="float">
            <text:p>4655.27</text:p>
          </table:table-cell>
          <table:table-cell office:value-type="float" office:value="4463.39" calcext:value-type="float">
            <text:p>4463.39</text:p>
          </table:table-cell>
          <table:table-cell office:value-type="float" office:value="4467.4" calcext:value-type="float">
            <text:p>4467.4</text:p>
          </table:table-cell>
          <table:table-cell office:value-type="float" office:value="4302.82" calcext:value-type="float">
            <text:p>4302.82</text:p>
          </table:table-cell>
          <table:table-cell office:value-type="float" office:value="4398.52" calcext:value-type="float">
            <text:p>4398.52</text:p>
          </table:table-cell>
          <table:table-cell office:value-type="float" office:value="4362.43" calcext:value-type="float">
            <text:p>4362.43</text:p>
          </table:table-cell>
          <table:table-cell office:value-type="float" office:value="4424.37" calcext:value-type="float">
            <text:p>4424.37</text:p>
          </table:table-cell>
          <table:table-cell office:value-type="float" office:value="4430.39" calcext:value-type="float">
            <text:p>4430.39</text:p>
          </table:table-cell>
          <table:table-cell office:value-type="float" office:value="4297.74" calcext:value-type="float">
            <text:p>4297.74</text:p>
          </table:table-cell>
          <table:table-cell office:value-type="float" office:value="4391.07" calcext:value-type="float">
            <text:p>4391.07</text:p>
          </table:table-cell>
          <table:table-cell office:value-type="float" office:value="4453.93" calcext:value-type="float">
            <text:p>4453.93</text:p>
          </table:table-cell>
          <table:table-cell office:value-type="float" office:value="4453.59" calcext:value-type="float">
            <text:p>4453.59</text:p>
          </table:table-cell>
          <table:table-cell office:value-type="float" office:value="4468" calcext:value-type="float">
            <text:p>446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0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821.93" calcext:value-type="float">
            <text:p>5821.93</text:p>
          </table:table-cell>
          <table:table-cell office:value-type="float" office:value="5664.17" calcext:value-type="float">
            <text:p>5664.17</text:p>
          </table:table-cell>
          <table:table-cell office:value-type="float" office:value="5677.69" calcext:value-type="float">
            <text:p>5677.69</text:p>
          </table:table-cell>
          <table:table-cell office:value-type="float" office:value="5704.08" calcext:value-type="float">
            <text:p>5704.08</text:p>
          </table:table-cell>
          <table:table-cell office:value-type="float" office:value="5384.43" calcext:value-type="float">
            <text:p>5384.43</text:p>
          </table:table-cell>
          <table:table-cell office:value-type="float" office:value="5265.13" calcext:value-type="float">
            <text:p>5265.13</text:p>
          </table:table-cell>
          <table:table-cell office:value-type="float" office:value="5242.95" calcext:value-type="float">
            <text:p>5242.95</text:p>
          </table:table-cell>
          <table:table-cell office:value-type="float" office:value="4742.86" calcext:value-type="float">
            <text:p>4742.86</text:p>
          </table:table-cell>
          <table:table-cell office:value-type="float" office:value="4479.73" calcext:value-type="float">
            <text:p>4479.73</text:p>
          </table:table-cell>
          <table:table-cell office:value-type="float" office:value="4485.72" calcext:value-type="float">
            <text:p>4485.72</text:p>
          </table:table-cell>
          <table:table-cell office:value-type="float" office:value="4376.94" calcext:value-type="float">
            <text:p>4376.94</text:p>
          </table:table-cell>
          <table:table-cell office:value-type="float" office:value="4444.98" calcext:value-type="float">
            <text:p>4444.98</text:p>
          </table:table-cell>
          <table:table-cell office:value-type="float" office:value="4253.85" calcext:value-type="float">
            <text:p>4253.85</text:p>
          </table:table-cell>
          <table:table-cell office:value-type="float" office:value="4436.94" calcext:value-type="float">
            <text:p>4436.94</text:p>
          </table:table-cell>
          <table:table-cell office:value-type="float" office:value="4488.18" calcext:value-type="float">
            <text:p>4488.18</text:p>
          </table:table-cell>
          <table:table-cell office:value-type="float" office:value="4336.84" calcext:value-type="float">
            <text:p>4336.84</text:p>
          </table:table-cell>
          <table:table-cell office:value-type="float" office:value="4356.15" calcext:value-type="float">
            <text:p>4356.15</text:p>
          </table:table-cell>
          <table:table-cell office:value-type="float" office:value="4471.15" calcext:value-type="float">
            <text:p>4471.15</text:p>
          </table:table-cell>
          <table:table-cell office:value-type="float" office:value="4484.09" calcext:value-type="float">
            <text:p>4484.09</text:p>
          </table:table-cell>
          <table:table-cell office:value-type="float" office:value="4323.86" calcext:value-type="float">
            <text:p>4323.8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01.83" calcext:value-type="float">
            <text:p>5201.83</text:p>
          </table:table-cell>
          <table:table-cell office:value-type="float" office:value="5662.17" calcext:value-type="float">
            <text:p>5662.17</text:p>
          </table:table-cell>
          <table:table-cell office:value-type="float" office:value="5671.25" calcext:value-type="float">
            <text:p>5671.25</text:p>
          </table:table-cell>
          <table:table-cell office:value-type="float" office:value="5661.77" calcext:value-type="float">
            <text:p>5661.77</text:p>
          </table:table-cell>
          <table:table-cell office:value-type="float" office:value="5299.32" calcext:value-type="float">
            <text:p>5299.32</text:p>
          </table:table-cell>
          <table:table-cell office:value-type="float" office:value="5215.77" calcext:value-type="float">
            <text:p>5215.77</text:p>
          </table:table-cell>
          <table:table-cell office:value-type="float" office:value="5212.86" calcext:value-type="float">
            <text:p>5212.86</text:p>
          </table:table-cell>
          <table:table-cell office:value-type="float" office:value="4609.23" calcext:value-type="float">
            <text:p>4609.23</text:p>
          </table:table-cell>
          <table:table-cell office:value-type="float" office:value="4462.69" calcext:value-type="float">
            <text:p>4462.69</text:p>
          </table:table-cell>
          <table:table-cell office:value-type="float" office:value="4453.44" calcext:value-type="float">
            <text:p>4453.44</text:p>
          </table:table-cell>
          <table:table-cell office:value-type="float" office:value="4324.33" calcext:value-type="float">
            <text:p>4324.33</text:p>
          </table:table-cell>
          <table:table-cell office:value-type="float" office:value="4482.4" calcext:value-type="float">
            <text:p>4482.4</text:p>
          </table:table-cell>
          <table:table-cell office:value-type="float" office:value="4327.91" calcext:value-type="float">
            <text:p>4327.91</text:p>
          </table:table-cell>
          <table:table-cell office:value-type="float" office:value="4407.41" calcext:value-type="float">
            <text:p>4407.41</text:p>
          </table:table-cell>
          <table:table-cell office:value-type="float" office:value="4411.48" calcext:value-type="float">
            <text:p>4411.48</text:p>
          </table:table-cell>
          <table:table-cell office:value-type="float" office:value="4295.72" calcext:value-type="float">
            <text:p>4295.72</text:p>
          </table:table-cell>
          <table:table-cell office:value-type="float" office:value="4243.08" calcext:value-type="float">
            <text:p>4243.08</text:p>
          </table:table-cell>
          <table:table-cell office:value-type="float" office:value="4302.97" calcext:value-type="float">
            <text:p>4302.97</text:p>
          </table:table-cell>
          <table:table-cell office:value-type="float" office:value="4428.29" calcext:value-type="float">
            <text:p>4428.29</text:p>
          </table:table-cell>
          <table:table-cell office:value-type="float" office:value="4717.2" calcext:value-type="float">
            <text:p>4717.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2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4972.08" calcext:value-type="float">
            <text:p>4972.08</text:p>
          </table:table-cell>
          <table:table-cell office:value-type="float" office:value="5203.17" calcext:value-type="float">
            <text:p>5203.17</text:p>
          </table:table-cell>
          <table:table-cell office:value-type="float" office:value="5204.13" calcext:value-type="float">
            <text:p>5204.13</text:p>
          </table:table-cell>
          <table:table-cell office:value-type="float" office:value="5332.63" calcext:value-type="float">
            <text:p>5332.63</text:p>
          </table:table-cell>
          <table:table-cell office:value-type="float" office:value="5337.98" calcext:value-type="float">
            <text:p>5337.98</text:p>
          </table:table-cell>
          <table:table-cell office:value-type="float" office:value="5308.6" calcext:value-type="float">
            <text:p>5308.6</text:p>
          </table:table-cell>
          <table:table-cell office:value-type="float" office:value="5196.4" calcext:value-type="float">
            <text:p>5196.4</text:p>
          </table:table-cell>
          <table:table-cell office:value-type="float" office:value="4581.15" calcext:value-type="float">
            <text:p>4581.15</text:p>
          </table:table-cell>
          <table:table-cell office:value-type="float" office:value="4502.19" calcext:value-type="float">
            <text:p>4502.19</text:p>
          </table:table-cell>
          <table:table-cell office:value-type="float" office:value="4482.24" calcext:value-type="float">
            <text:p>4482.24</text:p>
          </table:table-cell>
          <table:table-cell office:value-type="float" office:value="4351.82" calcext:value-type="float">
            <text:p>4351.82</text:p>
          </table:table-cell>
          <table:table-cell office:value-type="float" office:value="4525.97" calcext:value-type="float">
            <text:p>4525.97</text:p>
          </table:table-cell>
          <table:table-cell office:value-type="float" office:value="4371.9" calcext:value-type="float">
            <text:p>4371.9</text:p>
          </table:table-cell>
          <table:table-cell office:value-type="float" office:value="4480.07" calcext:value-type="float">
            <text:p>4480.07</text:p>
          </table:table-cell>
          <table:table-cell office:value-type="float" office:value="4431.44" calcext:value-type="float">
            <text:p>4431.44</text:p>
          </table:table-cell>
          <table:table-cell office:value-type="float" office:value="4342.56" calcext:value-type="float">
            <text:p>4342.56</text:p>
          </table:table-cell>
          <table:table-cell office:value-type="float" office:value="4451.09" calcext:value-type="float">
            <text:p>4451.09</text:p>
          </table:table-cell>
          <table:table-cell office:value-type="float" office:value="4488.82" calcext:value-type="float">
            <text:p>4488.82</text:p>
          </table:table-cell>
          <table:table-cell office:value-type="float" office:value="4349.46" calcext:value-type="float">
            <text:p>4349.46</text:p>
          </table:table-cell>
          <table:table-cell office:value-type="float" office:value="4878.91" calcext:value-type="float">
            <text:p>4878.9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3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918.84" calcext:value-type="float">
            <text:p>5918.84</text:p>
          </table:table-cell>
          <table:table-cell office:value-type="float" office:value="5782.13" calcext:value-type="float">
            <text:p>5782.13</text:p>
          </table:table-cell>
          <table:table-cell office:value-type="float" office:value="5745.08" calcext:value-type="float">
            <text:p>5745.08</text:p>
          </table:table-cell>
          <table:table-cell office:value-type="float" office:value="5736.72" calcext:value-type="float">
            <text:p>5736.72</text:p>
          </table:table-cell>
          <table:table-cell office:value-type="float" office:value="5411.65" calcext:value-type="float">
            <text:p>5411.65</text:p>
          </table:table-cell>
          <table:table-cell office:value-type="float" office:value="5267.28" calcext:value-type="float">
            <text:p>5267.28</text:p>
          </table:table-cell>
          <table:table-cell office:value-type="float" office:value="5189.19" calcext:value-type="float">
            <text:p>5189.19</text:p>
          </table:table-cell>
          <table:table-cell office:value-type="float" office:value="4654.13" calcext:value-type="float">
            <text:p>4654.13</text:p>
          </table:table-cell>
          <table:table-cell office:value-type="float" office:value="4433.38" calcext:value-type="float">
            <text:p>4433.38</text:p>
          </table:table-cell>
          <table:table-cell office:value-type="float" office:value="4497.33" calcext:value-type="float">
            <text:p>4497.33</text:p>
          </table:table-cell>
          <table:table-cell office:value-type="float" office:value="4389.5" calcext:value-type="float">
            <text:p>4389.5</text:p>
          </table:table-cell>
          <table:table-cell office:value-type="float" office:value="4470.83" calcext:value-type="float">
            <text:p>4470.83</text:p>
          </table:table-cell>
          <table:table-cell office:value-type="float" office:value="4403.72" calcext:value-type="float">
            <text:p>4403.72</text:p>
          </table:table-cell>
          <table:table-cell office:value-type="float" office:value="4410.73" calcext:value-type="float">
            <text:p>4410.73</text:p>
          </table:table-cell>
          <table:table-cell office:value-type="float" office:value="4502.1" calcext:value-type="float">
            <text:p>4502.1</text:p>
          </table:table-cell>
          <table:table-cell office:value-type="float" office:value="4358.04" calcext:value-type="float">
            <text:p>4358.04</text:p>
          </table:table-cell>
          <table:table-cell office:value-type="float" office:value="4386.99" calcext:value-type="float">
            <text:p>4386.99</text:p>
          </table:table-cell>
          <table:table-cell office:value-type="float" office:value="4463.08" calcext:value-type="float">
            <text:p>4463.08</text:p>
          </table:table-cell>
          <table:table-cell office:value-type="float" office:value="4483.08" calcext:value-type="float">
            <text:p>4483.08</text:p>
          </table:table-cell>
          <table:table-cell office:value-type="float" office:value="4359.79" calcext:value-type="float">
            <text:p>4359.79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4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826.96" calcext:value-type="float">
            <text:p>5826.96</text:p>
          </table:table-cell>
          <table:table-cell office:value-type="float" office:value="5633.16" calcext:value-type="float">
            <text:p>5633.16</text:p>
          </table:table-cell>
          <table:table-cell office:value-type="float" office:value="5634.87" calcext:value-type="float">
            <text:p>5634.87</text:p>
          </table:table-cell>
          <table:table-cell office:value-type="float" office:value="5631.05" calcext:value-type="float">
            <text:p>5631.05</text:p>
          </table:table-cell>
          <table:table-cell office:value-type="float" office:value="5303.11" calcext:value-type="float">
            <text:p>5303.11</text:p>
          </table:table-cell>
          <table:table-cell office:value-type="float" office:value="5211.31" calcext:value-type="float">
            <text:p>5211.31</text:p>
          </table:table-cell>
          <table:table-cell office:value-type="float" office:value="5216.35" calcext:value-type="float">
            <text:p>5216.35</text:p>
          </table:table-cell>
          <table:table-cell office:value-type="float" office:value="4645.85" calcext:value-type="float">
            <text:p>4645.85</text:p>
          </table:table-cell>
          <table:table-cell office:value-type="float" office:value="4436.22" calcext:value-type="float">
            <text:p>4436.22</text:p>
          </table:table-cell>
          <table:table-cell office:value-type="float" office:value="4444.84" calcext:value-type="float">
            <text:p>4444.84</text:p>
          </table:table-cell>
          <table:table-cell office:value-type="float" office:value="4310.78" calcext:value-type="float">
            <text:p>4310.78</text:p>
          </table:table-cell>
          <table:table-cell office:value-type="float" office:value="4435.08" calcext:value-type="float">
            <text:p>4435.08</text:p>
          </table:table-cell>
          <table:table-cell office:value-type="float" office:value="4315.47" calcext:value-type="float">
            <text:p>4315.47</text:p>
          </table:table-cell>
          <table:table-cell office:value-type="float" office:value="4263.42" calcext:value-type="float">
            <text:p>4263.42</text:p>
          </table:table-cell>
          <table:table-cell office:value-type="float" office:value="4366.49" calcext:value-type="float">
            <text:p>4366.49</text:p>
          </table:table-cell>
          <table:table-cell office:value-type="float" office:value="4295.11" calcext:value-type="float">
            <text:p>4295.11</text:p>
          </table:table-cell>
          <table:table-cell office:value-type="float" office:value="4336.37" calcext:value-type="float">
            <text:p>4336.37</text:p>
          </table:table-cell>
          <table:table-cell office:value-type="float" office:value="4418.1" calcext:value-type="float">
            <text:p>4418.1</text:p>
          </table:table-cell>
          <table:table-cell office:value-type="float" office:value="4433.48" calcext:value-type="float">
            <text:p>4433.48</text:p>
          </table:table-cell>
          <table:table-cell office:value-type="float" office:value="4556.75" calcext:value-type="float">
            <text:p>4556.7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5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848.09" calcext:value-type="float">
            <text:p>5848.09</text:p>
          </table:table-cell>
          <table:table-cell office:value-type="float" office:value="5691.57" calcext:value-type="float">
            <text:p>5691.57</text:p>
          </table:table-cell>
          <table:table-cell office:value-type="float" office:value="5688.86" calcext:value-type="float">
            <text:p>5688.86</text:p>
          </table:table-cell>
          <table:table-cell office:value-type="float" office:value="5698.11" calcext:value-type="float">
            <text:p>5698.11</text:p>
          </table:table-cell>
          <table:table-cell office:value-type="float" office:value="5354.24" calcext:value-type="float">
            <text:p>5354.24</text:p>
          </table:table-cell>
          <table:table-cell office:value-type="float" office:value="5263.31" calcext:value-type="float">
            <text:p>5263.31</text:p>
          </table:table-cell>
          <table:table-cell office:value-type="float" office:value="5245.97" calcext:value-type="float">
            <text:p>5245.97</text:p>
          </table:table-cell>
          <table:table-cell office:value-type="float" office:value="4721.04" calcext:value-type="float">
            <text:p>4721.04</text:p>
          </table:table-cell>
          <table:table-cell office:value-type="float" office:value="4452.46" calcext:value-type="float">
            <text:p>4452.46</text:p>
          </table:table-cell>
          <table:table-cell office:value-type="float" office:value="4453.14" calcext:value-type="float">
            <text:p>4453.14</text:p>
          </table:table-cell>
          <table:table-cell office:value-type="float" office:value="4353.29" calcext:value-type="float">
            <text:p>4353.29</text:p>
          </table:table-cell>
          <table:table-cell office:value-type="float" office:value="4442.51" calcext:value-type="float">
            <text:p>4442.51</text:p>
          </table:table-cell>
          <table:table-cell office:value-type="float" office:value="4352.52" calcext:value-type="float">
            <text:p>4352.52</text:p>
          </table:table-cell>
          <table:table-cell office:value-type="float" office:value="4405.21" calcext:value-type="float">
            <text:p>4405.21</text:p>
          </table:table-cell>
          <table:table-cell office:value-type="float" office:value="4468.69" calcext:value-type="float">
            <text:p>4468.69</text:p>
          </table:table-cell>
          <table:table-cell office:value-type="float" office:value="4324.8" calcext:value-type="float">
            <text:p>4324.8</text:p>
          </table:table-cell>
          <table:table-cell office:value-type="float" office:value="4350.36" calcext:value-type="float">
            <text:p>4350.36</text:p>
          </table:table-cell>
          <table:table-cell office:value-type="float" office:value="4422.17" calcext:value-type="float">
            <text:p>4422.17</text:p>
          </table:table-cell>
          <table:table-cell office:value-type="float" office:value="4476.38" calcext:value-type="float">
            <text:p>4476.38</text:p>
          </table:table-cell>
          <table:table-cell office:value-type="float" office:value="4359.26" calcext:value-type="float">
            <text:p>4359.2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6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292.67" calcext:value-type="float">
            <text:p>5292.67</text:p>
          </table:table-cell>
          <table:table-cell office:value-type="float" office:value="5655.71" calcext:value-type="float">
            <text:p>5655.71</text:p>
          </table:table-cell>
          <table:table-cell office:value-type="float" office:value="5682.11" calcext:value-type="float">
            <text:p>5682.11</text:p>
          </table:table-cell>
          <table:table-cell office:value-type="float" office:value="5660.6" calcext:value-type="float">
            <text:p>5660.6</text:p>
          </table:table-cell>
          <table:table-cell office:value-type="float" office:value="5284.62" calcext:value-type="float">
            <text:p>5284.62</text:p>
          </table:table-cell>
          <table:table-cell office:value-type="float" office:value="5228.95" calcext:value-type="float">
            <text:p>5228.95</text:p>
          </table:table-cell>
          <table:table-cell office:value-type="float" office:value="5238.53" calcext:value-type="float">
            <text:p>5238.53</text:p>
          </table:table-cell>
          <table:table-cell office:value-type="float" office:value="4637.7" calcext:value-type="float">
            <text:p>4637.7</text:p>
          </table:table-cell>
          <table:table-cell office:value-type="float" office:value="4432.97" calcext:value-type="float">
            <text:p>4432.97</text:p>
          </table:table-cell>
          <table:table-cell office:value-type="float" office:value="4438.41" calcext:value-type="float">
            <text:p>4438.41</text:p>
          </table:table-cell>
          <table:table-cell office:value-type="float" office:value="4323.17" calcext:value-type="float">
            <text:p>4323.17</text:p>
          </table:table-cell>
          <table:table-cell office:value-type="float" office:value="4456.21" calcext:value-type="float">
            <text:p>4456.21</text:p>
          </table:table-cell>
          <table:table-cell office:value-type="float" office:value="4298.92" calcext:value-type="float">
            <text:p>4298.92</text:p>
          </table:table-cell>
          <table:table-cell office:value-type="float" office:value="4392.55" calcext:value-type="float">
            <text:p>4392.55</text:p>
          </table:table-cell>
          <table:table-cell office:value-type="float" office:value="4415.81" calcext:value-type="float">
            <text:p>4415.81</text:p>
          </table:table-cell>
          <table:table-cell office:value-type="float" office:value="4304.58" calcext:value-type="float">
            <text:p>4304.58</text:p>
          </table:table-cell>
          <table:table-cell office:value-type="float" office:value="4351.53" calcext:value-type="float">
            <text:p>4351.53</text:p>
          </table:table-cell>
          <table:table-cell office:value-type="float" office:value="4409.89" calcext:value-type="float">
            <text:p>4409.89</text:p>
          </table:table-cell>
          <table:table-cell office:value-type="float" office:value="4427.17" calcext:value-type="float">
            <text:p>4427.17</text:p>
          </table:table-cell>
          <table:table-cell office:value-type="float" office:value="4608.57" calcext:value-type="float">
            <text:p>4608.5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7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848.57" calcext:value-type="float">
            <text:p>5848.57</text:p>
          </table:table-cell>
          <table:table-cell office:value-type="float" office:value="5709.53" calcext:value-type="float">
            <text:p>5709.53</text:p>
          </table:table-cell>
          <table:table-cell office:value-type="float" office:value="5704.7" calcext:value-type="float">
            <text:p>5704.7</text:p>
          </table:table-cell>
          <table:table-cell office:value-type="float" office:value="5629.72" calcext:value-type="float">
            <text:p>5629.72</text:p>
          </table:table-cell>
          <table:table-cell office:value-type="float" office:value="5221.53" calcext:value-type="float">
            <text:p>5221.53</text:p>
          </table:table-cell>
          <table:table-cell office:value-type="float" office:value="5102.97" calcext:value-type="float">
            <text:p>5102.97</text:p>
          </table:table-cell>
          <table:table-cell office:value-type="float" office:value="5214.8" calcext:value-type="float">
            <text:p>5214.8</text:p>
          </table:table-cell>
          <table:table-cell office:value-type="float" office:value="4694.04" calcext:value-type="float">
            <text:p>4694.04</text:p>
          </table:table-cell>
          <table:table-cell office:value-type="float" office:value="4455.17" calcext:value-type="float">
            <text:p>4455.17</text:p>
          </table:table-cell>
          <table:table-cell office:value-type="float" office:value="4463.94" calcext:value-type="float">
            <text:p>4463.94</text:p>
          </table:table-cell>
          <table:table-cell office:value-type="float" office:value="4361.09" calcext:value-type="float">
            <text:p>4361.09</text:p>
          </table:table-cell>
          <table:table-cell office:value-type="float" office:value="4466.36" calcext:value-type="float">
            <text:p>4466.36</text:p>
          </table:table-cell>
          <table:table-cell office:value-type="float" office:value="4347.71" calcext:value-type="float">
            <text:p>4347.71</text:p>
          </table:table-cell>
          <table:table-cell office:value-type="float" office:value="4401.07" calcext:value-type="float">
            <text:p>4401.07</text:p>
          </table:table-cell>
          <table:table-cell office:value-type="float" office:value="4446.69" calcext:value-type="float">
            <text:p>4446.69</text:p>
          </table:table-cell>
          <table:table-cell office:value-type="float" office:value="4335.66" calcext:value-type="float">
            <text:p>4335.66</text:p>
          </table:table-cell>
          <table:table-cell office:value-type="float" office:value="4362.88" calcext:value-type="float">
            <text:p>4362.88</text:p>
          </table:table-cell>
          <table:table-cell office:value-type="float" office:value="4424.99" calcext:value-type="float">
            <text:p>4424.99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4416.52" calcext:value-type="float">
            <text:p>4416.5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8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office:value-type="float" office:value="5869.59" calcext:value-type="float">
            <text:p>5869.59</text:p>
          </table:table-cell>
          <table:table-cell office:value-type="float" office:value="5732.11" calcext:value-type="float">
            <text:p>5732.11</text:p>
          </table:table-cell>
          <table:table-cell office:value-type="float" office:value="5678.33" calcext:value-type="float">
            <text:p>5678.33</text:p>
          </table:table-cell>
          <table:table-cell office:value-type="float" office:value="5676.61" calcext:value-type="float">
            <text:p>5676.61</text:p>
          </table:table-cell>
          <table:table-cell office:value-type="float" office:value="5347.84" calcext:value-type="float">
            <text:p>5347.84</text:p>
          </table:table-cell>
          <table:table-cell office:value-type="float" office:value="5252.09" calcext:value-type="float">
            <text:p>5252.09</text:p>
          </table:table-cell>
          <table:table-cell office:value-type="float" office:value="5254.54" calcext:value-type="float">
            <text:p>5254.54</text:p>
          </table:table-cell>
          <table:table-cell office:value-type="float" office:value="4761.56" calcext:value-type="float">
            <text:p>4761.56</text:p>
          </table:table-cell>
          <table:table-cell office:value-type="float" office:value="4474.95" calcext:value-type="float">
            <text:p>4474.95</text:p>
          </table:table-cell>
          <table:table-cell office:value-type="float" office:value="4449.95" calcext:value-type="float">
            <text:p>4449.95</text:p>
          </table:table-cell>
          <table:table-cell office:value-type="float" office:value="4363.75" calcext:value-type="float">
            <text:p>4363.75</text:p>
          </table:table-cell>
          <table:table-cell office:value-type="float" office:value="4447.92" calcext:value-type="float">
            <text:p>4447.92</text:p>
          </table:table-cell>
          <table:table-cell office:value-type="float" office:value="4348.62" calcext:value-type="float">
            <text:p>4348.62</text:p>
          </table:table-cell>
          <table:table-cell office:value-type="float" office:value="4390.51" calcext:value-type="float">
            <text:p>4390.51</text:p>
          </table:table-cell>
          <table:table-cell office:value-type="float" office:value="4462.99" calcext:value-type="float">
            <text:p>4462.99</text:p>
          </table:table-cell>
          <table:table-cell office:value-type="float" office:value="4325.28" calcext:value-type="float">
            <text:p>4325.28</text:p>
          </table:table-cell>
          <table:table-cell office:value-type="float" office:value="4359.59" calcext:value-type="float">
            <text:p>4359.59</text:p>
          </table:table-cell>
          <table:table-cell office:value-type="float" office:value="4426.17" calcext:value-type="float">
            <text:p>4426.17</text:p>
          </table:table-cell>
          <table:table-cell office:value-type="float" office:value="4461.48" calcext:value-type="float">
            <text:p>4461.48</text:p>
          </table:table-cell>
          <table:table-cell office:value-type="float" office:value="4352.7" calcext:value-type="float">
            <text:p>4352.7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9 D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66.42" calcext:value-type="float">
            <text:p>766.42</text:p>
          </table:table-cell>
          <table:table-cell office:value-type="float" office:value="3407.06" calcext:value-type="float">
            <text:p>3407.06</text:p>
          </table:table-cell>
          <table:table-cell office:value-type="float" office:value="3390.16" calcext:value-type="float">
            <text:p>3390.16</text:p>
          </table:table-cell>
          <table:table-cell office:value-type="float" office:value="3311.33" calcext:value-type="float">
            <text:p>3311.33</text:p>
          </table:table-cell>
          <table:table-cell office:value-type="float" office:value="3411.79" calcext:value-type="float">
            <text:p>3411.79</text:p>
          </table:table-cell>
          <table:table-cell office:value-type="float" office:value="3356.15" calcext:value-type="float">
            <text:p>3356.15</text:p>
          </table:table-cell>
          <table:table-cell office:value-type="float" office:value="3379.27" calcext:value-type="float">
            <text:p>3379.27</text:p>
          </table:table-cell>
          <table:table-cell office:value-type="float" office:value="3226.65" calcext:value-type="float">
            <text:p>3226.65</text:p>
          </table:table-cell>
          <table:table-cell office:value-type="float" office:value="3405.79" calcext:value-type="float">
            <text:p>3405.79</text:p>
          </table:table-cell>
          <table:table-cell office:value-type="float" office:value="1876.04" calcext:value-type="float">
            <text:p>1876.04</text:p>
          </table:table-cell>
          <table:table-cell office:value-type="float" office:value="1028.37" calcext:value-type="float">
            <text:p>1028.37</text:p>
          </table:table-cell>
          <table:table-cell office:value-type="float" office:value="3655.2" calcext:value-type="float">
            <text:p>3655.2</text:p>
          </table:table-cell>
          <table:table-cell office:value-type="float" office:value="3561.42" calcext:value-type="float">
            <text:p>3561.42</text:p>
          </table:table-cell>
          <table:table-cell office:value-type="float" office:value="3557.4" calcext:value-type="float">
            <text:p>3557.4</text:p>
          </table:table-cell>
          <table:table-cell office:value-type="float" office:value="3535.84" calcext:value-type="float">
            <text:p>3535.84</text:p>
          </table:table-cell>
          <table:table-cell office:value-type="float" office:value="3548.85" calcext:value-type="float">
            <text:p>3548.85</text:p>
          </table:table-cell>
          <table:table-cell office:value-type="float" office:value="3569.81" calcext:value-type="float">
            <text:p>3569.81</text:p>
          </table:table-cell>
          <table:table-cell office:value-type="float" office:value="3629.86" calcext:value-type="float">
            <text:p>3629.86</text:p>
          </table:table-cell>
          <table:table-cell office:value-type="float" office:value="3539.63" calcext:value-type="float">
            <text:p>3539.63</text:p>
          </table:table-cell>
          <table:table-cell office:value-type="float" office:value="1581.56" calcext:value-type="float">
            <text:p>1581.56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0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1100.48" calcext:value-type="float">
            <text:p>1100.48</text:p>
          </table:table-cell>
          <table:table-cell office:value-type="float" office:value="3506.45" calcext:value-type="float">
            <text:p>3506.45</text:p>
          </table:table-cell>
          <table:table-cell office:value-type="float" office:value="3461.78" calcext:value-type="float">
            <text:p>3461.78</text:p>
          </table:table-cell>
          <table:table-cell office:value-type="float" office:value="3384.62" calcext:value-type="float">
            <text:p>3384.62</text:p>
          </table:table-cell>
          <table:table-cell office:value-type="float" office:value="3354.34" calcext:value-type="float">
            <text:p>3354.34</text:p>
          </table:table-cell>
          <table:table-cell office:value-type="float" office:value="3389.47" calcext:value-type="float">
            <text:p>3389.47</text:p>
          </table:table-cell>
          <table:table-cell office:value-type="float" office:value="3361.36" calcext:value-type="float">
            <text:p>3361.36</text:p>
          </table:table-cell>
          <table:table-cell office:value-type="float" office:value="3384.42" calcext:value-type="float">
            <text:p>3384.42</text:p>
          </table:table-cell>
          <table:table-cell office:value-type="float" office:value="3314.91" calcext:value-type="float">
            <text:p>3314.91</text:p>
          </table:table-cell>
          <table:table-cell office:value-type="float" office:value="3356.63" calcext:value-type="float">
            <text:p>3356.63</text:p>
          </table:table-cell>
          <table:table-cell office:value-type="float" office:value="3373.22" calcext:value-type="float">
            <text:p>3373.22</text:p>
          </table:table-cell>
          <table:table-cell office:value-type="float" office:value="3330.66" calcext:value-type="float">
            <text:p>3330.66</text:p>
          </table:table-cell>
          <table:table-cell office:value-type="float" office:value="3446.71" calcext:value-type="float">
            <text:p>3446.71</text:p>
          </table:table-cell>
          <table:table-cell office:value-type="float" office:value="3597.44" calcext:value-type="float">
            <text:p>3597.44</text:p>
          </table:table-cell>
          <table:table-cell office:value-type="float" office:value="3718.63" calcext:value-type="float">
            <text:p>3718.63</text:p>
          </table:table-cell>
          <table:table-cell office:value-type="float" office:value="3688.43" calcext:value-type="float">
            <text:p>3688.43</text:p>
          </table:table-cell>
          <table:table-cell office:value-type="float" office:value="3628.98" calcext:value-type="float">
            <text:p>3628.98</text:p>
          </table:table-cell>
          <table:table-cell office:value-type="float" office:value="3508.64" calcext:value-type="float">
            <text:p>3508.64</text:p>
          </table:table-cell>
          <table:table-cell office:value-type="float" office:value="1469.93" calcext:value-type="float">
            <text:p>1469.93</text:p>
          </table:table-cell>
          <table:table-cell office:value-type="float" office:value="3477.15" calcext:value-type="float">
            <text:p>3477.15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1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67.52" calcext:value-type="float">
            <text:p>767.52</text:p>
          </table:table-cell>
          <table:table-cell office:value-type="float" office:value="1459.86" calcext:value-type="float">
            <text:p>1459.86</text:p>
          </table:table-cell>
          <table:table-cell office:value-type="float" office:value="3393.86" calcext:value-type="float">
            <text:p>3393.86</text:p>
          </table:table-cell>
          <table:table-cell office:value-type="float" office:value="3398.91" calcext:value-type="float">
            <text:p>3398.91</text:p>
          </table:table-cell>
          <table:table-cell office:value-type="float" office:value="3369.87" calcext:value-type="float">
            <text:p>3369.87</text:p>
          </table:table-cell>
          <table:table-cell office:value-type="float" office:value="3357.03" calcext:value-type="float">
            <text:p>3357.03</text:p>
          </table:table-cell>
          <table:table-cell office:value-type="float" office:value="3371.91" calcext:value-type="float">
            <text:p>3371.91</text:p>
          </table:table-cell>
          <table:table-cell office:value-type="float" office:value="3405.16" calcext:value-type="float">
            <text:p>3405.16</text:p>
          </table:table-cell>
          <table:table-cell office:value-type="float" office:value="3378.36" calcext:value-type="float">
            <text:p>3378.36</text:p>
          </table:table-cell>
          <table:table-cell office:value-type="float" office:value="3421.21" calcext:value-type="float">
            <text:p>3421.21</text:p>
          </table:table-cell>
          <table:table-cell office:value-type="float" office:value="3603.85" calcext:value-type="float">
            <text:p>3603.85</text:p>
          </table:table-cell>
          <table:table-cell office:value-type="float" office:value="3713.53" calcext:value-type="float">
            <text:p>3713.53</text:p>
          </table:table-cell>
          <table:table-cell office:value-type="float" office:value="3788.38" calcext:value-type="float">
            <text:p>3788.38</text:p>
          </table:table-cell>
          <table:table-cell office:value-type="float" office:value="3663.05" calcext:value-type="float">
            <text:p>3663.05</text:p>
          </table:table-cell>
          <table:table-cell office:value-type="float" office:value="3604.38" calcext:value-type="float">
            <text:p>3604.38</text:p>
          </table:table-cell>
          <table:table-cell office:value-type="float" office:value="3539.18" calcext:value-type="float">
            <text:p>3539.18</text:p>
          </table:table-cell>
          <table:table-cell office:value-type="float" office:value="3548.81" calcext:value-type="float">
            <text:p>3548.81</text:p>
          </table:table-cell>
          <table:table-cell office:value-type="float" office:value="1431.5" calcext:value-type="float">
            <text:p>1431.5</text:p>
          </table:table-cell>
          <table:table-cell office:value-type="float" office:value="3578.55" calcext:value-type="float">
            <text:p>3578.55</text:p>
          </table:table-cell>
          <table:table-cell office:value-type="float" office:value="3554" calcext:value-type="float">
            <text:p>3554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2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66.92" calcext:value-type="float">
            <text:p>766.92</text:p>
          </table:table-cell>
          <table:table-cell office:value-type="float" office:value="3428.29" calcext:value-type="float">
            <text:p>3428.29</text:p>
          </table:table-cell>
          <table:table-cell office:value-type="float" office:value="3416.87" calcext:value-type="float">
            <text:p>3416.87</text:p>
          </table:table-cell>
          <table:table-cell office:value-type="float" office:value="3402.49" calcext:value-type="float">
            <text:p>3402.49</text:p>
          </table:table-cell>
          <table:table-cell office:value-type="float" office:value="2261.05" calcext:value-type="float">
            <text:p>2261.05</text:p>
          </table:table-cell>
          <table:table-cell office:value-type="float" office:value="1985.12" calcext:value-type="float">
            <text:p>1985.12</text:p>
          </table:table-cell>
          <table:table-cell office:value-type="float" office:value="1823.63" calcext:value-type="float">
            <text:p>1823.63</text:p>
          </table:table-cell>
          <table:table-cell office:value-type="float" office:value="2660.6" calcext:value-type="float">
            <text:p>2660.6</text:p>
          </table:table-cell>
          <table:table-cell office:value-type="float" office:value="3439.15" calcext:value-type="float">
            <text:p>3439.15</text:p>
          </table:table-cell>
          <table:table-cell office:value-type="float" office:value="3593.46" calcext:value-type="float">
            <text:p>3593.46</text:p>
          </table:table-cell>
          <table:table-cell office:value-type="float" office:value="3711.53" calcext:value-type="float">
            <text:p>3711.53</text:p>
          </table:table-cell>
          <table:table-cell office:value-type="float" office:value="3770.54" calcext:value-type="float">
            <text:p>3770.54</text:p>
          </table:table-cell>
          <table:table-cell office:value-type="float" office:value="3669.18" calcext:value-type="float">
            <text:p>3669.18</text:p>
          </table:table-cell>
          <table:table-cell office:value-type="float" office:value="3614.33" calcext:value-type="float">
            <text:p>3614.33</text:p>
          </table:table-cell>
          <table:table-cell office:value-type="float" office:value="3567.71" calcext:value-type="float">
            <text:p>3567.71</text:p>
          </table:table-cell>
          <table:table-cell office:value-type="float" office:value="3546.75" calcext:value-type="float">
            <text:p>3546.75</text:p>
          </table:table-cell>
          <table:table-cell office:value-type="float" office:value="3526.62" calcext:value-type="float">
            <text:p>3526.62</text:p>
          </table:table-cell>
          <table:table-cell office:value-type="float" office:value="3535.26" calcext:value-type="float">
            <text:p>3535.26</text:p>
          </table:table-cell>
          <table:table-cell office:value-type="float" office:value="1497.62" calcext:value-type="float">
            <text:p>1497.62</text:p>
          </table:table-cell>
          <table:table-cell office:value-type="float" office:value="3576.42" calcext:value-type="float">
            <text:p>3576.42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3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686.25" calcext:value-type="float">
            <text:p>686.25</text:p>
          </table:table-cell>
          <table:table-cell office:value-type="float" office:value="2413.38" calcext:value-type="float">
            <text:p>2413.38</text:p>
          </table:table-cell>
          <table:table-cell office:value-type="float" office:value="2428.78" calcext:value-type="float">
            <text:p>2428.78</text:p>
          </table:table-cell>
          <table:table-cell office:value-type="float" office:value="2439.4" calcext:value-type="float">
            <text:p>2439.4</text:p>
          </table:table-cell>
          <table:table-cell office:value-type="float" office:value="2603.24" calcext:value-type="float">
            <text:p>2603.24</text:p>
          </table:table-cell>
          <table:table-cell office:value-type="float" office:value="3386.35" calcext:value-type="float">
            <text:p>3386.35</text:p>
          </table:table-cell>
          <table:table-cell office:value-type="float" office:value="3409.76" calcext:value-type="float">
            <text:p>3409.76</text:p>
          </table:table-cell>
          <table:table-cell office:value-type="float" office:value="3408.1" calcext:value-type="float">
            <text:p>3408.1</text:p>
          </table:table-cell>
          <table:table-cell office:value-type="float" office:value="3431.8" calcext:value-type="float">
            <text:p>3431.8</text:p>
          </table:table-cell>
          <table:table-cell office:value-type="float" office:value="3517.59" calcext:value-type="float">
            <text:p>3517.59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790.83" calcext:value-type="float">
            <text:p>3790.83</text:p>
          </table:table-cell>
          <table:table-cell office:value-type="float" office:value="1378.33" calcext:value-type="float">
            <text:p>1378.33</text:p>
          </table:table-cell>
          <table:table-cell office:value-type="float" office:value="3563.35" calcext:value-type="float">
            <text:p>3563.35</text:p>
          </table:table-cell>
          <table:table-cell office:value-type="float" office:value="3545.35" calcext:value-type="float">
            <text:p>3545.35</text:p>
          </table:table-cell>
          <table:table-cell office:value-type="float" office:value="3534.53" calcext:value-type="float">
            <text:p>3534.53</text:p>
          </table:table-cell>
          <table:table-cell office:value-type="float" office:value="3602.74" calcext:value-type="float">
            <text:p>3602.74</text:p>
          </table:table-cell>
          <table:table-cell office:value-type="float" office:value="3621.44" calcext:value-type="float">
            <text:p>3621.44</text:p>
          </table:table-cell>
          <table:table-cell office:value-type="float" office:value="3556.2" calcext:value-type="float">
            <text:p>3556.2</text:p>
          </table:table-cell>
          <table:table-cell office:value-type="float" office:value="3565.1" calcext:value-type="float">
            <text:p>3565.1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4 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Me</text:p>
          </table:table-cell>
          <table:table-cell office:value-type="float" office:value="752.57" calcext:value-type="float">
            <text:p>752.57</text:p>
          </table:table-cell>
          <table:table-cell office:value-type="float" office:value="3427.66" calcext:value-type="float">
            <text:p>3427.66</text:p>
          </table:table-cell>
          <table:table-cell office:value-type="float" office:value="3316.23" calcext:value-type="float">
            <text:p>3316.23</text:p>
          </table:table-cell>
          <table:table-cell office:value-type="float" office:value="3401.87" calcext:value-type="float">
            <text:p>3401.87</text:p>
          </table:table-cell>
          <table:table-cell office:value-type="float" office:value="3404.76" calcext:value-type="float">
            <text:p>3404.76</text:p>
          </table:table-cell>
          <table:table-cell office:value-type="float" office:value="3398.2" calcext:value-type="float">
            <text:p>3398.2</text:p>
          </table:table-cell>
          <table:table-cell office:value-type="float" office:value="3416.15" calcext:value-type="float">
            <text:p>3416.15</text:p>
          </table:table-cell>
          <table:table-cell office:value-type="float" office:value="3392.75" calcext:value-type="float">
            <text:p>3392.75</text:p>
          </table:table-cell>
          <table:table-cell office:value-type="float" office:value="3407.6" calcext:value-type="float">
            <text:p>3407.6</text:p>
          </table:table-cell>
          <table:table-cell office:value-type="float" office:value="3422.39" calcext:value-type="float">
            <text:p>3422.39</text:p>
          </table:table-cell>
          <table:table-cell office:value-type="float" office:value="3437.1" calcext:value-type="float">
            <text:p>3437.1</text:p>
          </table:table-cell>
          <table:table-cell office:value-type="float" office:value="3550.33" calcext:value-type="float">
            <text:p>3550.33</text:p>
          </table:table-cell>
          <table:table-cell office:value-type="float" office:value="1023.55" calcext:value-type="float">
            <text:p>1023.55</text:p>
          </table:table-cell>
          <table:table-cell office:value-type="float" office:value="3577.95" calcext:value-type="float">
            <text:p>3577.95</text:p>
          </table:table-cell>
          <table:table-cell office:value-type="float" office:value="3568.74" calcext:value-type="float">
            <text:p>3568.74</text:p>
          </table:table-cell>
          <table:table-cell office:value-type="float" office:value="3535.16" calcext:value-type="float">
            <text:p>3535.16</text:p>
          </table:table-cell>
          <table:table-cell office:value-type="float" office:value="3560.44" calcext:value-type="float">
            <text:p>3560.44</text:p>
          </table:table-cell>
          <table:table-cell office:value-type="float" office:value="3583.2" calcext:value-type="float">
            <text:p>3583.2</text:p>
          </table:table-cell>
          <table:table-cell office:value-type="float" office:value="3635.37" calcext:value-type="float">
            <text:p>3635.37</text:p>
          </table:table-cell>
          <table:table-cell office:value-type="float" office:value="3548.08" calcext:value-type="float">
            <text:p>3548.08</text:p>
          </table:table-cell>
          <table:table-cell/>
          <table:table-cell table:formula="of:=SUM([#REF!])/20" office:value-type="string" office:string-value="" calcext:value-type="error">
            <text:p>#REF!</text:p>
          </table:table-cell>
          <table:table-cell office:value-type="string" calcext:value-type="string">
            <text:p>15 NV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23:32:07.013089990</meta:creation-date>
    <dc:date>2021-10-22T23:41:32.866147414</dc:date>
    <meta:editing-duration>PT9M26S</meta:editing-duration>
    <meta:editing-cycles>1</meta:editing-cycles>
    <meta:generator>LibreOffice/7.0.6.2$Linux_X86_64 LibreOffice_project/00$Build-2</meta:generator>
    <meta:document-statistic meta:table-count="1" meta:cell-count="2274" meta:object-count="0"/>
  </office:meta>
</office:document-meta>
</file>